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F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en" style:country-asian="US" style:font-style-asian="normal" style:font-weight-asian="normal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F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en" style:country-asian="US" style:font-style-asian="normal" style:font-weight-asian="normal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F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en" style:country-asian="US" style:font-style-asian="normal" style:font-weight-asian="normal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14" table:default-cell-style-name="Default"/>
        <table:table-row table:style-name="ro1" table:number-rows-repeated="7">
          <table:table-cell table:number-columns-repeated="14"/>
        </table:table-row>
        <table:table-row table:style-name="ro1">
          <table:table-cell/>
          <table:table-cell office:value-type="float" office:value="2.43" calcext:value-type="float">
            <text:p>2,43</text:p>
          </table:table-cell>
          <table:table-cell office:value-type="float" office:value="0.34" calcext:value-type="float">
            <text:p>0,34</text:p>
          </table:table-cell>
          <table:table-cell/>
          <table:table-cell office:value-type="float" office:value="2.27" calcext:value-type="float">
            <text:p>2,27</text:p>
          </table:table-cell>
          <table:table-cell office:value-type="float" office:value="0.34" calcext:value-type="float">
            <text:p>0,34</text:p>
          </table:table-cell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,5</text:p>
          </table:table-cell>
          <table:table-cell office:value-type="float" office:value="-2" calcext:value-type="float">
            <text:p>-2</text:p>
          </table:table-cell>
          <table:table-cell office:value-type="float" office:value="-1.5" calcext:value-type="float">
            <text:p>-1,5</text:p>
          </table:table-cell>
          <table:table-cell table:formula="of:=POWER(SUM([.B8];[.G8]);2)+POWER(SUM([.C8];[.H8]);2)+POWER(SUM([.E8];[.I8]);2)+POWER(SUM([.F8];[.J8]);2)" office:value-type="float" office:value="3.489" calcext:value-type="float">
            <text:p>3,4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98" calcext:value-type="float">
            <text:p>2,98</text:p>
          </table:table-cell>
          <table:table-cell office:value-type="float" office:value="0.54" calcext:value-type="float">
            <text:p>0,54</text:p>
          </table:table-cell>
          <table:table-cell/>
          <table:table-cell office:value-type="float" office:value="2.54" calcext:value-type="float">
            <text:p>2,54</text:p>
          </table:table-cell>
          <table:table-cell office:value-type="float" office:value="2.64" calcext:value-type="float">
            <text:p>2,64</text:p>
          </table:table-cell>
          <table:table-cell office:value-type="float" office:value="-1" calcext:value-type="float">
            <text:p>-1</text:p>
          </table:table-cell>
          <table:table-cell table:formula="of:=ABS([.G9])*[.H8]" office:value-type="float" office:value="-0.5" calcext:value-type="float">
            <text:p>-0,5</text:p>
          </table:table-cell>
          <table:table-cell table:formula="of:=ABS([.G9])*[.I8]" office:value-type="float" office:value="-2" calcext:value-type="float">
            <text:p>-2</text:p>
          </table:table-cell>
          <table:table-cell table:formula="of:=ABS([.G9])*[.J8]" office:value-type="float" office:value="-1.5" calcext:value-type="float">
            <text:p>-1,5</text:p>
          </table:table-cell>
          <table:table-cell table:formula="of:=POWER(SUM([.B9];[.G9]);2)+POWER(SUM([.C9];[.H9]);2)+POWER(SUM([.E9];[.I9]);2)+POWER(SUM([.F9];[.J9]);2)" office:value-type="float" office:value="5.5132" calcext:value-type="float">
            <text:p>5,51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22" calcext:value-type="float">
            <text:p>1,22</text:p>
          </table:table-cell>
          <table:table-cell office:value-type="float" office:value="0.33" calcext:value-type="float">
            <text:p>0,33</text:p>
          </table:table-cell>
          <table:table-cell/>
          <table:table-cell office:value-type="float" office:value="0.9" calcext:value-type="float">
            <text:p>0,9</text:p>
          </table:table-cell>
          <table:table-cell office:value-type="float" office:value="2.83" calcext:value-type="float">
            <text:p>2,83</text:p>
          </table:table-cell>
          <table:table-cell office:value-type="float" office:value="-1" calcext:value-type="float">
            <text:p>-1</text:p>
          </table:table-cell>
          <table:table-cell table:formula="of:=ABS([.G10])*[.H9]" office:value-type="float" office:value="-0.5" calcext:value-type="float">
            <text:p>-0,5</text:p>
          </table:table-cell>
          <table:table-cell table:formula="of:=ABS([.G10])*[.I9]" office:value-type="float" office:value="-2" calcext:value-type="float">
            <text:p>-2</text:p>
          </table:table-cell>
          <table:table-cell table:formula="of:=ABS([.G10])*[.J9]" office:value-type="float" office:value="-1.5" calcext:value-type="float">
            <text:p>-1,5</text:p>
          </table:table-cell>
          <table:table-cell table:formula="of:=POWER(SUM([.B10];[.G10]);2)+POWER(SUM([.C10];[.H10]);2)+POWER(SUM([.E10];[.I10]);2)+POWER(SUM([.F10];[.J10]);2)" office:value-type="float" office:value="3.0562" calcext:value-type="float">
            <text:p>3,05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07" calcext:value-type="float">
            <text:p>2,07</text:p>
          </table:table-cell>
          <table:table-cell office:value-type="float" office:value="0.67" calcext:value-type="float">
            <text:p>0,67</text:p>
          </table:table-cell>
          <table:table-cell/>
          <table:table-cell office:value-type="float" office:value="0.36" calcext:value-type="float">
            <text:p>0,36</text:p>
          </table:table-cell>
          <table:table-cell office:value-type="float" office:value="0.92" calcext:value-type="float">
            <text:p>0,92</text:p>
          </table:table-cell>
          <table:table-cell office:value-type="float" office:value="-1" calcext:value-type="float">
            <text:p>-1</text:p>
          </table:table-cell>
          <table:table-cell table:formula="of:=ABS([.G11])*[.H10]" office:value-type="float" office:value="-0.5" calcext:value-type="float">
            <text:p>-0,5</text:p>
          </table:table-cell>
          <table:table-cell table:formula="of:=ABS([.G11])*[.I10]" office:value-type="float" office:value="-2" calcext:value-type="float">
            <text:p>-2</text:p>
          </table:table-cell>
          <table:table-cell table:formula="of:=ABS([.G11])*[.J10]" office:value-type="float" office:value="-1.5" calcext:value-type="float">
            <text:p>-1,5</text:p>
          </table:table-cell>
          <table:table-cell table:formula="of:=POWER(SUM([.B11];[.G11]);2)+POWER(SUM([.C11];[.H11]);2)+POWER(SUM([.E11];[.I11]);2)+POWER(SUM([.F11];[.J11]);2)" office:value-type="float" office:value="4.1998" calcext:value-type="float">
            <text:p>4,19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34" calcext:value-type="float">
            <text:p>1,34</text:p>
          </table:table-cell>
          <table:table-cell office:value-type="float" office:value="0.54" calcext:value-type="float">
            <text:p>0,54</text:p>
          </table:table-cell>
          <table:table-cell/>
          <table:table-cell office:value-type="float" office:value="2.76" calcext:value-type="float">
            <text:p>2,76</text:p>
          </table:table-cell>
          <table:table-cell office:value-type="float" office:value="1.73" calcext:value-type="float">
            <text:p>1,73</text:p>
          </table:table-cell>
          <table:table-cell office:value-type="float" office:value="-1" calcext:value-type="float">
            <text:p>-1</text:p>
          </table:table-cell>
          <table:table-cell table:formula="of:=ABS([.G12])*[.H11]" office:value-type="float" office:value="-0.5" calcext:value-type="float">
            <text:p>-0,5</text:p>
          </table:table-cell>
          <table:table-cell table:formula="of:=ABS([.G12])*[.I11]" office:value-type="float" office:value="-2" calcext:value-type="float">
            <text:p>-2</text:p>
          </table:table-cell>
          <table:table-cell table:formula="of:=ABS([.G12])*[.J11]" office:value-type="float" office:value="-1.5" calcext:value-type="float">
            <text:p>-1,5</text:p>
          </table:table-cell>
          <table:table-cell table:formula="of:=POWER(SUM([.B12];[.G12]);2)+POWER(SUM([.C12];[.H12]);2)+POWER(SUM([.E12];[.I12]);2)+POWER(SUM([.F12];[.J12]);2)" office:value-type="float" office:value="0.7477" calcext:value-type="float">
            <text:p>0,74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64" calcext:value-type="float">
            <text:p>2,64</text:p>
          </table:table-cell>
          <table:table-cell office:value-type="float" office:value="0.09" calcext:value-type="float">
            <text:p>0,09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2.83" calcext:value-type="float">
            <text:p>2,83</text:p>
          </table:table-cell>
          <table:table-cell office:value-type="float" office:value="-1" calcext:value-type="float">
            <text:p>-1</text:p>
          </table:table-cell>
          <table:table-cell table:formula="of:=ABS([.G13])*[.H12]" office:value-type="float" office:value="-0.5" calcext:value-type="float">
            <text:p>-0,5</text:p>
          </table:table-cell>
          <table:table-cell table:formula="of:=ABS([.G13])*[.I12]" office:value-type="float" office:value="-2" calcext:value-type="float">
            <text:p>-2</text:p>
          </table:table-cell>
          <table:table-cell table:formula="of:=ABS([.G13])*[.J12]" office:value-type="float" office:value="-1.5" calcext:value-type="float">
            <text:p>-1,5</text:p>
          </table:table-cell>
          <table:table-cell table:formula="of:=POWER(SUM([.B13];[.G13]);2)+POWER(SUM([.C13];[.H13]);2)+POWER(SUM([.E13];[.I13]);2)+POWER(SUM([.F13];[.J13]);2)" office:value-type="float" office:value="7.0291" calcext:value-type="float">
            <text:p>7,0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13" calcext:value-type="float">
            <text:p>2,13</text:p>
          </table:table-cell>
          <table:table-cell office:value-type="float" office:value="1.87" calcext:value-type="float">
            <text:p>1,87</text:p>
          </table:table-cell>
          <table:table-cell/>
          <table:table-cell office:value-type="float" office:value="2.32" calcext:value-type="float">
            <text:p>2,32</text:p>
          </table:table-cell>
          <table:table-cell office:value-type="float" office:value="2.48" calcext:value-type="float">
            <text:p>2,48</text:p>
          </table:table-cell>
          <table:table-cell office:value-type="float" office:value="-1" calcext:value-type="float">
            <text:p>-1</text:p>
          </table:table-cell>
          <table:table-cell table:formula="of:=ABS([.G14])*[.H13]" office:value-type="float" office:value="-0.5" calcext:value-type="float">
            <text:p>-0,5</text:p>
          </table:table-cell>
          <table:table-cell table:formula="of:=ABS([.G14])*[.I13]" office:value-type="float" office:value="-2" calcext:value-type="float">
            <text:p>-2</text:p>
          </table:table-cell>
          <table:table-cell table:formula="of:=ABS([.G14])*[.J13]" office:value-type="float" office:value="-1.5" calcext:value-type="float">
            <text:p>-1,5</text:p>
          </table:table-cell>
          <table:table-cell table:formula="of:=POWER(SUM([.B14];[.G14]);2)+POWER(SUM([.C14];[.H14]);2)+POWER(SUM([.E14];[.I14]);2)+POWER(SUM([.F14];[.J14]);2)" office:value-type="float" office:value="4.2166" calcext:value-type="float">
            <text:p>4,21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41" calcext:value-type="float">
            <text:p>2,41</text:p>
          </table:table-cell>
          <table:table-cell office:value-type="float" office:value="0.54" calcext:value-type="float">
            <text:p>0,54</text:p>
          </table:table-cell>
          <table:table-cell/>
          <table:table-cell office:value-type="float" office:value="2.33" calcext:value-type="float">
            <text:p>2,33</text:p>
          </table:table-cell>
          <table:table-cell office:value-type="float" office:value="2.95" calcext:value-type="float">
            <text:p>2,95</text:p>
          </table:table-cell>
          <table:table-cell office:value-type="float" office:value="-1" calcext:value-type="float">
            <text:p>-1</text:p>
          </table:table-cell>
          <table:table-cell table:formula="of:=ABS([.G15])*[.H14]" office:value-type="float" office:value="-0.5" calcext:value-type="float">
            <text:p>-0,5</text:p>
          </table:table-cell>
          <table:table-cell table:formula="of:=ABS([.G15])*[.I14]" office:value-type="float" office:value="-2" calcext:value-type="float">
            <text:p>-2</text:p>
          </table:table-cell>
          <table:table-cell table:formula="of:=ABS([.G15])*[.J14]" office:value-type="float" office:value="-1.5" calcext:value-type="float">
            <text:p>-1,5</text:p>
          </table:table-cell>
          <table:table-cell table:formula="of:=POWER(SUM([.B15];[.G15]);2)+POWER(SUM([.C15];[.H15]);2)+POWER(SUM([.E15];[.I15]);2)+POWER(SUM([.F15];[.J15]);2)" office:value-type="float" office:value="4.2011" calcext:value-type="float">
            <text:p>4,20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1" calcext:value-type="float">
            <text:p>0,11</text:p>
          </table:table-cell>
          <table:table-cell office:value-type="float" office:value="1.68" calcext:value-type="float">
            <text:p>1,68</text:p>
          </table:table-cell>
          <table:table-cell/>
          <table:table-cell office:value-type="float" office:value="2.76" calcext:value-type="float">
            <text:p>2,76</text:p>
          </table:table-cell>
          <table:table-cell office:value-type="float" office:value="0.05" calcext:value-type="float">
            <text:p>0,05</text:p>
          </table:table-cell>
          <table:table-cell office:value-type="float" office:value="-1" calcext:value-type="float">
            <text:p>-1</text:p>
          </table:table-cell>
          <table:table-cell table:formula="of:=ABS([.G16])*[.H15]" office:value-type="float" office:value="-0.5" calcext:value-type="float">
            <text:p>-0,5</text:p>
          </table:table-cell>
          <table:table-cell table:formula="of:=ABS([.G16])*[.I15]" office:value-type="float" office:value="-2" calcext:value-type="float">
            <text:p>-2</text:p>
          </table:table-cell>
          <table:table-cell table:formula="of:=ABS([.G16])*[.J15]" office:value-type="float" office:value="-1.5" calcext:value-type="float">
            <text:p>-1,5</text:p>
          </table:table-cell>
          <table:table-cell table:formula="of:=POWER(SUM([.B16];[.G16]);2)+POWER(SUM([.C16];[.H16]);2)+POWER(SUM([.E16];[.I16]);2)+POWER(SUM([.F16];[.J16]);2)" office:value-type="float" office:value="4.8646" calcext:value-type="float">
            <text:p>4,86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9" calcext:value-type="float">
            <text:p>0,89</text:p>
          </table:table-cell>
          <table:table-cell office:value-type="float" office:value="1.19" calcext:value-type="float">
            <text:p>1,19</text:p>
          </table:table-cell>
          <table:table-cell/>
          <table:table-cell office:value-type="float" office:value="0.76" calcext:value-type="float">
            <text:p>0,76</text:p>
          </table:table-cell>
          <table:table-cell office:value-type="float" office:value="2.65" calcext:value-type="float">
            <text:p>2,65</text:p>
          </table:table-cell>
          <table:table-cell office:value-type="float" office:value="-1" calcext:value-type="float">
            <text:p>-1</text:p>
          </table:table-cell>
          <table:table-cell table:formula="of:=ABS([.G17])*[.H16]" office:value-type="float" office:value="-0.5" calcext:value-type="float">
            <text:p>-0,5</text:p>
          </table:table-cell>
          <table:table-cell table:formula="of:=ABS([.G17])*[.I16]" office:value-type="float" office:value="-2" calcext:value-type="float">
            <text:p>-2</text:p>
          </table:table-cell>
          <table:table-cell table:formula="of:=ABS([.G17])*[.J16]" office:value-type="float" office:value="-1.5" calcext:value-type="float">
            <text:p>-1,5</text:p>
          </table:table-cell>
          <table:table-cell table:formula="of:=POWER(SUM([.B17];[.G17]);2)+POWER(SUM([.C17];[.H17]);2)+POWER(SUM([.E17];[.I17]);2)+POWER(SUM([.F17];[.J17]);2)" office:value-type="float" office:value="3.3483" calcext:value-type="float">
            <text:p>3,34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67" calcext:value-type="float">
            <text:p>1,67</text:p>
          </table:table-cell>
          <table:table-cell office:value-type="float" office:value="0.72" calcext:value-type="float">
            <text:p>0,72</text:p>
          </table:table-cell>
          <table:table-cell/>
          <table:table-cell office:value-type="float" office:value="1.44" calcext:value-type="float">
            <text:p>1,44</text:p>
          </table:table-cell>
          <table:table-cell office:value-type="float" office:value="1.38" calcext:value-type="float">
            <text:p>1,38</text:p>
          </table:table-cell>
          <table:table-cell office:value-type="float" office:value="-1" calcext:value-type="float">
            <text:p>-1</text:p>
          </table:table-cell>
          <table:table-cell table:formula="of:=ABS([.G18])*[.H17]" office:value-type="float" office:value="-0.5" calcext:value-type="float">
            <text:p>-0,5</text:p>
          </table:table-cell>
          <table:table-cell table:formula="of:=ABS([.G18])*[.I17]" office:value-type="float" office:value="-2" calcext:value-type="float">
            <text:p>-2</text:p>
          </table:table-cell>
          <table:table-cell table:formula="of:=ABS([.G18])*[.J17]" office:value-type="float" office:value="-1.5" calcext:value-type="float">
            <text:p>-1,5</text:p>
          </table:table-cell>
          <table:table-cell table:formula="of:=POWER(SUM([.B18];[.G18]);2)+POWER(SUM([.C18];[.H18]);2)+POWER(SUM([.E18];[.I18]);2)+POWER(SUM([.F18];[.J18]);2)" office:value-type="float" office:value="0.8253" calcext:value-type="float">
            <text:p>0,82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33" calcext:value-type="float">
            <text:p>1,33</text:p>
          </table:table-cell>
          <table:table-cell office:value-type="float" office:value="0.54" calcext:value-type="float">
            <text:p>0,54</text:p>
          </table:table-cell>
          <table:table-cell/>
          <table:table-cell office:value-type="float" office:value="1.87" calcext:value-type="float">
            <text:p>1,87</text:p>
          </table:table-cell>
          <table:table-cell office:value-type="float" office:value="1.18" calcext:value-type="float">
            <text:p>1,18</text:p>
          </table:table-cell>
          <table:table-cell office:value-type="float" office:value="-1" calcext:value-type="float">
            <text:p>-1</text:p>
          </table:table-cell>
          <table:table-cell table:formula="of:=ABS([.G19])*[.H18]" office:value-type="float" office:value="-0.5" calcext:value-type="float">
            <text:p>-0,5</text:p>
          </table:table-cell>
          <table:table-cell table:formula="of:=ABS([.G19])*[.I18]" office:value-type="float" office:value="-2" calcext:value-type="float">
            <text:p>-2</text:p>
          </table:table-cell>
          <table:table-cell table:formula="of:=ABS([.G19])*[.J18]" office:value-type="float" office:value="-1.5" calcext:value-type="float">
            <text:p>-1,5</text:p>
          </table:table-cell>
          <table:table-cell table:formula="of:=POWER(SUM([.B19];[.G19]);2)+POWER(SUM([.C19];[.H19]);2)+POWER(SUM([.E19];[.I19]);2)+POWER(SUM([.F19];[.J19]);2)" office:value-type="float" office:value="0.2298" calcext:value-type="float">
            <text:p>0,22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56" calcext:value-type="float">
            <text:p>1,56</text:p>
          </table:table-cell>
          <table:table-cell office:value-type="float" office:value="1.99" calcext:value-type="float">
            <text:p>1,99</text:p>
          </table:table-cell>
          <table:table-cell/>
          <table:table-cell office:value-type="float" office:value="2.34" calcext:value-type="float">
            <text:p>2,34</text:p>
          </table:table-cell>
          <table:table-cell office:value-type="float" office:value="2.48" calcext:value-type="float">
            <text:p>2,48</text:p>
          </table:table-cell>
          <table:table-cell office:value-type="float" office:value="-1" calcext:value-type="float">
            <text:p>-1</text:p>
          </table:table-cell>
          <table:table-cell table:formula="of:=ABS([.G20])*[.H19]" office:value-type="float" office:value="-0.5" calcext:value-type="float">
            <text:p>-0,5</text:p>
          </table:table-cell>
          <table:table-cell table:formula="of:=ABS([.G20])*[.I19]" office:value-type="float" office:value="-2" calcext:value-type="float">
            <text:p>-2</text:p>
          </table:table-cell>
          <table:table-cell table:formula="of:=ABS([.G20])*[.J19]" office:value-type="float" office:value="-1.5" calcext:value-type="float">
            <text:p>-1,5</text:p>
          </table:table-cell>
          <table:table-cell table:formula="of:=POWER(SUM([.B20];[.G20]);2)+POWER(SUM([.C20];[.H20]);2)+POWER(SUM([.E20];[.I20]);2)+POWER(SUM([.F20];[.J20]);2)" office:value-type="float" office:value="3.6097" calcext:value-type="float">
            <text:p>3,60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87" calcext:value-type="float">
            <text:p>2,87</text:p>
          </table:table-cell>
          <table:table-cell office:value-type="float" office:value="1.31" calcext:value-type="float">
            <text:p>1,31</text:p>
          </table:table-cell>
          <table:table-cell/>
          <table:table-cell office:value-type="float" office:value="2.76" calcext:value-type="float">
            <text:p>2,76</text:p>
          </table:table-cell>
          <table:table-cell office:value-type="float" office:value="1.15" calcext:value-type="float">
            <text:p>1,15</text:p>
          </table:table-cell>
          <table:table-cell office:value-type="float" office:value="-1" calcext:value-type="float">
            <text:p>-1</text:p>
          </table:table-cell>
          <table:table-cell table:formula="of:=ABS([.G21])*[.H20]" office:value-type="float" office:value="-0.5" calcext:value-type="float">
            <text:p>-0,5</text:p>
          </table:table-cell>
          <table:table-cell table:formula="of:=ABS([.G21])*[.I20]" office:value-type="float" office:value="-2" calcext:value-type="float">
            <text:p>-2</text:p>
          </table:table-cell>
          <table:table-cell table:formula="of:=ABS([.G21])*[.J20]" office:value-type="float" office:value="-1.5" calcext:value-type="float">
            <text:p>-1,5</text:p>
          </table:table-cell>
          <table:table-cell table:formula="of:=POWER(SUM([.B21];[.G21]);2)+POWER(SUM([.C21];[.H21]);2)+POWER(SUM([.E21];[.I21]);2)+POWER(SUM([.F21];[.J21]);2)" office:value-type="float" office:value="4.8531" calcext:value-type="float">
            <text:p>4,85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56" calcext:value-type="float">
            <text:p>2,56</text:p>
          </table:table-cell>
          <table:table-cell office:value-type="float" office:value="1.01" calcext:value-type="float">
            <text:p>1,01</text:p>
          </table:table-cell>
          <table:table-cell/>
          <table:table-cell office:value-type="float" office:value="0.54" calcext:value-type="float">
            <text:p>0,54</text:p>
          </table:table-cell>
          <table:table-cell office:value-type="float" office:value="2.17" calcext:value-type="float">
            <text:p>2,17</text:p>
          </table:table-cell>
          <table:table-cell office:value-type="float" office:value="-1" calcext:value-type="float">
            <text:p>-1</text:p>
          </table:table-cell>
          <table:table-cell table:formula="of:=ABS([.G22])*[.H21]" office:value-type="float" office:value="-0.5" calcext:value-type="float">
            <text:p>-0,5</text:p>
          </table:table-cell>
          <table:table-cell table:formula="of:=ABS([.G22])*[.I21]" office:value-type="float" office:value="-2" calcext:value-type="float">
            <text:p>-2</text:p>
          </table:table-cell>
          <table:table-cell table:formula="of:=ABS([.G22])*[.J21]" office:value-type="float" office:value="-1.5" calcext:value-type="float">
            <text:p>-1,5</text:p>
          </table:table-cell>
          <table:table-cell table:formula="of:=POWER(SUM([.B22];[.G22]);2)+POWER(SUM([.C22];[.H22]);2)+POWER(SUM([.E22];[.I22]);2)+POWER(SUM([.F22];[.J22]);2)" office:value-type="float" office:value="5.2742" calcext:value-type="float">
            <text:p>5,2742</text:p>
          </table:table-cell>
          <table: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float" office:value="2.43" calcext:value-type="float">
            <text:p>2,43</text:p>
          </table:table-cell>
          <table:table-cell office:value-type="float" office:value="0.34" calcext:value-type="float">
            <text:p>0,34</text:p>
          </table:table-cell>
          <table:table-cell/>
          <table:table-cell office:value-type="float" office:value="2.27" calcext:value-type="float">
            <text:p>2,27</text:p>
          </table:table-cell>
          <table:table-cell office:value-type="float" office:value="0.34" calcext:value-type="float">
            <text:p>0,34</text:p>
          </table:table-cell>
          <table:table-cell office:value-type="float" office:value="-1.25" calcext:value-type="float">
            <text:p>-1,25</text:p>
          </table:table-cell>
          <table:table-cell office:value-type="float" office:value="-1" calcext:value-type="float">
            <text:p>-1</text:p>
          </table:table-cell>
          <table:table-cell office:value-type="float" office:value="-2.5" calcext:value-type="float">
            <text:p>-2,5</text:p>
          </table:table-cell>
          <table:table-cell office:value-type="float" office:value="-0.75" calcext:value-type="float">
            <text:p>-0,75</text:p>
          </table:table-cell>
          <table:table-cell table:formula="of:=POWER(SUM([.B25];[.G25]);2)+POWER(SUM([.C25];[.H25]);2)+POWER(SUM([.E25];[.I25]);2)+POWER(SUM([.F25];[.J25]);2)" office:value-type="float" office:value="2.049" calcext:value-type="float">
            <text:p>2,0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98" calcext:value-type="float">
            <text:p>2,98</text:p>
          </table:table-cell>
          <table:table-cell office:value-type="float" office:value="0.54" calcext:value-type="float">
            <text:p>0,54</text:p>
          </table:table-cell>
          <table:table-cell/>
          <table:table-cell office:value-type="float" office:value="2.54" calcext:value-type="float">
            <text:p>2,54</text:p>
          </table:table-cell>
          <table:table-cell office:value-type="float" office:value="2.64" calcext:value-type="float">
            <text:p>2,64</text:p>
          </table:table-cell>
          <table:table-cell office:value-type="float" office:value="-1.25" calcext:value-type="float">
            <text:p>-1,25</text:p>
          </table:table-cell>
          <table:table-cell table:formula="of:=ABS([.G8])*[.H25]" office:value-type="float" office:value="-1" calcext:value-type="float">
            <text:p>-1</text:p>
          </table:table-cell>
          <table:table-cell table:formula="of:=ABS([.G8])*[.I25]" office:value-type="float" office:value="-2.5" calcext:value-type="float">
            <text:p>-2,5</text:p>
          </table:table-cell>
          <table:table-cell table:formula="of:=ABS([.G8])*[.J25]" office:value-type="float" office:value="-0.75" calcext:value-type="float">
            <text:p>-0,75</text:p>
          </table:table-cell>
          <table:table-cell table:formula="of:=POWER(SUM([.B26];[.G26]);2)+POWER(SUM([.C26];[.H26]);2)+POWER(SUM([.E26];[.I26]);2)+POWER(SUM([.F26];[.J26]);2)" office:value-type="float" office:value="6.7782" calcext:value-type="float">
            <text:p>6,77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22" calcext:value-type="float">
            <text:p>1,22</text:p>
          </table:table-cell>
          <table:table-cell office:value-type="float" office:value="0.33" calcext:value-type="float">
            <text:p>0,33</text:p>
          </table:table-cell>
          <table:table-cell/>
          <table:table-cell office:value-type="float" office:value="0.9" calcext:value-type="float">
            <text:p>0,9</text:p>
          </table:table-cell>
          <table:table-cell office:value-type="float" office:value="2.83" calcext:value-type="float">
            <text:p>2,83</text:p>
          </table:table-cell>
          <table:table-cell office:value-type="float" office:value="-1.25" calcext:value-type="float">
            <text:p>-1,25</text:p>
          </table:table-cell>
          <table:table-cell table:formula="of:=ABS([.G9])*[.H26]" office:value-type="float" office:value="-1" calcext:value-type="float">
            <text:p>-1</text:p>
          </table:table-cell>
          <table:table-cell table:formula="of:=ABS([.G9])*[.I26]" office:value-type="float" office:value="-2.5" calcext:value-type="float">
            <text:p>-2,5</text:p>
          </table:table-cell>
          <table:table-cell table:formula="of:=ABS([.G9])*[.J26]" office:value-type="float" office:value="-0.75" calcext:value-type="float">
            <text:p>-0,75</text:p>
          </table:table-cell>
          <table:table-cell table:formula="of:=POWER(SUM([.B27];[.G27]);2)+POWER(SUM([.C27];[.H27]);2)+POWER(SUM([.E27];[.I27]);2)+POWER(SUM([.F27];[.J27]);2)" office:value-type="float" office:value="7.3362" calcext:value-type="float">
            <text:p>7,33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07" calcext:value-type="float">
            <text:p>2,07</text:p>
          </table:table-cell>
          <table:table-cell office:value-type="float" office:value="0.67" calcext:value-type="float">
            <text:p>0,67</text:p>
          </table:table-cell>
          <table:table-cell/>
          <table:table-cell office:value-type="float" office:value="0.36" calcext:value-type="float">
            <text:p>0,36</text:p>
          </table:table-cell>
          <table:table-cell office:value-type="float" office:value="0.92" calcext:value-type="float">
            <text:p>0,92</text:p>
          </table:table-cell>
          <table:table-cell office:value-type="float" office:value="-1.25" calcext:value-type="float">
            <text:p>-1,25</text:p>
          </table:table-cell>
          <table:table-cell table:formula="of:=ABS([.G10])*[.H27]" office:value-type="float" office:value="-1" calcext:value-type="float">
            <text:p>-1</text:p>
          </table:table-cell>
          <table:table-cell table:formula="of:=ABS([.G10])*[.I27]" office:value-type="float" office:value="-2.5" calcext:value-type="float">
            <text:p>-2,5</text:p>
          </table:table-cell>
          <table:table-cell table:formula="of:=ABS([.G10])*[.J27]" office:value-type="float" office:value="-0.75" calcext:value-type="float">
            <text:p>-0,75</text:p>
          </table:table-cell>
          <table:table-cell table:formula="of:=POWER(SUM([.B28];[.G28]);2)+POWER(SUM([.C28];[.H28]);2)+POWER(SUM([.E28];[.I28]);2)+POWER(SUM([.F28];[.J28]);2)" office:value-type="float" office:value="5.3898" calcext:value-type="float">
            <text:p>5,38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34" calcext:value-type="float">
            <text:p>1,34</text:p>
          </table:table-cell>
          <table:table-cell office:value-type="float" office:value="0.54" calcext:value-type="float">
            <text:p>0,54</text:p>
          </table:table-cell>
          <table:table-cell/>
          <table:table-cell office:value-type="float" office:value="2.76" calcext:value-type="float">
            <text:p>2,76</text:p>
          </table:table-cell>
          <table:table-cell office:value-type="float" office:value="1.73" calcext:value-type="float">
            <text:p>1,73</text:p>
          </table:table-cell>
          <table:table-cell office:value-type="float" office:value="-1.25" calcext:value-type="float">
            <text:p>-1,25</text:p>
          </table:table-cell>
          <table:table-cell table:formula="of:=ABS([.G11])*[.H28]" office:value-type="float" office:value="-1" calcext:value-type="float">
            <text:p>-1</text:p>
          </table:table-cell>
          <table:table-cell table:formula="of:=ABS([.G11])*[.I28]" office:value-type="float" office:value="-2.5" calcext:value-type="float">
            <text:p>-2,5</text:p>
          </table:table-cell>
          <table:table-cell table:formula="of:=ABS([.G11])*[.J28]" office:value-type="float" office:value="-0.75" calcext:value-type="float">
            <text:p>-0,75</text:p>
          </table:table-cell>
          <table:table-cell table:formula="of:=POWER(SUM([.B29];[.G29]);2)+POWER(SUM([.C29];[.H29]);2)+POWER(SUM([.E29];[.I29]);2)+POWER(SUM([.F29];[.J29]);2)" office:value-type="float" office:value="1.2477" calcext:value-type="float">
            <text:p>1,24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64" calcext:value-type="float">
            <text:p>2,64</text:p>
          </table:table-cell>
          <table:table-cell office:value-type="float" office:value="0.09" calcext:value-type="float">
            <text:p>0,09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2.83" calcext:value-type="float">
            <text:p>2,83</text:p>
          </table:table-cell>
          <table:table-cell office:value-type="float" office:value="-1.25" calcext:value-type="float">
            <text:p>-1,25</text:p>
          </table:table-cell>
          <table:table-cell table:formula="of:=ABS([.G12])*[.H29]" office:value-type="float" office:value="-1" calcext:value-type="float">
            <text:p>-1</text:p>
          </table:table-cell>
          <table:table-cell table:formula="of:=ABS([.G12])*[.I29]" office:value-type="float" office:value="-2.5" calcext:value-type="float">
            <text:p>-2,5</text:p>
          </table:table-cell>
          <table:table-cell table:formula="of:=ABS([.G12])*[.J29]" office:value-type="float" office:value="-0.75" calcext:value-type="float">
            <text:p>-0,75</text:p>
          </table:table-cell>
          <table:table-cell table:formula="of:=POWER(SUM([.B30];[.G30]);2)+POWER(SUM([.C30];[.H30]);2)+POWER(SUM([.E30];[.I30]);2)+POWER(SUM([.F30];[.J30]);2)" office:value-type="float" office:value="11.2891" calcext:value-type="float">
            <text:p>11,28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13" calcext:value-type="float">
            <text:p>2,13</text:p>
          </table:table-cell>
          <table:table-cell office:value-type="float" office:value="1.87" calcext:value-type="float">
            <text:p>1,87</text:p>
          </table:table-cell>
          <table:table-cell/>
          <table:table-cell office:value-type="float" office:value="2.32" calcext:value-type="float">
            <text:p>2,32</text:p>
          </table:table-cell>
          <table:table-cell office:value-type="float" office:value="2.48" calcext:value-type="float">
            <text:p>2,48</text:p>
          </table:table-cell>
          <table:table-cell office:value-type="float" office:value="-1.25" calcext:value-type="float">
            <text:p>-1,25</text:p>
          </table:table-cell>
          <table:table-cell table:formula="of:=ABS([.G13])*[.H30]" office:value-type="float" office:value="-1" calcext:value-type="float">
            <text:p>-1</text:p>
          </table:table-cell>
          <table:table-cell table:formula="of:=ABS([.G13])*[.I30]" office:value-type="float" office:value="-2.5" calcext:value-type="float">
            <text:p>-2,5</text:p>
          </table:table-cell>
          <table:table-cell table:formula="of:=ABS([.G13])*[.J30]" office:value-type="float" office:value="-0.75" calcext:value-type="float">
            <text:p>-0,75</text:p>
          </table:table-cell>
          <table:table-cell table:formula="of:=POWER(SUM([.B31];[.G31]);2)+POWER(SUM([.C31];[.H31]);2)+POWER(SUM([.E31];[.I31]);2)+POWER(SUM([.F31];[.J31]);2)" office:value-type="float" office:value="4.5566" calcext:value-type="float">
            <text:p>4,55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41" calcext:value-type="float">
            <text:p>2,41</text:p>
          </table:table-cell>
          <table:table-cell office:value-type="float" office:value="0.54" calcext:value-type="float">
            <text:p>0,54</text:p>
          </table:table-cell>
          <table:table-cell/>
          <table:table-cell office:value-type="float" office:value="2.33" calcext:value-type="float">
            <text:p>2,33</text:p>
          </table:table-cell>
          <table:table-cell office:value-type="float" office:value="2.95" calcext:value-type="float">
            <text:p>2,95</text:p>
          </table:table-cell>
          <table:table-cell office:value-type="float" office:value="-1.25" calcext:value-type="float">
            <text:p>-1,25</text:p>
          </table:table-cell>
          <table:table-cell table:formula="of:=ABS([.G14])*[.H31]" office:value-type="float" office:value="-1" calcext:value-type="float">
            <text:p>-1</text:p>
          </table:table-cell>
          <table:table-cell table:formula="of:=ABS([.G14])*[.I31]" office:value-type="float" office:value="-2.5" calcext:value-type="float">
            <text:p>-2,5</text:p>
          </table:table-cell>
          <table:table-cell table:formula="of:=ABS([.G14])*[.J31]" office:value-type="float" office:value="-0.75" calcext:value-type="float">
            <text:p>-0,75</text:p>
          </table:table-cell>
          <table:table-cell table:formula="of:=POWER(SUM([.B32];[.G32]);2)+POWER(SUM([.C32];[.H32]);2)+POWER(SUM([.E32];[.I32]);2)+POWER(SUM([.F32];[.J32]);2)" office:value-type="float" office:value="6.4261" calcext:value-type="float">
            <text:p>6,42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1" calcext:value-type="float">
            <text:p>0,11</text:p>
          </table:table-cell>
          <table:table-cell office:value-type="float" office:value="1.68" calcext:value-type="float">
            <text:p>1,68</text:p>
          </table:table-cell>
          <table:table-cell/>
          <table:table-cell office:value-type="float" office:value="2.76" calcext:value-type="float">
            <text:p>2,76</text:p>
          </table:table-cell>
          <table:table-cell office:value-type="float" office:value="0.05" calcext:value-type="float">
            <text:p>0,05</text:p>
          </table:table-cell>
          <table:table-cell office:value-type="float" office:value="-1.25" calcext:value-type="float">
            <text:p>-1,25</text:p>
          </table:table-cell>
          <table:table-cell table:formula="of:=ABS([.G15])*[.H32]" office:value-type="float" office:value="-1" calcext:value-type="float">
            <text:p>-1</text:p>
          </table:table-cell>
          <table:table-cell table:formula="of:=ABS([.G15])*[.I32]" office:value-type="float" office:value="-2.5" calcext:value-type="float">
            <text:p>-2,5</text:p>
          </table:table-cell>
          <table:table-cell table:formula="of:=ABS([.G15])*[.J32]" office:value-type="float" office:value="-0.75" calcext:value-type="float">
            <text:p>-0,75</text:p>
          </table:table-cell>
          <table:table-cell table:formula="of:=POWER(SUM([.B33];[.G33]);2)+POWER(SUM([.C33];[.H33]);2)+POWER(SUM([.E33];[.I33]);2)+POWER(SUM([.F33];[.J33]);2)" office:value-type="float" office:value="2.3196" calcext:value-type="float">
            <text:p>2,31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9" calcext:value-type="float">
            <text:p>0,89</text:p>
          </table:table-cell>
          <table:table-cell office:value-type="float" office:value="1.19" calcext:value-type="float">
            <text:p>1,19</text:p>
          </table:table-cell>
          <table:table-cell/>
          <table:table-cell office:value-type="float" office:value="0.76" calcext:value-type="float">
            <text:p>0,76</text:p>
          </table:table-cell>
          <table:table-cell office:value-type="float" office:value="2.65" calcext:value-type="float">
            <text:p>2,65</text:p>
          </table:table-cell>
          <table:table-cell office:value-type="float" office:value="-1.25" calcext:value-type="float">
            <text:p>-1,25</text:p>
          </table:table-cell>
          <table:table-cell table:formula="of:=ABS([.G16])*[.H33]" office:value-type="float" office:value="-1" calcext:value-type="float">
            <text:p>-1</text:p>
          </table:table-cell>
          <table:table-cell table:formula="of:=ABS([.G16])*[.I33]" office:value-type="float" office:value="-2.5" calcext:value-type="float">
            <text:p>-2,5</text:p>
          </table:table-cell>
          <table:table-cell table:formula="of:=ABS([.G16])*[.J33]" office:value-type="float" office:value="-0.75" calcext:value-type="float">
            <text:p>-0,75</text:p>
          </table:table-cell>
          <table:table-cell table:formula="of:=POWER(SUM([.B34];[.G34]);2)+POWER(SUM([.C34];[.H34]);2)+POWER(SUM([.E34];[.I34]);2)+POWER(SUM([.F34];[.J34]);2)" office:value-type="float" office:value="6.8033" calcext:value-type="float">
            <text:p>6,80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67" calcext:value-type="float">
            <text:p>1,67</text:p>
          </table:table-cell>
          <table:table-cell office:value-type="float" office:value="0.72" calcext:value-type="float">
            <text:p>0,72</text:p>
          </table:table-cell>
          <table:table-cell/>
          <table:table-cell office:value-type="float" office:value="1.44" calcext:value-type="float">
            <text:p>1,44</text:p>
          </table:table-cell>
          <table:table-cell office:value-type="float" office:value="1.38" calcext:value-type="float">
            <text:p>1,38</text:p>
          </table:table-cell>
          <table:table-cell office:value-type="float" office:value="-1.25" calcext:value-type="float">
            <text:p>-1,25</text:p>
          </table:table-cell>
          <table:table-cell table:formula="of:=ABS([.G17])*[.H34]" office:value-type="float" office:value="-1" calcext:value-type="float">
            <text:p>-1</text:p>
          </table:table-cell>
          <table:table-cell table:formula="of:=ABS([.G17])*[.I34]" office:value-type="float" office:value="-2.5" calcext:value-type="float">
            <text:p>-2,5</text:p>
          </table:table-cell>
          <table:table-cell table:formula="of:=ABS([.G17])*[.J34]" office:value-type="float" office:value="-0.75" calcext:value-type="float">
            <text:p>-0,75</text:p>
          </table:table-cell>
          <table:table-cell table:formula="of:=POWER(SUM([.B35];[.G35]);2)+POWER(SUM([.C35];[.H35]);2)+POWER(SUM([.E35];[.I35]);2)+POWER(SUM([.F35];[.J35]);2)" office:value-type="float" office:value="1.7753" calcext:value-type="float">
            <text:p>1,77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33" calcext:value-type="float">
            <text:p>1,33</text:p>
          </table:table-cell>
          <table:table-cell office:value-type="float" office:value="0.54" calcext:value-type="float">
            <text:p>0,54</text:p>
          </table:table-cell>
          <table:table-cell/>
          <table:table-cell office:value-type="float" office:value="1.87" calcext:value-type="float">
            <text:p>1,87</text:p>
          </table:table-cell>
          <table:table-cell office:value-type="float" office:value="1.18" calcext:value-type="float">
            <text:p>1,18</text:p>
          </table:table-cell>
          <table:table-cell office:value-type="float" office:value="-1.25" calcext:value-type="float">
            <text:p>-1,25</text:p>
          </table:table-cell>
          <table:table-cell table:formula="of:=ABS([.G18])*[.H35]" office:value-type="float" office:value="-1" calcext:value-type="float">
            <text:p>-1</text:p>
          </table:table-cell>
          <table:table-cell table:formula="of:=ABS([.G18])*[.I35]" office:value-type="float" office:value="-2.5" calcext:value-type="float">
            <text:p>-2,5</text:p>
          </table:table-cell>
          <table:table-cell table:formula="of:=ABS([.G18])*[.J35]" office:value-type="float" office:value="-0.75" calcext:value-type="float">
            <text:p>-0,75</text:p>
          </table:table-cell>
          <table:table-cell table:formula="of:=POWER(SUM([.B36];[.G36]);2)+POWER(SUM([.C36];[.H36]);2)+POWER(SUM([.E36];[.I36]);2)+POWER(SUM([.F36];[.J36]);2)" office:value-type="float" office:value="0.7998" calcext:value-type="float">
            <text:p>0,79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56" calcext:value-type="float">
            <text:p>1,56</text:p>
          </table:table-cell>
          <table:table-cell office:value-type="float" office:value="1.99" calcext:value-type="float">
            <text:p>1,99</text:p>
          </table:table-cell>
          <table:table-cell/>
          <table:table-cell office:value-type="float" office:value="2.34" calcext:value-type="float">
            <text:p>2,34</text:p>
          </table:table-cell>
          <table:table-cell office:value-type="float" office:value="2.48" calcext:value-type="float">
            <text:p>2,48</text:p>
          </table:table-cell>
          <table:table-cell office:value-type="float" office:value="-1.25" calcext:value-type="float">
            <text:p>-1,25</text:p>
          </table:table-cell>
          <table:table-cell table:formula="of:=ABS([.G19])*[.H36]" office:value-type="float" office:value="-1" calcext:value-type="float">
            <text:p>-1</text:p>
          </table:table-cell>
          <table:table-cell table:formula="of:=ABS([.G19])*[.I36]" office:value-type="float" office:value="-2.5" calcext:value-type="float">
            <text:p>-2,5</text:p>
          </table:table-cell>
          <table:table-cell table:formula="of:=ABS([.G19])*[.J36]" office:value-type="float" office:value="-0.75" calcext:value-type="float">
            <text:p>-0,75</text:p>
          </table:table-cell>
          <table:table-cell table:formula="of:=POWER(SUM([.B37];[.G37]);2)+POWER(SUM([.C37];[.H37]);2)+POWER(SUM([.E37];[.I37]);2)+POWER(SUM([.F37];[.J37]);2)" office:value-type="float" office:value="4.0947" calcext:value-type="float">
            <text:p>4,09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87" calcext:value-type="float">
            <text:p>2,87</text:p>
          </table:table-cell>
          <table:table-cell office:value-type="float" office:value="1.31" calcext:value-type="float">
            <text:p>1,31</text:p>
          </table:table-cell>
          <table:table-cell/>
          <table:table-cell office:value-type="float" office:value="2.76" calcext:value-type="float">
            <text:p>2,76</text:p>
          </table:table-cell>
          <table:table-cell office:value-type="float" office:value="1.15" calcext:value-type="float">
            <text:p>1,15</text:p>
          </table:table-cell>
          <table:table-cell office:value-type="float" office:value="-1.25" calcext:value-type="float">
            <text:p>-1,25</text:p>
          </table:table-cell>
          <table:table-cell table:formula="of:=ABS([.G20])*[.H37]" office:value-type="float" office:value="-1" calcext:value-type="float">
            <text:p>-1</text:p>
          </table:table-cell>
          <table:table-cell table:formula="of:=ABS([.G20])*[.I37]" office:value-type="float" office:value="-2.5" calcext:value-type="float">
            <text:p>-2,5</text:p>
          </table:table-cell>
          <table:table-cell table:formula="of:=ABS([.G20])*[.J37]" office:value-type="float" office:value="-0.75" calcext:value-type="float">
            <text:p>-0,75</text:p>
          </table:table-cell>
          <table:table-cell table:formula="of:=POWER(SUM([.B38];[.G38]);2)+POWER(SUM([.C38];[.H38]);2)+POWER(SUM([.E38];[.I38]);2)+POWER(SUM([.F38];[.J38]);2)" office:value-type="float" office:value="2.9481" calcext:value-type="float">
            <text:p>2,94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56" calcext:value-type="float">
            <text:p>2,56</text:p>
          </table:table-cell>
          <table:table-cell office:value-type="float" office:value="1.01" calcext:value-type="float">
            <text:p>1,01</text:p>
          </table:table-cell>
          <table:table-cell/>
          <table:table-cell office:value-type="float" office:value="0.54" calcext:value-type="float">
            <text:p>0,54</text:p>
          </table:table-cell>
          <table:table-cell office:value-type="float" office:value="2.17" calcext:value-type="float">
            <text:p>2,17</text:p>
          </table:table-cell>
          <table:table-cell office:value-type="float" office:value="-1.25" calcext:value-type="float">
            <text:p>-1,25</text:p>
          </table:table-cell>
          <table:table-cell table:formula="of:=ABS([.G21])*[.H38]" office:value-type="float" office:value="-1" calcext:value-type="float">
            <text:p>-1</text:p>
          </table:table-cell>
          <table:table-cell table:formula="of:=ABS([.G21])*[.I38]" office:value-type="float" office:value="-2.5" calcext:value-type="float">
            <text:p>-2,5</text:p>
          </table:table-cell>
          <table:table-cell table:formula="of:=ABS([.G21])*[.J38]" office:value-type="float" office:value="-0.75" calcext:value-type="float">
            <text:p>-0,75</text:p>
          </table:table-cell>
          <table:table-cell table:formula="of:=POWER(SUM([.B39];[.G39]);2)+POWER(SUM([.C39];[.H39]);2)+POWER(SUM([.E39];[.I39]);2)+POWER(SUM([.F39];[.J39]);2)" office:value-type="float" office:value="7.5742" calcext:value-type="float">
            <text:p>7,5742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2.43" calcext:value-type="float">
            <text:p>2,43</text:p>
          </table:table-cell>
          <table:table-cell office:value-type="float" office:value="0.34" calcext:value-type="float">
            <text:p>0,34</text:p>
          </table:table-cell>
          <table:table-cell office:value-type="float" office:value="2.27" calcext:value-type="float">
            <text:p>2,27</text:p>
          </table:table-cell>
          <table:table-cell office:value-type="float" office:value="0.34" calcext:value-type="float">
            <text:p>0,34</text:p>
          </table:table-cell>
          <table:table-cell office:value-type="float" office:value="3" calcext:value-type="float">
            <text:p>3</text:p>
          </table:table-cell>
          <table:table-cell table:formula="of:= SUM([.B41:.B43])/[.F41]" office:value-type="float" office:value="1.80333333333333" calcext:value-type="float">
            <text:p>1,8033333333</text:p>
          </table:table-cell>
          <table:table-cell table:formula="of:=SUM([.E41:.E43])/[.F41]" office:value-type="float" office:value="0.513333333333333" calcext:value-type="float">
            <text:p>0,51333333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11" calcext:value-type="float">
            <text:p>0,11</text:p>
          </table:table-cell>
          <table:table-cell office:value-type="float" office:value="1.68" calcext:value-type="float">
            <text:p>1,68</text:p>
          </table:table-cell>
          <table:table-cell office:value-type="float" office:value="2.76" calcext:value-type="float">
            <text:p>2,76</text:p>
          </table:table-cell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table:formula="of:=SUM([.C41:.C43])/[.F42]" office:value-type="float" office:value="1.11" calcext:value-type="float">
            <text:p>1,1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87" calcext:value-type="float">
            <text:p>2,87</text:p>
          </table:table-cell>
          <table:table-cell office:value-type="float" office:value="1.31" calcext:value-type="float">
            <text:p>1,31</text:p>
          </table:table-cell>
          <table:table-cell office:value-type="float" office:value="2.76" calcext:value-type="float">
            <text:p>2,76</text:p>
          </table:table-cell>
          <table:table-cell office:value-type="float" office:value="1.15" calcext:value-type="float">
            <text:p>1,15</text:p>
          </table:table-cell>
          <table:table-cell office:value-type="float" office:value="3" calcext:value-type="float">
            <text:p>3</text:p>
          </table:table-cell>
          <table:table-cell table:formula="of:=SUM([.D41:.D43])/[.F43]" office:value-type="float" office:value="2.59666666666667" calcext:value-type="float">
            <text:p>2,5966666667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2.98" calcext:value-type="float">
            <text:p>2,98</text:p>
          </table:table-cell>
          <table:table-cell office:value-type="float" office:value="0.54" calcext:value-type="float">
            <text:p>0,54</text:p>
          </table:table-cell>
          <table:table-cell office:value-type="float" office:value="2.54" calcext:value-type="float">
            <text:p>2,54</text:p>
          </table:table-cell>
          <table:table-cell office:value-type="float" office:value="2.64" calcext:value-type="float">
            <text:p>2,64</text:p>
          </table:table-cell>
          <table:table-cell office:value-type="float" office:value="12" calcext:value-type="float">
            <text:p>12</text:p>
          </table:table-cell>
          <table:table-cell table:formula="of:=SUM([.B45:.B56])/[.F45]" office:value-type="float" office:value="1.9" calcext:value-type="float">
            <text:p>1,9</text:p>
          </table:table-cell>
          <table:table-cell table:formula="of:=SUM([.E45:.E56])/[.F45]" office:value-type="float" office:value="2.18666666666667" calcext:value-type="float">
            <text:p>2,18666666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22" calcext:value-type="float">
            <text:p>1,22</text:p>
          </table:table-cell>
          <table:table-cell office:value-type="float" office:value="0.33" calcext:value-type="float">
            <text:p>0,33</text:p>
          </table:table-cell>
          <table:table-cell office:value-type="float" office:value="0.9" calcext:value-type="float">
            <text:p>0,9</text:p>
          </table:table-cell>
          <table:table-cell office:value-type="float" office:value="2.83" calcext:value-type="float">
            <text:p>2,83</text:p>
          </table:table-cell>
          <table:table-cell office:value-type="float" office:value="12" calcext:value-type="float">
            <text:p>12</text:p>
          </table:table-cell>
          <table:table-cell table:formula="of:=SUM([.C45:.C56])/[.F45]" office:value-type="float" office:value="0.835833333333333" calcext:value-type="float">
            <text:p>0,8358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07" calcext:value-type="float">
            <text:p>2,07</text:p>
          </table:table-cell>
          <table:table-cell office:value-type="float" office:value="0.67" calcext:value-type="float">
            <text:p>0,67</text:p>
          </table:table-cell>
          <table:table-cell office:value-type="float" office:value="0.36" calcext:value-type="float">
            <text:p>0,36</text:p>
          </table:table-cell>
          <table:table-cell office:value-type="float" office:value="0.92" calcext:value-type="float">
            <text:p>0,92</text:p>
          </table:table-cell>
          <table:table-cell office:value-type="float" office:value="12" calcext:value-type="float">
            <text:p>12</text:p>
          </table:table-cell>
          <table:table-cell table:formula="of:==SUM([.D45:.D56])/[.F45]" office:value-type="float" office:value="1.55083333333333" calcext:value-type="float">
            <text:p>1,5508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34" calcext:value-type="float">
            <text:p>1,34</text:p>
          </table:table-cell>
          <table:table-cell office:value-type="float" office:value="0.54" calcext:value-type="float">
            <text:p>0,54</text:p>
          </table:table-cell>
          <table:table-cell office:value-type="float" office:value="2.76" calcext:value-type="float">
            <text:p>2,76</text:p>
          </table:table-cell>
          <table:table-cell office:value-type="float" office:value="1.73" calcext:value-type="float">
            <text:p>1,73</text:p>
          </table:table-cell>
          <table:table-cell table:number-columns-repeated="9"/>
        </table:table-row>
        <table:table-row table:style-name="ro1">
          <table:table-cell/>
          <table:table-cell office:value-type="float" office:value="2.64" calcext:value-type="float">
            <text:p>2,64</text:p>
          </table:table-cell>
          <table:table-cell office:value-type="float" office:value="0.09" calcext:value-type="float">
            <text:p>0,09</text:p>
          </table:table-cell>
          <table:table-cell office:value-type="float" office:value="0.45" calcext:value-type="float">
            <text:p>0,45</text:p>
          </table:table-cell>
          <table:table-cell office:value-type="float" office:value="2.83" calcext:value-type="float">
            <text:p>2,83</text:p>
          </table:table-cell>
          <table:table-cell table:number-columns-repeated="9"/>
        </table:table-row>
        <table:table-row table:style-name="ro1">
          <table:table-cell/>
          <table:table-cell office:value-type="float" office:value="2.13" calcext:value-type="float">
            <text:p>2,13</text:p>
          </table:table-cell>
          <table:table-cell office:value-type="float" office:value="1.87" calcext:value-type="float">
            <text:p>1,87</text:p>
          </table:table-cell>
          <table:table-cell office:value-type="float" office:value="2.32" calcext:value-type="float">
            <text:p>2,32</text:p>
          </table:table-cell>
          <table:table-cell office:value-type="float" office:value="2.48" calcext:value-type="float">
            <text:p>2,48</text:p>
          </table:table-cell>
          <table:table-cell table:number-columns-repeated="9"/>
        </table:table-row>
        <table:table-row table:style-name="ro1">
          <table:table-cell/>
          <table:table-cell office:value-type="float" office:value="2.41" calcext:value-type="float">
            <text:p>2,41</text:p>
          </table:table-cell>
          <table:table-cell office:value-type="float" office:value="0.54" calcext:value-type="float">
            <text:p>0,54</text:p>
          </table:table-cell>
          <table:table-cell office:value-type="float" office:value="2.33" calcext:value-type="float">
            <text:p>2,33</text:p>
          </table:table-cell>
          <table:table-cell office:value-type="float" office:value="2.95" calcext:value-type="float">
            <text:p>2,9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89" calcext:value-type="float">
            <text:p>0,89</text:p>
          </table:table-cell>
          <table:table-cell office:value-type="float" office:value="1.19" calcext:value-type="float">
            <text:p>1,19</text:p>
          </table:table-cell>
          <table:table-cell office:value-type="float" office:value="0.76" calcext:value-type="float">
            <text:p>0,76</text:p>
          </table:table-cell>
          <table:table-cell office:value-type="float" office:value="2.65" calcext:value-type="float">
            <text:p>2,65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67" calcext:value-type="float">
            <text:p>1,67</text:p>
          </table:table-cell>
          <table:table-cell office:value-type="float" office:value="0.72" calcext:value-type="float">
            <text:p>0,72</text:p>
          </table:table-cell>
          <table:table-cell office:value-type="float" office:value="1.44" calcext:value-type="float">
            <text:p>1,44</text:p>
          </table:table-cell>
          <table:table-cell office:value-type="float" office:value="1.38" calcext:value-type="float">
            <text:p>1,38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33" calcext:value-type="float">
            <text:p>1,33</text:p>
          </table:table-cell>
          <table:table-cell office:value-type="float" office:value="0.54" calcext:value-type="float">
            <text:p>0,54</text:p>
          </table:table-cell>
          <table:table-cell office:value-type="float" office:value="1.87" calcext:value-type="float">
            <text:p>1,87</text:p>
          </table:table-cell>
          <table:table-cell office:value-type="float" office:value="1.18" calcext:value-type="float">
            <text:p>1,18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56" calcext:value-type="float">
            <text:p>1,56</text:p>
          </table:table-cell>
          <table:table-cell office:value-type="float" office:value="1.99" calcext:value-type="float">
            <text:p>1,99</text:p>
          </table:table-cell>
          <table:table-cell office:value-type="float" office:value="2.34" calcext:value-type="float">
            <text:p>2,34</text:p>
          </table:table-cell>
          <table:table-cell office:value-type="float" office:value="2.48" calcext:value-type="float">
            <text:p>2,48</text:p>
          </table:table-cell>
          <table:table-cell table:number-columns-repeated="9"/>
        </table:table-row>
        <table:table-row table:style-name="ro1">
          <table:table-cell/>
          <table:table-cell office:value-type="float" office:value="2.56" calcext:value-type="float">
            <text:p>2,56</text:p>
          </table:table-cell>
          <table:table-cell office:value-type="float" office:value="1.01" calcext:value-type="float">
            <text:p>1,01</text:p>
          </table:table-cell>
          <table:table-cell office:value-type="float" office:value="0.54" calcext:value-type="float">
            <text:p>0,54</text:p>
          </table:table-cell>
          <table:table-cell office:value-type="float" office:value="2.17" calcext:value-type="float">
            <text:p>2,17</text:p>
          </table:table-cell>
          <table:table-cell table:number-columns-repeated="9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float" office:value="2.43" calcext:value-type="float">
            <text:p>2,43</text:p>
          </table:table-cell>
          <table:table-cell office:value-type="float" office:value="0.34" calcext:value-type="float">
            <text:p>0,34</text:p>
          </table:table-cell>
          <table:table-cell office:value-type="float" office:value="2.27" calcext:value-type="float">
            <text:p>2,27</text:p>
          </table:table-cell>
          <table:table-cell office:value-type="float" office:value="0.34" calcext:value-type="float">
            <text:p>0,34</text:p>
          </table:table-cell>
          <table:table-cell office:value-type="float" office:value="-1.9" calcext:value-type="float">
            <text:p>-1,9</text:p>
          </table:table-cell>
          <table:table-cell office:value-type="float" office:value="-0.8358" calcext:value-type="float">
            <text:p>-0,8358</text:p>
          </table:table-cell>
          <table:table-cell office:value-type="float" office:value="-1.5508" calcext:value-type="float">
            <text:p>-1,5508</text:p>
          </table:table-cell>
          <table:table-cell office:value-type="float" office:value="-2.1866" calcext:value-type="float">
            <text:p>-2,1866</text:p>
          </table:table-cell>
          <table:table-cell table:formula="of:=POWER(SUM([.A59];[.F59]);2)+POWER(SUM([.B59];[.G59]);2)+POWER(SUM([.D59];[.H59]);2)+POWER(SUM([.E59];[.I59]);2)" office:value-type="float" office:value="10.07865384" calcext:value-type="float">
            <text:p>10,078653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98" calcext:value-type="float">
            <text:p>2,98</text:p>
          </table:table-cell>
          <table:table-cell office:value-type="float" office:value="0.54" calcext:value-type="float">
            <text:p>0,54</text:p>
          </table:table-cell>
          <table:table-cell office:value-type="float" office:value="2.54" calcext:value-type="float">
            <text:p>2,54</text:p>
          </table:table-cell>
          <table:table-cell office:value-type="float" office:value="2.64" calcext:value-type="float">
            <text:p>2,64</text:p>
          </table:table-cell>
          <table:table-cell table:formula="of:=ABS([.G9])*[.F59]" office:value-type="float" office:value="-1.9" calcext:value-type="float">
            <text:p>-1,9</text:p>
          </table:table-cell>
          <table:table-cell table:formula="of:=ABS([.G9])*[.G59]" office:value-type="float" office:value="-0.8358" calcext:value-type="float">
            <text:p>-0,8358</text:p>
          </table:table-cell>
          <table:table-cell table:formula="of:=ABS([.G8])*[.H59]" office:value-type="float" office:value="-1.5508" calcext:value-type="float">
            <text:p>-1,5508</text:p>
          </table:table-cell>
          <table:table-cell table:formula="of:=ABS([.G8])*[.I59]" office:value-type="float" office:value="-2.1866" calcext:value-type="float">
            <text:p>-2,1866</text:p>
          </table:table-cell>
          <table:table-cell table:formula="of:=POWER(SUM([.A60];[.F60]);2)+POWER(SUM([.B60];[.G60]);2)+POWER(SUM([.D60];[.H60]);2)+POWER(SUM([.E60];[.I60]);2)" office:value-type="float" office:value="9.39168184" calcext:value-type="float">
            <text:p>9,391681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2" calcext:value-type="float">
            <text:p>1,22</text:p>
          </table:table-cell>
          <table:table-cell office:value-type="float" office:value="0.33" calcext:value-type="float">
            <text:p>0,33</text:p>
          </table:table-cell>
          <table:table-cell office:value-type="float" office:value="0.9" calcext:value-type="float">
            <text:p>0,9</text:p>
          </table:table-cell>
          <table:table-cell office:value-type="float" office:value="2.83" calcext:value-type="float">
            <text:p>2,83</text:p>
          </table:table-cell>
          <table:table-cell table:formula="of:=ABS([.G10])*[.F60]" office:value-type="float" office:value="-1.9" calcext:value-type="float">
            <text:p>-1,9</text:p>
          </table:table-cell>
          <table:table-cell table:formula="of:=ABS([.G10])*[.G60]" office:value-type="float" office:value="-0.8358" calcext:value-type="float">
            <text:p>-0,8358</text:p>
          </table:table-cell>
          <table:table-cell table:formula="of:=ABS([.G9])*[.H60]" office:value-type="float" office:value="-1.5508" calcext:value-type="float">
            <text:p>-1,5508</text:p>
          </table:table-cell>
          <table:table-cell table:formula="of:=ABS([.G9])*[.I60]" office:value-type="float" office:value="-2.1866" calcext:value-type="float">
            <text:p>-2,1866</text:p>
          </table:table-cell>
          <table:table-cell table:formula="of:=POWER(SUM([.A61];[.F61]);2)+POWER(SUM([.B61];[.G61]);2)+POWER(SUM([.D61];[.H61]);2)+POWER(SUM([.E61];[.I61]);2)" office:value-type="float" office:value="4.59511384" calcext:value-type="float">
            <text:p>4,595113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7" calcext:value-type="float">
            <text:p>2,07</text:p>
          </table:table-cell>
          <table:table-cell office:value-type="float" office:value="0.67" calcext:value-type="float">
            <text:p>0,67</text:p>
          </table:table-cell>
          <table:table-cell office:value-type="float" office:value="0.36" calcext:value-type="float">
            <text:p>0,36</text:p>
          </table:table-cell>
          <table:table-cell office:value-type="float" office:value="0.92" calcext:value-type="float">
            <text:p>0,92</text:p>
          </table:table-cell>
          <table:table-cell table:formula="of:=ABS([.G11])*[.F61]" office:value-type="float" office:value="-1.9" calcext:value-type="float">
            <text:p>-1,9</text:p>
          </table:table-cell>
          <table:table-cell table:formula="of:=ABS([.G11])*[.G61]" office:value-type="float" office:value="-0.8358" calcext:value-type="float">
            <text:p>-0,8358</text:p>
          </table:table-cell>
          <table:table-cell table:formula="of:=ABS([.G10])*[.H61]" office:value-type="float" office:value="-1.5508" calcext:value-type="float">
            <text:p>-1,5508</text:p>
          </table:table-cell>
          <table:table-cell table:formula="of:=ABS([.G10])*[.I61]" office:value-type="float" office:value="-2.1866" calcext:value-type="float">
            <text:p>-2,1866</text:p>
          </table:table-cell>
          <table:table-cell table:formula="of:=POWER(SUM([.A62];[.F62]);2)+POWER(SUM([.B62];[.G62]);2)+POWER(SUM([.D62];[.H62]);2)+POWER(SUM([.E62];[.I62]);2)" office:value-type="float" office:value="8.15552984" calcext:value-type="float">
            <text:p>8,155529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4" calcext:value-type="float">
            <text:p>1,34</text:p>
          </table:table-cell>
          <table:table-cell office:value-type="float" office:value="0.54" calcext:value-type="float">
            <text:p>0,54</text:p>
          </table:table-cell>
          <table:table-cell office:value-type="float" office:value="2.76" calcext:value-type="float">
            <text:p>2,76</text:p>
          </table:table-cell>
          <table:table-cell office:value-type="float" office:value="1.73" calcext:value-type="float">
            <text:p>1,73</text:p>
          </table:table-cell>
          <table:table-cell table:formula="of:=ABS([.G12])*[.F62]" office:value-type="float" office:value="-1.9" calcext:value-type="float">
            <text:p>-1,9</text:p>
          </table:table-cell>
          <table:table-cell table:formula="of:=ABS([.G12])*[.G62]" office:value-type="float" office:value="-0.8358" calcext:value-type="float">
            <text:p>-0,8358</text:p>
          </table:table-cell>
          <table:table-cell table:formula="of:=ABS([.G11])*[.H62]" office:value-type="float" office:value="-1.5508" calcext:value-type="float">
            <text:p>-1,5508</text:p>
          </table:table-cell>
          <table:table-cell table:formula="of:=ABS([.G11])*[.I62]" office:value-type="float" office:value="-2.1866" calcext:value-type="float">
            <text:p>-2,1866</text:p>
          </table:table-cell>
          <table:table-cell table:formula="of:=POWER(SUM([.A63];[.F63]);2)+POWER(SUM([.B63];[.G63]);2)+POWER(SUM([.D63];[.H63]);2)+POWER(SUM([.E63];[.I63]);2)" office:value-type="float" office:value="5.53486584" calcext:value-type="float">
            <text:p>5,534865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4" calcext:value-type="float">
            <text:p>2,64</text:p>
          </table:table-cell>
          <table:table-cell office:value-type="float" office:value="0.09" calcext:value-type="float">
            <text:p>0,09</text:p>
          </table:table-cell>
          <table:table-cell office:value-type="float" office:value="0.45" calcext:value-type="float">
            <text:p>0,45</text:p>
          </table:table-cell>
          <table:table-cell office:value-type="float" office:value="2.83" calcext:value-type="float">
            <text:p>2,83</text:p>
          </table:table-cell>
          <table:table-cell table:formula="of:=ABS([.G13])*[.F63]" office:value-type="float" office:value="-1.9" calcext:value-type="float">
            <text:p>-1,9</text:p>
          </table:table-cell>
          <table:table-cell table:formula="of:=ABS([.G13])*[.G63]" office:value-type="float" office:value="-0.8358" calcext:value-type="float">
            <text:p>-0,8358</text:p>
          </table:table-cell>
          <table:table-cell table:formula="of:=ABS([.G12])*[.H63]" office:value-type="float" office:value="-1.5508" calcext:value-type="float">
            <text:p>-1,5508</text:p>
          </table:table-cell>
          <table:table-cell table:formula="of:=ABS([.G12])*[.I63]" office:value-type="float" office:value="-2.1866" calcext:value-type="float">
            <text:p>-2,1866</text:p>
          </table:table-cell>
          <table:table-cell table:formula="of:=POWER(SUM([.A64];[.F64]);2)+POWER(SUM([.B64];[.G64]);2)+POWER(SUM([.D64];[.H64]);2)+POWER(SUM([.E64];[.I64]);2)" office:value-type="float" office:value="8.49086184" calcext:value-type="float">
            <text:p>8,490861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3" calcext:value-type="float">
            <text:p>2,13</text:p>
          </table:table-cell>
          <table:table-cell office:value-type="float" office:value="1.87" calcext:value-type="float">
            <text:p>1,87</text:p>
          </table:table-cell>
          <table:table-cell office:value-type="float" office:value="2.32" calcext:value-type="float">
            <text:p>2,32</text:p>
          </table:table-cell>
          <table:table-cell office:value-type="float" office:value="2.48" calcext:value-type="float">
            <text:p>2,48</text:p>
          </table:table-cell>
          <table:table-cell table:formula="of:=ABS([.G14])*[.F64]" office:value-type="float" office:value="-1.9" calcext:value-type="float">
            <text:p>-1,9</text:p>
          </table:table-cell>
          <table:table-cell table:formula="of:=ABS([.G14])*[.G64]" office:value-type="float" office:value="-0.8358" calcext:value-type="float">
            <text:p>-0,8358</text:p>
          </table:table-cell>
          <table:table-cell table:formula="of:=ABS([.G13])*[.H64]" office:value-type="float" office:value="-1.5508" calcext:value-type="float">
            <text:p>-1,5508</text:p>
          </table:table-cell>
          <table:table-cell table:formula="of:=ABS([.G13])*[.I64]" office:value-type="float" office:value="-2.1866" calcext:value-type="float">
            <text:p>-2,1866</text:p>
          </table:table-cell>
          <table:table-cell table:formula="of:=POWER(SUM([.A65];[.F65]);2)+POWER(SUM([.B65];[.G65]);2)+POWER(SUM([.D65];[.H65]);2)+POWER(SUM([.E65];[.I65]);2)" office:value-type="float" office:value="5.96270584" calcext:value-type="float">
            <text:p>5,962705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1" calcext:value-type="float">
            <text:p>2,41</text:p>
          </table:table-cell>
          <table:table-cell office:value-type="float" office:value="0.54" calcext:value-type="float">
            <text:p>0,54</text:p>
          </table:table-cell>
          <table:table-cell office:value-type="float" office:value="2.33" calcext:value-type="float">
            <text:p>2,33</text:p>
          </table:table-cell>
          <table:table-cell office:value-type="float" office:value="2.95" calcext:value-type="float">
            <text:p>2,95</text:p>
          </table:table-cell>
          <table:table-cell table:formula="of:=ABS([.G15])*[.F65]" office:value-type="float" office:value="-1.9" calcext:value-type="float">
            <text:p>-1,9</text:p>
          </table:table-cell>
          <table:table-cell table:formula="of:=ABS([.G15])*[.G65]" office:value-type="float" office:value="-0.8358" calcext:value-type="float">
            <text:p>-0,8358</text:p>
          </table:table-cell>
          <table:table-cell table:formula="of:=ABS([.G14])*[.H65]" office:value-type="float" office:value="-1.5508" calcext:value-type="float">
            <text:p>-1,5508</text:p>
          </table:table-cell>
          <table:table-cell table:formula="of:=ABS([.G14])*[.I65]" office:value-type="float" office:value="-2.1866" calcext:value-type="float">
            <text:p>-2,1866</text:p>
          </table:table-cell>
          <table:table-cell table:formula="of:=POWER(SUM([.A66];[.F66]);2)+POWER(SUM([.B66];[.G66]);2)+POWER(SUM([.D66];[.H66]);2)+POWER(SUM([.E66];[.I66]);2)" office:value-type="float" office:value="7.27803784" calcext:value-type="float">
            <text:p>7,278037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1" calcext:value-type="float">
            <text:p>0,11</text:p>
          </table:table-cell>
          <table:table-cell office:value-type="float" office:value="1.68" calcext:value-type="float">
            <text:p>1,68</text:p>
          </table:table-cell>
          <table:table-cell office:value-type="float" office:value="2.76" calcext:value-type="float">
            <text:p>2,76</text:p>
          </table:table-cell>
          <table:table-cell office:value-type="float" office:value="0.05" calcext:value-type="float">
            <text:p>0,05</text:p>
          </table:table-cell>
          <table:table-cell table:formula="of:=ABS([.G16])*[.F66]" office:value-type="float" office:value="-1.9" calcext:value-type="float">
            <text:p>-1,9</text:p>
          </table:table-cell>
          <table:table-cell table:formula="of:=ABS([.G16])*[.G66]" office:value-type="float" office:value="-0.8358" calcext:value-type="float">
            <text:p>-0,8358</text:p>
          </table:table-cell>
          <table:table-cell table:formula="of:=ABS([.G15])*[.H66]" office:value-type="float" office:value="-1.5508" calcext:value-type="float">
            <text:p>-1,5508</text:p>
          </table:table-cell>
          <table:table-cell table:formula="of:=ABS([.G15])*[.I66]" office:value-type="float" office:value="-2.1866" calcext:value-type="float">
            <text:p>-2,1866</text:p>
          </table:table-cell>
          <table:table-cell table:formula="of:=POWER(SUM([.A67];[.F67]);2)+POWER(SUM([.B67];[.G67]);2)+POWER(SUM([.D67];[.H67]);2)+POWER(SUM([.E67];[.I67]);2)" office:value-type="float" office:value="10.16400984" calcext:value-type="float">
            <text:p>10,164009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89" calcext:value-type="float">
            <text:p>0,89</text:p>
          </table:table-cell>
          <table:table-cell office:value-type="float" office:value="1.19" calcext:value-type="float">
            <text:p>1,19</text:p>
          </table:table-cell>
          <table:table-cell office:value-type="float" office:value="0.76" calcext:value-type="float">
            <text:p>0,76</text:p>
          </table:table-cell>
          <table:table-cell office:value-type="float" office:value="2.65" calcext:value-type="float">
            <text:p>2,65</text:p>
          </table:table-cell>
          <table:table-cell table:formula="of:=ABS([.G17])*[.F67]" office:value-type="float" office:value="-1.9" calcext:value-type="float">
            <text:p>-1,9</text:p>
          </table:table-cell>
          <table:table-cell table:formula="of:=ABS([.G17])*[.G67]" office:value-type="float" office:value="-0.8358" calcext:value-type="float">
            <text:p>-0,8358</text:p>
          </table:table-cell>
          <table:table-cell table:formula="of:=ABS([.G16])*[.H67]" office:value-type="float" office:value="-1.5508" calcext:value-type="float">
            <text:p>-1,5508</text:p>
          </table:table-cell>
          <table:table-cell table:formula="of:=ABS([.G16])*[.I67]" office:value-type="float" office:value="-2.1866" calcext:value-type="float">
            <text:p>-2,1866</text:p>
          </table:table-cell>
          <table:table-cell table:formula="of:=POWER(SUM([.A68];[.F68]);2)+POWER(SUM([.B68];[.G68]);2)+POWER(SUM([.D68];[.H68]);2)+POWER(SUM([.E68];[.I68]);2)" office:value-type="float" office:value="4.45304184" calcext:value-type="float">
            <text:p>4,453041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67" calcext:value-type="float">
            <text:p>1,67</text:p>
          </table:table-cell>
          <table:table-cell office:value-type="float" office:value="0.72" calcext:value-type="float">
            <text:p>0,72</text:p>
          </table:table-cell>
          <table:table-cell office:value-type="float" office:value="1.44" calcext:value-type="float">
            <text:p>1,44</text:p>
          </table:table-cell>
          <table:table-cell office:value-type="float" office:value="1.38" calcext:value-type="float">
            <text:p>1,38</text:p>
          </table:table-cell>
          <table:table-cell table:formula="of:=ABS([.G18])*[.F68]" office:value-type="float" office:value="-1.9" calcext:value-type="float">
            <text:p>-1,9</text:p>
          </table:table-cell>
          <table:table-cell table:formula="of:=ABS([.G18])*[.G68]" office:value-type="float" office:value="-0.8358" calcext:value-type="float">
            <text:p>-0,8358</text:p>
          </table:table-cell>
          <table:table-cell table:formula="of:=ABS([.G17])*[.H68]" office:value-type="float" office:value="-1.5508" calcext:value-type="float">
            <text:p>-1,5508</text:p>
          </table:table-cell>
          <table:table-cell table:formula="of:=ABS([.G17])*[.I68]" office:value-type="float" office:value="-2.1866" calcext:value-type="float">
            <text:p>-2,1866</text:p>
          </table:table-cell>
          <table:table-cell table:formula="of:=POWER(SUM([.A69];[.F69]);2)+POWER(SUM([.B69];[.G69]);2)+POWER(SUM([.D69];[.H69]);2)+POWER(SUM([.E69];[.I69]);2)" office:value-type="float" office:value="4.96876984" calcext:value-type="float">
            <text:p>4,968769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3" calcext:value-type="float">
            <text:p>1,33</text:p>
          </table:table-cell>
          <table:table-cell office:value-type="float" office:value="0.54" calcext:value-type="float">
            <text:p>0,54</text:p>
          </table:table-cell>
          <table:table-cell office:value-type="float" office:value="1.87" calcext:value-type="float">
            <text:p>1,87</text:p>
          </table:table-cell>
          <table:table-cell office:value-type="float" office:value="1.18" calcext:value-type="float">
            <text:p>1,18</text:p>
          </table:table-cell>
          <table:table-cell table:formula="of:=ABS([.G19])*[.F69]" office:value-type="float" office:value="-1.9" calcext:value-type="float">
            <text:p>-1,9</text:p>
          </table:table-cell>
          <table:table-cell table:formula="of:=ABS([.G19])*[.G69]" office:value-type="float" office:value="-0.8358" calcext:value-type="float">
            <text:p>-0,8358</text:p>
          </table:table-cell>
          <table:table-cell table:formula="of:=ABS([.G18])*[.H69]" office:value-type="float" office:value="-1.5508" calcext:value-type="float">
            <text:p>-1,5508</text:p>
          </table:table-cell>
          <table:table-cell table:formula="of:=ABS([.G18])*[.I69]" office:value-type="float" office:value="-2.1866" calcext:value-type="float">
            <text:p>-2,1866</text:p>
          </table:table-cell>
          <table:table-cell table:formula="of:=POWER(SUM([.A70];[.F70]);2)+POWER(SUM([.B70];[.G70]);2)+POWER(SUM([.D70];[.H70]);2)+POWER(SUM([.E70];[.I70]);2)" office:value-type="float" office:value="4.96936584" calcext:value-type="float">
            <text:p>4,969365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6" calcext:value-type="float">
            <text:p>1,56</text:p>
          </table:table-cell>
          <table:table-cell office:value-type="float" office:value="1.99" calcext:value-type="float">
            <text:p>1,99</text:p>
          </table:table-cell>
          <table:table-cell office:value-type="float" office:value="2.34" calcext:value-type="float">
            <text:p>2,34</text:p>
          </table:table-cell>
          <table:table-cell office:value-type="float" office:value="2.48" calcext:value-type="float">
            <text:p>2,48</text:p>
          </table:table-cell>
          <table:table-cell table:formula="of:=ABS([.G20])*[.F70]" office:value-type="float" office:value="-1.9" calcext:value-type="float">
            <text:p>-1,9</text:p>
          </table:table-cell>
          <table:table-cell table:formula="of:=ABS([.G20])*[.G70]" office:value-type="float" office:value="-0.8358" calcext:value-type="float">
            <text:p>-0,8358</text:p>
          </table:table-cell>
          <table:table-cell table:formula="of:=ABS([.G19])*[.H70]" office:value-type="float" office:value="-1.5508" calcext:value-type="float">
            <text:p>-1,5508</text:p>
          </table:table-cell>
          <table:table-cell table:formula="of:=ABS([.G19])*[.I70]" office:value-type="float" office:value="-2.1866" calcext:value-type="float">
            <text:p>-2,1866</text:p>
          </table:table-cell>
          <table:table-cell table:formula="of:=POWER(SUM([.A71];[.F71]);2)+POWER(SUM([.B71];[.G71]);2)+POWER(SUM([.D71];[.H71]);2)+POWER(SUM([.E71];[.I71]);2)" office:value-type="float" office:value="4.84338584" calcext:value-type="float">
            <text:p>4,843385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87" calcext:value-type="float">
            <text:p>2,87</text:p>
          </table:table-cell>
          <table:table-cell office:value-type="float" office:value="1.31" calcext:value-type="float">
            <text:p>1,31</text:p>
          </table:table-cell>
          <table:table-cell office:value-type="float" office:value="2.76" calcext:value-type="float">
            <text:p>2,76</text:p>
          </table:table-cell>
          <table:table-cell office:value-type="float" office:value="1.15" calcext:value-type="float">
            <text:p>1,15</text:p>
          </table:table-cell>
          <table:table-cell table:formula="of:=ABS([.G21])*[.F71]" office:value-type="float" office:value="-1.9" calcext:value-type="float">
            <text:p>-1,9</text:p>
          </table:table-cell>
          <table:table-cell table:formula="of:=ABS([.G21])*[.G71]" office:value-type="float" office:value="-0.8358" calcext:value-type="float">
            <text:p>-0,8358</text:p>
          </table:table-cell>
          <table:table-cell table:formula="of:=ABS([.G20])*[.H71]" office:value-type="float" office:value="-1.5508" calcext:value-type="float">
            <text:p>-1,5508</text:p>
          </table:table-cell>
          <table:table-cell table:formula="of:=ABS([.G20])*[.I71]" office:value-type="float" office:value="-2.1866" calcext:value-type="float">
            <text:p>-2,1866</text:p>
          </table:table-cell>
          <table:table-cell table:formula="of:=POWER(SUM([.A72];[.F72]);2)+POWER(SUM([.B72];[.G72]);2)+POWER(SUM([.D72];[.H72]);2)+POWER(SUM([.E72];[.I72]);2)" office:value-type="float" office:value="10.28467384" calcext:value-type="float">
            <text:p>10,284673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6" calcext:value-type="float">
            <text:p>2,56</text:p>
          </table:table-cell>
          <table:table-cell office:value-type="float" office:value="1.01" calcext:value-type="float">
            <text:p>1,01</text:p>
          </table:table-cell>
          <table:table-cell office:value-type="float" office:value="0.54" calcext:value-type="float">
            <text:p>0,54</text:p>
          </table:table-cell>
          <table:table-cell office:value-type="float" office:value="2.17" calcext:value-type="float">
            <text:p>2,17</text:p>
          </table:table-cell>
          <table:table-cell table:formula="of:=ABS([.G22])*[.F72]" office:value-type="float" office:value="-1.9" calcext:value-type="float">
            <text:p>-1,9</text:p>
          </table:table-cell>
          <table:table-cell table:formula="of:=ABS([.G22])*[.G72]" office:value-type="float" office:value="-0.8358" calcext:value-type="float">
            <text:p>-0,8358</text:p>
          </table:table-cell>
          <table:table-cell table:formula="of:=ABS([.G21])*[.H72]" office:value-type="float" office:value="-1.5508" calcext:value-type="float">
            <text:p>-1,5508</text:p>
          </table:table-cell>
          <table:table-cell table:formula="of:=ABS([.G21])*[.I72]" office:value-type="float" office:value="-2.1866" calcext:value-type="float">
            <text:p>-2,1866</text:p>
          </table:table-cell>
          <table:table-cell table:formula="of:=POWER(SUM([.A73];[.F73]);2)+POWER(SUM([.B73];[.G73]);2)+POWER(SUM([.D73];[.H73]);2)+POWER(SUM([.E73];[.I73]);2)" office:value-type="float" office:value="7.60485784" calcext:value-type="float">
            <text:p>7,60485784</text:p>
          </table:table-cell>
          <table:table-cell table:number-columns-repeated="4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float" office:value="2.43" calcext:value-type="float">
            <text:p>2,43</text:p>
          </table:table-cell>
          <table:table-cell office:value-type="float" office:value="0.34" calcext:value-type="float">
            <text:p>0,34</text:p>
          </table:table-cell>
          <table:table-cell office:value-type="float" office:value="2.27" calcext:value-type="float">
            <text:p>2,27</text:p>
          </table:table-cell>
          <table:table-cell office:value-type="float" office:value="0.34" calcext:value-type="float">
            <text:p>0,34</text:p>
          </table:table-cell>
          <table:table-cell office:value-type="float" office:value="-1.8033" calcext:value-type="float">
            <text:p>-1,8033</text:p>
          </table:table-cell>
          <table:table-cell office:value-type="float" office:value="-1.11" calcext:value-type="float">
            <text:p>-1,11</text:p>
          </table:table-cell>
          <table:table-cell office:value-type="float" office:value="-2.5966" calcext:value-type="float">
            <text:p>-2,5966</text:p>
          </table:table-cell>
          <table:table-cell office:value-type="float" office:value="-0.5133" calcext:value-type="float">
            <text:p>-0,5133</text:p>
          </table:table-cell>
          <table:table-cell table:formula="of:=POWER(SUM([.A77];[.F77]);2)+POWER(SUM([.B77];[.G77]);2)+POWER(SUM([.D77];[.H77]);2)+POWER(SUM([.E77];[.I77]);2)" office:value-type="float" office:value="5.13099134" calcext:value-type="float">
            <text:p>5,130991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98" calcext:value-type="float">
            <text:p>2,98</text:p>
          </table:table-cell>
          <table:table-cell office:value-type="float" office:value="0.54" calcext:value-type="float">
            <text:p>0,54</text:p>
          </table:table-cell>
          <table:table-cell office:value-type="float" office:value="2.54" calcext:value-type="float">
            <text:p>2,54</text:p>
          </table:table-cell>
          <table:table-cell office:value-type="float" office:value="2.64" calcext:value-type="float">
            <text:p>2,64</text:p>
          </table:table-cell>
          <table:table-cell table:formula="of:=ABS([.G8])*[.F77]" office:value-type="float" office:value="-1.8033" calcext:value-type="float">
            <text:p>-1,8033</text:p>
          </table:table-cell>
          <table:table-cell table:formula="of:=ABS([.G8])*[.G77]" office:value-type="float" office:value="-1.11" calcext:value-type="float">
            <text:p>-1,11</text:p>
          </table:table-cell>
          <table:table-cell table:formula="of:=ABS([.G8])*[.H77]" office:value-type="float" office:value="-2.5966" calcext:value-type="float">
            <text:p>-2,5966</text:p>
          </table:table-cell>
          <table:table-cell table:formula="of:=ABS([.G8])*[.I77]" office:value-type="float" office:value="-0.5133" calcext:value-type="float">
            <text:p>-0,5133</text:p>
          </table:table-cell>
          <table:table-cell table:formula="of:=POWER(SUM([.A78];[.F78]);2)+POWER(SUM([.B78];[.G78]);2)+POWER(SUM([.D78];[.H78]);2)+POWER(SUM([.E78];[.I78]);2)" office:value-type="float" office:value="11.27484734" calcext:value-type="float">
            <text:p>11,274847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2" calcext:value-type="float">
            <text:p>1,22</text:p>
          </table:table-cell>
          <table:table-cell office:value-type="float" office:value="0.33" calcext:value-type="float">
            <text:p>0,33</text:p>
          </table:table-cell>
          <table:table-cell office:value-type="float" office:value="0.9" calcext:value-type="float">
            <text:p>0,9</text:p>
          </table:table-cell>
          <table:table-cell office:value-type="float" office:value="2.83" calcext:value-type="float">
            <text:p>2,83</text:p>
          </table:table-cell>
          <table:table-cell table:formula="of:=ABS([.G8])*[.F78]" office:value-type="float" office:value="-1.8033" calcext:value-type="float">
            <text:p>-1,8033</text:p>
          </table:table-cell>
          <table:table-cell table:formula="of:=ABS([.G9])*[.G78]" office:value-type="float" office:value="-1.11" calcext:value-type="float">
            <text:p>-1,11</text:p>
          </table:table-cell>
          <table:table-cell table:formula="of:=ABS([.G9])*[.H78]" office:value-type="float" office:value="-2.5966" calcext:value-type="float">
            <text:p>-2,5966</text:p>
          </table:table-cell>
          <table:table-cell table:formula="of:=ABS([.G9])*[.I78]" office:value-type="float" office:value="-0.5133" calcext:value-type="float">
            <text:p>-0,5133</text:p>
          </table:table-cell>
          <table:table-cell table:formula="of:=POWER(SUM([.A79];[.F79]);2)+POWER(SUM([.B79];[.G79]);2)+POWER(SUM([.D79];[.H79]);2)+POWER(SUM([.E79];[.I79]);2)" office:value-type="float" office:value="11.50954134" calcext:value-type="float">
            <text:p>11,509541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7" calcext:value-type="float">
            <text:p>2,07</text:p>
          </table:table-cell>
          <table:table-cell office:value-type="float" office:value="0.67" calcext:value-type="float">
            <text:p>0,67</text:p>
          </table:table-cell>
          <table:table-cell office:value-type="float" office:value="0.36" calcext:value-type="float">
            <text:p>0,36</text:p>
          </table:table-cell>
          <table:table-cell office:value-type="float" office:value="0.92" calcext:value-type="float">
            <text:p>0,92</text:p>
          </table:table-cell>
          <table:table-cell table:formula="of:=ABS([.G9])*[.F79]" office:value-type="float" office:value="-1.8033" calcext:value-type="float">
            <text:p>-1,8033</text:p>
          </table:table-cell>
          <table:table-cell table:formula="of:=ABS([.G10])*[.G79]" office:value-type="float" office:value="-1.11" calcext:value-type="float">
            <text:p>-1,11</text:p>
          </table:table-cell>
          <table:table-cell table:formula="of:=ABS([.G10])*[.H79]" office:value-type="float" office:value="-2.5966" calcext:value-type="float">
            <text:p>-2,5966</text:p>
          </table:table-cell>
          <table:table-cell table:formula="of:=ABS([.G10])*[.I79]" office:value-type="float" office:value="-0.5133" calcext:value-type="float">
            <text:p>-0,5133</text:p>
          </table:table-cell>
          <table:table-cell table:formula="of:=POWER(SUM([.A80];[.F80]);2)+POWER(SUM([.B80];[.G80]);2)+POWER(SUM([.D80];[.H80]);2)+POWER(SUM([.E80];[.I80]);2)" office:value-type="float" office:value="9.34127534" calcext:value-type="float">
            <text:p>9,341275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4" calcext:value-type="float">
            <text:p>1,34</text:p>
          </table:table-cell>
          <table:table-cell office:value-type="float" office:value="0.54" calcext:value-type="float">
            <text:p>0,54</text:p>
          </table:table-cell>
          <table:table-cell office:value-type="float" office:value="2.76" calcext:value-type="float">
            <text:p>2,76</text:p>
          </table:table-cell>
          <table:table-cell office:value-type="float" office:value="1.73" calcext:value-type="float">
            <text:p>1,73</text:p>
          </table:table-cell>
          <table:table-cell table:formula="of:=ABS([.G10])*[.F80]" office:value-type="float" office:value="-1.8033" calcext:value-type="float">
            <text:p>-1,8033</text:p>
          </table:table-cell>
          <table:table-cell table:formula="of:=ABS([.G11])*[.G80]" office:value-type="float" office:value="-1.11" calcext:value-type="float">
            <text:p>-1,11</text:p>
          </table:table-cell>
          <table:table-cell table:formula="of:=ABS([.G11])*[.H80]" office:value-type="float" office:value="-2.5966" calcext:value-type="float">
            <text:p>-2,5966</text:p>
          </table:table-cell>
          <table:table-cell table:formula="of:=ABS([.G11])*[.I80]" office:value-type="float" office:value="-0.5133" calcext:value-type="float">
            <text:p>-0,5133</text:p>
          </table:table-cell>
          <table:table-cell table:formula="of:=POWER(SUM([.A81];[.F81]);2)+POWER(SUM([.B81];[.G81]);2)+POWER(SUM([.D81];[.H81]);2)+POWER(SUM([.E81];[.I81]);2)" office:value-type="float" office:value="4.81184934" calcext:value-type="float">
            <text:p>4,811849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4" calcext:value-type="float">
            <text:p>2,64</text:p>
          </table:table-cell>
          <table:table-cell office:value-type="float" office:value="0.09" calcext:value-type="float">
            <text:p>0,09</text:p>
          </table:table-cell>
          <table:table-cell office:value-type="float" office:value="0.45" calcext:value-type="float">
            <text:p>0,45</text:p>
          </table:table-cell>
          <table:table-cell office:value-type="float" office:value="2.83" calcext:value-type="float">
            <text:p>2,83</text:p>
          </table:table-cell>
          <table:table-cell table:formula="of:=ABS([.G11])*[.F81]" office:value-type="float" office:value="-1.8033" calcext:value-type="float">
            <text:p>-1,8033</text:p>
          </table:table-cell>
          <table:table-cell table:formula="of:=ABS([.G12])*[.G81]" office:value-type="float" office:value="-1.11" calcext:value-type="float">
            <text:p>-1,11</text:p>
          </table:table-cell>
          <table:table-cell table:formula="of:=ABS([.G12])*[.H81]" office:value-type="float" office:value="-2.5966" calcext:value-type="float">
            <text:p>-2,5966</text:p>
          </table:table-cell>
          <table:table-cell table:formula="of:=ABS([.G12])*[.I81]" office:value-type="float" office:value="-0.5133" calcext:value-type="float">
            <text:p>-0,5133</text:p>
          </table:table-cell>
          <table:table-cell table:formula="of:=POWER(SUM([.A82];[.F82]);2)+POWER(SUM([.B82];[.G82]);2)+POWER(SUM([.D82];[.H82]);2)+POWER(SUM([.E82];[.I82]);2)" office:value-type="float" office:value="15.56778134" calcext:value-type="float">
            <text:p>15,567781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3" calcext:value-type="float">
            <text:p>2,13</text:p>
          </table:table-cell>
          <table:table-cell office:value-type="float" office:value="1.87" calcext:value-type="float">
            <text:p>1,87</text:p>
          </table:table-cell>
          <table:table-cell office:value-type="float" office:value="2.32" calcext:value-type="float">
            <text:p>2,32</text:p>
          </table:table-cell>
          <table:table-cell office:value-type="float" office:value="2.48" calcext:value-type="float">
            <text:p>2,48</text:p>
          </table:table-cell>
          <table:table-cell table:formula="of:=ABS([.G12])*[.F82]" office:value-type="float" office:value="-1.8033" calcext:value-type="float">
            <text:p>-1,8033</text:p>
          </table:table-cell>
          <table:table-cell table:formula="of:=ABS([.G13])*[.G82]" office:value-type="float" office:value="-1.11" calcext:value-type="float">
            <text:p>-1,11</text:p>
          </table:table-cell>
          <table:table-cell table:formula="of:=ABS([.G13])*[.H82]" office:value-type="float" office:value="-2.5966" calcext:value-type="float">
            <text:p>-2,5966</text:p>
          </table:table-cell>
          <table:table-cell table:formula="of:=ABS([.G13])*[.I82]" office:value-type="float" office:value="-0.5133" calcext:value-type="float">
            <text:p>-0,5133</text:p>
          </table:table-cell>
          <table:table-cell table:formula="of:=POWER(SUM([.A83];[.F83]);2)+POWER(SUM([.B83];[.G83]);2)+POWER(SUM([.D83];[.H83]);2)+POWER(SUM([.E83];[.I83]);2)" office:value-type="float" office:value="8.23670734" calcext:value-type="float">
            <text:p>8,236707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1" calcext:value-type="float">
            <text:p>2,41</text:p>
          </table:table-cell>
          <table:table-cell office:value-type="float" office:value="0.54" calcext:value-type="float">
            <text:p>0,54</text:p>
          </table:table-cell>
          <table:table-cell office:value-type="float" office:value="2.33" calcext:value-type="float">
            <text:p>2,33</text:p>
          </table:table-cell>
          <table:table-cell office:value-type="float" office:value="2.95" calcext:value-type="float">
            <text:p>2,95</text:p>
          </table:table-cell>
          <table:table-cell table:formula="of:=ABS([.G13])*[.F83]" office:value-type="float" office:value="-1.8033" calcext:value-type="float">
            <text:p>-1,8033</text:p>
          </table:table-cell>
          <table:table-cell table:formula="of:=ABS([.G14])*[.G83]" office:value-type="float" office:value="-1.11" calcext:value-type="float">
            <text:p>-1,11</text:p>
          </table:table-cell>
          <table:table-cell table:formula="of:=ABS([.G14])*[.H83]" office:value-type="float" office:value="-2.5966" calcext:value-type="float">
            <text:p>-2,5966</text:p>
          </table:table-cell>
          <table:table-cell table:formula="of:=ABS([.G14])*[.I83]" office:value-type="float" office:value="-0.5133" calcext:value-type="float">
            <text:p>-0,5133</text:p>
          </table:table-cell>
          <table:table-cell table:formula="of:=POWER(SUM([.A84];[.F84]);2)+POWER(SUM([.B84];[.G84]);2)+POWER(SUM([.D84];[.H84]);2)+POWER(SUM([.E84];[.I84]);2)" office:value-type="float" office:value="10.95047334" calcext:value-type="float">
            <text:p>10,950473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1" calcext:value-type="float">
            <text:p>0,11</text:p>
          </table:table-cell>
          <table:table-cell office:value-type="float" office:value="1.68" calcext:value-type="float">
            <text:p>1,68</text:p>
          </table:table-cell>
          <table:table-cell office:value-type="float" office:value="2.76" calcext:value-type="float">
            <text:p>2,76</text:p>
          </table:table-cell>
          <table:table-cell office:value-type="float" office:value="0.05" calcext:value-type="float">
            <text:p>0,05</text:p>
          </table:table-cell>
          <table:table-cell table:formula="of:=ABS([.G14])*[.F84]" office:value-type="float" office:value="-1.8033" calcext:value-type="float">
            <text:p>-1,8033</text:p>
          </table:table-cell>
          <table:table-cell table:formula="of:=ABS([.G15])*[.G84]" office:value-type="float" office:value="-1.11" calcext:value-type="float">
            <text:p>-1,11</text:p>
          </table:table-cell>
          <table:table-cell table:formula="of:=ABS([.G15])*[.H84]" office:value-type="float" office:value="-2.5966" calcext:value-type="float">
            <text:p>-2,5966</text:p>
          </table:table-cell>
          <table:table-cell table:formula="of:=ABS([.G15])*[.I84]" office:value-type="float" office:value="-0.5133" calcext:value-type="float">
            <text:p>-0,5133</text:p>
          </table:table-cell>
          <table:table-cell table:formula="of:=POWER(SUM([.A85];[.F85]);2)+POWER(SUM([.B85];[.G85]);2)+POWER(SUM([.D85];[.H85]);2)+POWER(SUM([.E85];[.I85]);2)" office:value-type="float" office:value="4.49323734" calcext:value-type="float">
            <text:p>4,493237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89" calcext:value-type="float">
            <text:p>0,89</text:p>
          </table:table-cell>
          <table:table-cell office:value-type="float" office:value="1.19" calcext:value-type="float">
            <text:p>1,19</text:p>
          </table:table-cell>
          <table:table-cell office:value-type="float" office:value="0.76" calcext:value-type="float">
            <text:p>0,76</text:p>
          </table:table-cell>
          <table:table-cell office:value-type="float" office:value="2.65" calcext:value-type="float">
            <text:p>2,65</text:p>
          </table:table-cell>
          <table:table-cell table:formula="of:=ABS([.G15])*[.F85]" office:value-type="float" office:value="-1.8033" calcext:value-type="float">
            <text:p>-1,8033</text:p>
          </table:table-cell>
          <table:table-cell table:formula="of:=ABS([.G16])*[.G85]" office:value-type="float" office:value="-1.11" calcext:value-type="float">
            <text:p>-1,11</text:p>
          </table:table-cell>
          <table:table-cell table:formula="of:=ABS([.G16])*[.H85]" office:value-type="float" office:value="-2.5966" calcext:value-type="float">
            <text:p>-2,5966</text:p>
          </table:table-cell>
          <table:table-cell table:formula="of:=ABS([.G16])*[.I85]" office:value-type="float" office:value="-0.5133" calcext:value-type="float">
            <text:p>-0,5133</text:p>
          </table:table-cell>
          <table:table-cell table:formula="of:=POWER(SUM([.A86];[.F86]);2)+POWER(SUM([.B86];[.G86]);2)+POWER(SUM([.D86];[.H86]);2)+POWER(SUM([.E86];[.I86]);2)" office:value-type="float" office:value="11.23887734" calcext:value-type="float">
            <text:p>11,238877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67" calcext:value-type="float">
            <text:p>1,67</text:p>
          </table:table-cell>
          <table:table-cell office:value-type="float" office:value="0.72" calcext:value-type="float">
            <text:p>0,72</text:p>
          </table:table-cell>
          <table:table-cell office:value-type="float" office:value="1.44" calcext:value-type="float">
            <text:p>1,44</text:p>
          </table:table-cell>
          <table:table-cell office:value-type="float" office:value="1.38" calcext:value-type="float">
            <text:p>1,38</text:p>
          </table:table-cell>
          <table:table-cell table:formula="of:=ABS([.G16])*[.F86]" office:value-type="float" office:value="-1.8033" calcext:value-type="float">
            <text:p>-1,8033</text:p>
          </table:table-cell>
          <table:table-cell table:formula="of:=ABS([.G17])*[.G86]" office:value-type="float" office:value="-1.11" calcext:value-type="float">
            <text:p>-1,11</text:p>
          </table:table-cell>
          <table:table-cell table:formula="of:=ABS([.G17])*[.H86]" office:value-type="float" office:value="-2.5966" calcext:value-type="float">
            <text:p>-2,5966</text:p>
          </table:table-cell>
          <table:table-cell table:formula="of:=ABS([.G17])*[.I86]" office:value-type="float" office:value="-0.5133" calcext:value-type="float">
            <text:p>-0,5133</text:p>
          </table:table-cell>
          <table:table-cell table:formula="of:=POWER(SUM([.A87];[.F87]);2)+POWER(SUM([.B87];[.G87]);2)+POWER(SUM([.D87];[.H87]);2)+POWER(SUM([.E87];[.I87]);2)" office:value-type="float" office:value="5.65438334" calcext:value-type="float">
            <text:p>5,654383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3" calcext:value-type="float">
            <text:p>1,33</text:p>
          </table:table-cell>
          <table:table-cell office:value-type="float" office:value="0.54" calcext:value-type="float">
            <text:p>0,54</text:p>
          </table:table-cell>
          <table:table-cell office:value-type="float" office:value="1.87" calcext:value-type="float">
            <text:p>1,87</text:p>
          </table:table-cell>
          <table:table-cell office:value-type="float" office:value="1.18" calcext:value-type="float">
            <text:p>1,18</text:p>
          </table:table-cell>
          <table:table-cell table:formula="of:=ABS([.G17])*[.F87]" office:value-type="float" office:value="-1.8033" calcext:value-type="float">
            <text:p>-1,8033</text:p>
          </table:table-cell>
          <table:table-cell table:formula="of:=ABS([.G18])*[.G87]" office:value-type="float" office:value="-1.11" calcext:value-type="float">
            <text:p>-1,11</text:p>
          </table:table-cell>
          <table:table-cell table:formula="of:=ABS([.G18])*[.H87]" office:value-type="float" office:value="-2.5966" calcext:value-type="float">
            <text:p>-2,5966</text:p>
          </table:table-cell>
          <table:table-cell table:formula="of:=ABS([.G18])*[.I87]" office:value-type="float" office:value="-0.5133" calcext:value-type="float">
            <text:p>-0,5133</text:p>
          </table:table-cell>
          <table:table-cell table:formula="of:=POWER(SUM([.A88];[.F88]);2)+POWER(SUM([.B88];[.G88]);2)+POWER(SUM([.D88];[.H88]);2)+POWER(SUM([.E88];[.I88]);2)" office:value-type="float" office:value="4.27272734" calcext:value-type="float">
            <text:p>4,272727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6" calcext:value-type="float">
            <text:p>1,56</text:p>
          </table:table-cell>
          <table:table-cell office:value-type="float" office:value="1.99" calcext:value-type="float">
            <text:p>1,99</text:p>
          </table:table-cell>
          <table:table-cell office:value-type="float" office:value="2.34" calcext:value-type="float">
            <text:p>2,34</text:p>
          </table:table-cell>
          <table:table-cell office:value-type="float" office:value="2.48" calcext:value-type="float">
            <text:p>2,48</text:p>
          </table:table-cell>
          <table:table-cell table:formula="of:=ABS([.G18])*[.F88]" office:value-type="float" office:value="-1.8033" calcext:value-type="float">
            <text:p>-1,8033</text:p>
          </table:table-cell>
          <table:table-cell table:formula="of:=ABS([.G19])*[.G88]" office:value-type="float" office:value="-1.11" calcext:value-type="float">
            <text:p>-1,11</text:p>
          </table:table-cell>
          <table:table-cell table:formula="of:=ABS([.G19])*[.H88]" office:value-type="float" office:value="-2.5966" calcext:value-type="float">
            <text:p>-2,5966</text:p>
          </table:table-cell>
          <table:table-cell table:formula="of:=ABS([.G19])*[.I88]" office:value-type="float" office:value="-0.5133" calcext:value-type="float">
            <text:p>-0,5133</text:p>
          </table:table-cell>
          <table:table-cell table:formula="of:=POWER(SUM([.A89];[.F89]);2)+POWER(SUM([.B89];[.G89]);2)+POWER(SUM([.D89];[.H89]);2)+POWER(SUM([.E89];[.I89]);2)" office:value-type="float" office:value="7.38814334" calcext:value-type="float">
            <text:p>7,388143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87" calcext:value-type="float">
            <text:p>2,87</text:p>
          </table:table-cell>
          <table:table-cell office:value-type="float" office:value="1.31" calcext:value-type="float">
            <text:p>1,31</text:p>
          </table:table-cell>
          <table:table-cell office:value-type="float" office:value="2.76" calcext:value-type="float">
            <text:p>2,76</text:p>
          </table:table-cell>
          <table:table-cell office:value-type="float" office:value="1.15" calcext:value-type="float">
            <text:p>1,15</text:p>
          </table:table-cell>
          <table:table-cell table:formula="of:=ABS([.G19])*[.F89]" office:value-type="float" office:value="-1.8033" calcext:value-type="float">
            <text:p>-1,8033</text:p>
          </table:table-cell>
          <table:table-cell table:formula="of:=ABS([.G20])*[.G89]" office:value-type="float" office:value="-1.11" calcext:value-type="float">
            <text:p>-1,11</text:p>
          </table:table-cell>
          <table:table-cell table:formula="of:=ABS([.G20])*[.H89]" office:value-type="float" office:value="-2.5966" calcext:value-type="float">
            <text:p>-2,5966</text:p>
          </table:table-cell>
          <table:table-cell table:formula="of:=ABS([.G20])*[.I89]" office:value-type="float" office:value="-0.5133" calcext:value-type="float">
            <text:p>-0,5133</text:p>
          </table:table-cell>
          <table:table-cell table:formula="of:=POWER(SUM([.A90];[.F90]);2)+POWER(SUM([.B90];[.G90]);2)+POWER(SUM([.D90];[.H90]);2)+POWER(SUM([.E90];[.I90]);2)" office:value-type="float" office:value="6.78157734" calcext:value-type="float">
            <text:p>6,781577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6" calcext:value-type="float">
            <text:p>2,56</text:p>
          </table:table-cell>
          <table:table-cell office:value-type="float" office:value="1.01" calcext:value-type="float">
            <text:p>1,01</text:p>
          </table:table-cell>
          <table:table-cell office:value-type="float" office:value="0.54" calcext:value-type="float">
            <text:p>0,54</text:p>
          </table:table-cell>
          <table:table-cell office:value-type="float" office:value="2.17" calcext:value-type="float">
            <text:p>2,17</text:p>
          </table:table-cell>
          <table:table-cell table:formula="of:=ABS([.G20])*[.F90]" office:value-type="float" office:value="-1.8033" calcext:value-type="float">
            <text:p>-1,8033</text:p>
          </table:table-cell>
          <table:table-cell table:formula="of:=ABS([.G21])*[.G90]" office:value-type="float" office:value="-1.11" calcext:value-type="float">
            <text:p>-1,11</text:p>
          </table:table-cell>
          <table:table-cell table:formula="of:=ABS([.G21])*[.H90]" office:value-type="float" office:value="-2.5966" calcext:value-type="float">
            <text:p>-2,5966</text:p>
          </table:table-cell>
          <table:table-cell table:formula="of:=ABS([.G21])*[.I90]" office:value-type="float" office:value="-0.5133" calcext:value-type="float">
            <text:p>-0,5133</text:p>
          </table:table-cell>
          <table:table-cell table:formula="of:=POWER(SUM([.A91];[.F91]);2)+POWER(SUM([.B91];[.G91]);2)+POWER(SUM([.D91];[.H91]);2)+POWER(SUM([.E91];[.I91]);2)" office:value-type="float" office:value="12.32864934" calcext:value-type="float">
            <text:p>12,32864934</text:p>
          </table:table-cell>
          <table:table-cell table:number-columns-repeated="4"/>
        </table:table-row>
        <table:table-row table:style-name="ro1" table:number-rows-repeated="4">
          <table:table-cell table:number-columns-repeated="14"/>
        </table:table-row>
        <table:table-row table:style-name="ro1">
          <table:table-cell/>
          <table:table-cell office:value-type="float" office:value="2.98" calcext:value-type="float">
            <text:p>2,98</text:p>
          </table:table-cell>
          <table:table-cell office:value-type="float" office:value="0.54" calcext:value-type="float">
            <text:p>0,54</text:p>
          </table:table-cell>
          <table:table-cell office:value-type="float" office:value="2.54" calcext:value-type="float">
            <text:p>2,54</text:p>
          </table:table-cell>
          <table:table-cell office:value-type="float" office:value="2.64" calcext:value-type="float">
            <text:p>2,64</text:p>
          </table:table-cell>
          <table:table-cell office:value-type="float" office:value="11" calcext:value-type="float">
            <text:p>11</text:p>
          </table:table-cell>
          <table:table-cell table:formula="of:=SUM([.B96:.B106])/[.F96]" office:value-type="float" office:value="1.95181818181818" calcext:value-type="float">
            <text:p>1,95181818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22" calcext:value-type="float">
            <text:p>1,22</text:p>
          </table:table-cell>
          <table:table-cell office:value-type="float" office:value="0.33" calcext:value-type="float">
            <text:p>0,33</text:p>
          </table:table-cell>
          <table:table-cell office:value-type="float" office:value="0.9" calcext:value-type="float">
            <text:p>0,9</text:p>
          </table:table-cell>
          <table:table-cell office:value-type="float" office:value="2.83" calcext:value-type="float">
            <text:p>2,83</text:p>
          </table:table-cell>
          <table:table-cell office:value-type="float" office:value="11" calcext:value-type="float">
            <text:p>11</text:p>
          </table:table-cell>
          <table:table-cell table:formula="of:=SUM([.C96:.C106])/[.F97]" office:value-type="float" office:value="0.862727272727273" calcext:value-type="float">
            <text:p>0,862727272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07" calcext:value-type="float">
            <text:p>2,07</text:p>
          </table:table-cell>
          <table:table-cell office:value-type="float" office:value="0.67" calcext:value-type="float">
            <text:p>0,67</text:p>
          </table:table-cell>
          <table:table-cell office:value-type="float" office:value="0.36" calcext:value-type="float">
            <text:p>0,36</text:p>
          </table:table-cell>
          <table:table-cell office:value-type="float" office:value="0.92" calcext:value-type="float">
            <text:p>0,92</text:p>
          </table:table-cell>
          <table:table-cell office:value-type="float" office:value="11" calcext:value-type="float">
            <text:p>11</text:p>
          </table:table-cell>
          <table:table-cell table:formula="of:=SUM([.D96:.D106])/[.F98]" office:value-type="float" office:value="1.52181818181818" calcext:value-type="float">
            <text:p>1,52181818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34" calcext:value-type="float">
            <text:p>1,34</text:p>
          </table:table-cell>
          <table:table-cell office:value-type="float" office:value="0.54" calcext:value-type="float">
            <text:p>0,54</text:p>
          </table:table-cell>
          <table:table-cell office:value-type="float" office:value="2.76" calcext:value-type="float">
            <text:p>2,76</text:p>
          </table:table-cell>
          <table:table-cell office:value-type="float" office:value="1.73" calcext:value-type="float">
            <text:p>1,73</text:p>
          </table:table-cell>
          <table:table-cell office:value-type="float" office:value="11" calcext:value-type="float">
            <text:p>11</text:p>
          </table:table-cell>
          <table:table-cell table:formula="of:=SUM([.E96:.E106])/[.F99]" office:value-type="float" office:value="2.27818181818182" calcext:value-type="float">
            <text:p>2,278181818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64" calcext:value-type="float">
            <text:p>2,64</text:p>
          </table:table-cell>
          <table:table-cell office:value-type="float" office:value="0.09" calcext:value-type="float">
            <text:p>0,09</text:p>
          </table:table-cell>
          <table:table-cell office:value-type="float" office:value="0.45" calcext:value-type="float">
            <text:p>0,45</text:p>
          </table:table-cell>
          <table:table-cell office:value-type="float" office:value="2.83" calcext:value-type="float">
            <text:p>2,83</text:p>
          </table:table-cell>
          <table:table-cell table:number-columns-repeated="9"/>
        </table:table-row>
        <table:table-row table:style-name="ro1">
          <table:table-cell/>
          <table:table-cell office:value-type="float" office:value="2.13" calcext:value-type="float">
            <text:p>2,13</text:p>
          </table:table-cell>
          <table:table-cell office:value-type="float" office:value="1.87" calcext:value-type="float">
            <text:p>1,87</text:p>
          </table:table-cell>
          <table:table-cell office:value-type="float" office:value="2.32" calcext:value-type="float">
            <text:p>2,32</text:p>
          </table:table-cell>
          <table:table-cell office:value-type="float" office:value="2.48" calcext:value-type="float">
            <text:p>2,48</text:p>
          </table:table-cell>
          <table:table-cell table:number-columns-repeated="9"/>
        </table:table-row>
        <table:table-row table:style-name="ro1">
          <table:table-cell/>
          <table:table-cell office:value-type="float" office:value="2.41" calcext:value-type="float">
            <text:p>2,41</text:p>
          </table:table-cell>
          <table:table-cell office:value-type="float" office:value="0.54" calcext:value-type="float">
            <text:p>0,54</text:p>
          </table:table-cell>
          <table:table-cell office:value-type="float" office:value="2.33" calcext:value-type="float">
            <text:p>2,33</text:p>
          </table:table-cell>
          <table:table-cell office:value-type="float" office:value="2.95" calcext:value-type="float">
            <text:p>2,9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89" calcext:value-type="float">
            <text:p>0,89</text:p>
          </table:table-cell>
          <table:table-cell office:value-type="float" office:value="1.19" calcext:value-type="float">
            <text:p>1,19</text:p>
          </table:table-cell>
          <table:table-cell office:value-type="float" office:value="0.76" calcext:value-type="float">
            <text:p>0,76</text:p>
          </table:table-cell>
          <table:table-cell office:value-type="float" office:value="2.65" calcext:value-type="float">
            <text:p>2,65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67" calcext:value-type="float">
            <text:p>1,67</text:p>
          </table:table-cell>
          <table:table-cell office:value-type="float" office:value="0.72" calcext:value-type="float">
            <text:p>0,72</text:p>
          </table:table-cell>
          <table:table-cell office:value-type="float" office:value="1.44" calcext:value-type="float">
            <text:p>1,44</text:p>
          </table:table-cell>
          <table:table-cell office:value-type="float" office:value="1.38" calcext:value-type="float">
            <text:p>1,38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56" calcext:value-type="float">
            <text:p>1,56</text:p>
          </table:table-cell>
          <table:table-cell office:value-type="float" office:value="1.99" calcext:value-type="float">
            <text:p>1,99</text:p>
          </table:table-cell>
          <table:table-cell office:value-type="float" office:value="2.34" calcext:value-type="float">
            <text:p>2,34</text:p>
          </table:table-cell>
          <table:table-cell office:value-type="float" office:value="2.48" calcext:value-type="float">
            <text:p>2,48</text:p>
          </table:table-cell>
          <table:table-cell table:number-columns-repeated="9"/>
        </table:table-row>
        <table:table-row table:style-name="ro1">
          <table:table-cell/>
          <table:table-cell office:value-type="float" office:value="2.56" calcext:value-type="float">
            <text:p>2,56</text:p>
          </table:table-cell>
          <table:table-cell office:value-type="float" office:value="1.01" calcext:value-type="float">
            <text:p>1,01</text:p>
          </table:table-cell>
          <table:table-cell office:value-type="float" office:value="0.54" calcext:value-type="float">
            <text:p>0,54</text:p>
          </table:table-cell>
          <table:table-cell office:value-type="float" office:value="2.17" calcext:value-type="float">
            <text:p>2,17</text:p>
          </table:table-cell>
          <table:table-cell table:number-columns-repeated="9"/>
        </table:table-row>
        <table:table-row table:style-name="ro1" table:number-rows-repeated="6">
          <table:table-cell table:number-columns-repeated="14"/>
        </table:table-row>
        <table:table-row table:style-name="ro1">
          <table:table-cell/>
          <table:table-cell office:value-type="float" office:value="2.43" calcext:value-type="float">
            <text:p>2,43</text:p>
          </table:table-cell>
          <table:table-cell office:value-type="float" office:value="0.34" calcext:value-type="float">
            <text:p>0,34</text:p>
          </table:table-cell>
          <table:table-cell office:value-type="float" office:value="2.27" calcext:value-type="float">
            <text:p>2,27</text:p>
          </table:table-cell>
          <table:table-cell office:value-type="float" office:value="0.34" calcext:value-type="float">
            <text:p>0,34</text:p>
          </table:table-cell>
          <table:table-cell office:value-type="float" office:value="4" calcext:value-type="float">
            <text:p>4</text:p>
          </table:table-cell>
          <table:table-cell table:formula="of:=SUM([.B113:.B116])/[.F113]" office:value-type="float" office:value="1.685" calcext:value-type="float">
            <text:p>1,685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11" calcext:value-type="float">
            <text:p>0,11</text:p>
          </table:table-cell>
          <table:table-cell office:value-type="float" office:value="1.68" calcext:value-type="float">
            <text:p>1,68</text:p>
          </table:table-cell>
          <table:table-cell office:value-type="float" office:value="2.76" calcext:value-type="float">
            <text:p>2,76</text:p>
          </table:table-cell>
          <table:table-cell office:value-type="float" office:value="0.05" calcext:value-type="float">
            <text:p>0,05</text:p>
          </table:table-cell>
          <table:table-cell office:value-type="float" office:value="4" calcext:value-type="float">
            <text:p>4</text:p>
          </table:table-cell>
          <table:table-cell table:formula="of:=SUM([.C113:.C116])/[.F114]" office:value-type="float" office:value="0.9675" calcext:value-type="float">
            <text:p>0,96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33" calcext:value-type="float">
            <text:p>1,33</text:p>
          </table:table-cell>
          <table:table-cell office:value-type="float" office:value="0.54" calcext:value-type="float">
            <text:p>0,54</text:p>
          </table:table-cell>
          <table:table-cell office:value-type="float" office:value="1.87" calcext:value-type="float">
            <text:p>1,87</text:p>
          </table:table-cell>
          <table:table-cell office:value-type="float" office:value="1.18" calcext:value-type="float">
            <text:p>1,18</text:p>
          </table:table-cell>
          <table:table-cell office:value-type="float" office:value="4" calcext:value-type="float">
            <text:p>4</text:p>
          </table:table-cell>
          <table:table-cell table:formula="of:=SUM([.D113:.D116])/[.F115]" office:value-type="float" office:value="2.415" calcext:value-type="float">
            <text:p>2,41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87" calcext:value-type="float">
            <text:p>2,87</text:p>
          </table:table-cell>
          <table:table-cell office:value-type="float" office:value="1.31" calcext:value-type="float">
            <text:p>1,31</text:p>
          </table:table-cell>
          <table:table-cell office:value-type="float" office:value="2.76" calcext:value-type="float">
            <text:p>2,76</text:p>
          </table:table-cell>
          <table:table-cell office:value-type="float" office:value="1.15" calcext:value-type="float">
            <text:p>1,15</text:p>
          </table:table-cell>
          <table:table-cell office:value-type="float" office:value="4" calcext:value-type="float">
            <text:p>4</text:p>
          </table:table-cell>
          <table:table-cell table:formula="of:=SUM([.E113:.E116])/[.F116]" office:value-type="float" office:value="0.68" calcext:value-type="float">
            <text:p>0,68</text:p>
          </table:table-cell>
          <table:table-cell table:number-columns-repeated="7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float" office:value="2.43" calcext:value-type="float">
            <text:p>2,43</text:p>
          </table:table-cell>
          <table:table-cell office:value-type="float" office:value="0.34" calcext:value-type="float">
            <text:p>0,34</text:p>
          </table:table-cell>
          <table:table-cell office:value-type="float" office:value="2.27" calcext:value-type="float">
            <text:p>2,27</text:p>
          </table:table-cell>
          <table:table-cell office:value-type="float" office:value="0.34" calcext:value-type="float">
            <text:p>0,34</text:p>
          </table:table-cell>
          <table:table-cell office:value-type="float" office:value="-1.9518" calcext:value-type="float">
            <text:p>-1,9518</text:p>
          </table:table-cell>
          <table:table-cell office:value-type="float" office:value="-0.8627" calcext:value-type="float">
            <text:p>-0,8627</text:p>
          </table:table-cell>
          <table:table-cell office:value-type="float" office:value="-1.5218" calcext:value-type="float">
            <text:p>-1,5218</text:p>
          </table:table-cell>
          <table:table-cell office:value-type="float" office:value="-2.2781" calcext:value-type="float">
            <text:p>-2,2781</text:p>
          </table:table-cell>
          <table:table-cell table:formula="of:=POWER(SUM([.A120];[.F120]);2)+POWER(SUM([.B120];[.G120]);2)+POWER(SUM([.D120];[.H120]);2)+POWER(SUM([.E120];[.I120]);2)" office:value-type="float" office:value="10.58198738" calcext:value-type="float">
            <text:p>10,581987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98" calcext:value-type="float">
            <text:p>2,98</text:p>
          </table:table-cell>
          <table:table-cell office:value-type="float" office:value="0.54" calcext:value-type="float">
            <text:p>0,54</text:p>
          </table:table-cell>
          <table:table-cell office:value-type="float" office:value="2.54" calcext:value-type="float">
            <text:p>2,54</text:p>
          </table:table-cell>
          <table:table-cell office:value-type="float" office:value="2.64" calcext:value-type="float">
            <text:p>2,64</text:p>
          </table:table-cell>
          <table:table-cell table:formula="of:=ABS([.G8])*[.F120]" office:value-type="float" office:value="-1.9518" calcext:value-type="float">
            <text:p>-1,9518</text:p>
          </table:table-cell>
          <table:table-cell table:formula="of:=ABS([.G8])*[.G120]" office:value-type="float" office:value="-0.8627" calcext:value-type="float">
            <text:p>-0,8627</text:p>
          </table:table-cell>
          <table:table-cell table:formula="of:=ABS([.G8])*[.H120]" office:value-type="float" office:value="-1.5218" calcext:value-type="float">
            <text:p>-1,5218</text:p>
          </table:table-cell>
          <table:table-cell table:formula="of:=ABS([.G8])*[.I120]" office:value-type="float" office:value="-2.2781" calcext:value-type="float">
            <text:p>-2,2781</text:p>
          </table:table-cell>
          <table:table-cell table:formula="of:=POWER(SUM([.A121];[.F121]);2)+POWER(SUM([.B121];[.G121]);2)+POWER(SUM([.D121];[.H121]);2)+POWER(SUM([.E121];[.I121]);2)" office:value-type="float" office:value="9.46018538" calcext:value-type="float">
            <text:p>9,460185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2" calcext:value-type="float">
            <text:p>1,22</text:p>
          </table:table-cell>
          <table:table-cell office:value-type="float" office:value="0.33" calcext:value-type="float">
            <text:p>0,33</text:p>
          </table:table-cell>
          <table:table-cell office:value-type="float" office:value="0.9" calcext:value-type="float">
            <text:p>0,9</text:p>
          </table:table-cell>
          <table:table-cell office:value-type="float" office:value="2.83" calcext:value-type="float">
            <text:p>2,83</text:p>
          </table:table-cell>
          <table:table-cell table:formula="of:=ABS([.G9])*[.F121]" office:value-type="float" office:value="-1.9518" calcext:value-type="float">
            <text:p>-1,9518</text:p>
          </table:table-cell>
          <table:table-cell table:formula="of:=ABS([.G9])*[.G121]" office:value-type="float" office:value="-0.8627" calcext:value-type="float">
            <text:p>-0,8627</text:p>
          </table:table-cell>
          <table:table-cell table:formula="of:=ABS([.G9])*[.H121]" office:value-type="float" office:value="-1.5218" calcext:value-type="float">
            <text:p>-1,5218</text:p>
          </table:table-cell>
          <table:table-cell table:formula="of:=ABS([.G9])*[.I121]" office:value-type="float" office:value="-2.2781" calcext:value-type="float">
            <text:p>-2,2781</text:p>
          </table:table-cell>
          <table:table-cell table:formula="of:=POWER(SUM([.A122];[.F122]);2)+POWER(SUM([.B122];[.G122]);2)+POWER(SUM([.D122];[.H122]);2)+POWER(SUM([.E122];[.I122]);2)" office:value-type="float" office:value="4.62841538" calcext:value-type="float">
            <text:p>4,628415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7" calcext:value-type="float">
            <text:p>2,07</text:p>
          </table:table-cell>
          <table:table-cell office:value-type="float" office:value="0.67" calcext:value-type="float">
            <text:p>0,67</text:p>
          </table:table-cell>
          <table:table-cell office:value-type="float" office:value="0.36" calcext:value-type="float">
            <text:p>0,36</text:p>
          </table:table-cell>
          <table:table-cell office:value-type="float" office:value="0.92" calcext:value-type="float">
            <text:p>0,92</text:p>
          </table:table-cell>
          <table:table-cell table:formula="of:=ABS([.G10])*[.F122]" office:value-type="float" office:value="-1.9518" calcext:value-type="float">
            <text:p>-1,9518</text:p>
          </table:table-cell>
          <table:table-cell table:formula="of:=ABS([.G10])*[.G122]" office:value-type="float" office:value="-0.8627" calcext:value-type="float">
            <text:p>-0,8627</text:p>
          </table:table-cell>
          <table:table-cell table:formula="of:=ABS([.G10])*[.H122]" office:value-type="float" office:value="-1.5218" calcext:value-type="float">
            <text:p>-1,5218</text:p>
          </table:table-cell>
          <table:table-cell table:formula="of:=ABS([.G10])*[.I122]" office:value-type="float" office:value="-2.2781" calcext:value-type="float">
            <text:p>-2,2781</text:p>
          </table:table-cell>
          <table:table-cell table:formula="of:=POWER(SUM([.A123];[.F123]);2)+POWER(SUM([.B123];[.G123]);2)+POWER(SUM([.D123];[.H123]);2)+POWER(SUM([.E123];[.I123]);2)" office:value-type="float" office:value="8.46131138" calcext:value-type="float">
            <text:p>8,461311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4" calcext:value-type="float">
            <text:p>1,34</text:p>
          </table:table-cell>
          <table:table-cell office:value-type="float" office:value="0.54" calcext:value-type="float">
            <text:p>0,54</text:p>
          </table:table-cell>
          <table:table-cell office:value-type="float" office:value="2.76" calcext:value-type="float">
            <text:p>2,76</text:p>
          </table:table-cell>
          <table:table-cell office:value-type="float" office:value="1.73" calcext:value-type="float">
            <text:p>1,73</text:p>
          </table:table-cell>
          <table:table-cell table:formula="of:=ABS([.G11])*[.F123]" office:value-type="float" office:value="-1.9518" calcext:value-type="float">
            <text:p>-1,9518</text:p>
          </table:table-cell>
          <table:table-cell table:formula="of:=ABS([.G11])*[.G123]" office:value-type="float" office:value="-0.8627" calcext:value-type="float">
            <text:p>-0,8627</text:p>
          </table:table-cell>
          <table:table-cell table:formula="of:=ABS([.G11])*[.H123]" office:value-type="float" office:value="-1.5218" calcext:value-type="float">
            <text:p>-1,5218</text:p>
          </table:table-cell>
          <table:table-cell table:formula="of:=ABS([.G11])*[.I123]" office:value-type="float" office:value="-2.2781" calcext:value-type="float">
            <text:p>-2,2781</text:p>
          </table:table-cell>
          <table:table-cell table:formula="of:=POWER(SUM([.A124];[.F124]);2)+POWER(SUM([.B124];[.G124]);2)+POWER(SUM([.D124];[.H124]);2)+POWER(SUM([.E124];[.I124]);2)" office:value-type="float" office:value="5.87089138" calcext:value-type="float">
            <text:p>5,870891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4" calcext:value-type="float">
            <text:p>2,64</text:p>
          </table:table-cell>
          <table:table-cell office:value-type="float" office:value="0.09" calcext:value-type="float">
            <text:p>0,09</text:p>
          </table:table-cell>
          <table:table-cell office:value-type="float" office:value="0.45" calcext:value-type="float">
            <text:p>0,45</text:p>
          </table:table-cell>
          <table:table-cell office:value-type="float" office:value="2.83" calcext:value-type="float">
            <text:p>2,83</text:p>
          </table:table-cell>
          <table:table-cell table:formula="of:=ABS([.G12])*[.F124]" office:value-type="float" office:value="-1.9518" calcext:value-type="float">
            <text:p>-1,9518</text:p>
          </table:table-cell>
          <table:table-cell table:formula="of:=ABS([.G12])*[.G124]" office:value-type="float" office:value="-0.8627" calcext:value-type="float">
            <text:p>-0,8627</text:p>
          </table:table-cell>
          <table:table-cell table:formula="of:=ABS([.G12])*[.H124]" office:value-type="float" office:value="-1.5218" calcext:value-type="float">
            <text:p>-1,5218</text:p>
          </table:table-cell>
          <table:table-cell table:formula="of:=ABS([.G12])*[.I124]" office:value-type="float" office:value="-2.2781" calcext:value-type="float">
            <text:p>-2,2781</text:p>
          </table:table-cell>
          <table:table-cell table:formula="of:=POWER(SUM([.A125];[.F125]);2)+POWER(SUM([.B125];[.G125]);2)+POWER(SUM([.D125];[.H125]);2)+POWER(SUM([.E125];[.I125]);2)" office:value-type="float" office:value="8.42166738" calcext:value-type="float">
            <text:p>8,421667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3" calcext:value-type="float">
            <text:p>2,13</text:p>
          </table:table-cell>
          <table:table-cell office:value-type="float" office:value="1.87" calcext:value-type="float">
            <text:p>1,87</text:p>
          </table:table-cell>
          <table:table-cell office:value-type="float" office:value="2.32" calcext:value-type="float">
            <text:p>2,32</text:p>
          </table:table-cell>
          <table:table-cell office:value-type="float" office:value="2.48" calcext:value-type="float">
            <text:p>2,48</text:p>
          </table:table-cell>
          <table:table-cell table:formula="of:=ABS([.G13])*[.F125]" office:value-type="float" office:value="-1.9518" calcext:value-type="float">
            <text:p>-1,9518</text:p>
          </table:table-cell>
          <table:table-cell table:formula="of:=ABS([.G13])*[.G125]" office:value-type="float" office:value="-0.8627" calcext:value-type="float">
            <text:p>-0,8627</text:p>
          </table:table-cell>
          <table:table-cell table:formula="of:=ABS([.G13])*[.H125]" office:value-type="float" office:value="-1.5218" calcext:value-type="float">
            <text:p>-1,5218</text:p>
          </table:table-cell>
          <table:table-cell table:formula="of:=ABS([.G13])*[.I125]" office:value-type="float" office:value="-2.2781" calcext:value-type="float">
            <text:p>-2,2781</text:p>
          </table:table-cell>
          <table:table-cell table:formula="of:=POWER(SUM([.A126];[.F126]);2)+POWER(SUM([.B126];[.G126]);2)+POWER(SUM([.D126];[.H126]);2)+POWER(SUM([.E126];[.I126]);2)" office:value-type="float" office:value="6.09345938" calcext:value-type="float">
            <text:p>6,093459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1" calcext:value-type="float">
            <text:p>2,41</text:p>
          </table:table-cell>
          <table:table-cell office:value-type="float" office:value="0.54" calcext:value-type="float">
            <text:p>0,54</text:p>
          </table:table-cell>
          <table:table-cell office:value-type="float" office:value="2.33" calcext:value-type="float">
            <text:p>2,33</text:p>
          </table:table-cell>
          <table:table-cell office:value-type="float" office:value="2.95" calcext:value-type="float">
            <text:p>2,95</text:p>
          </table:table-cell>
          <table:table-cell table:formula="of:=ABS([.G14])*[.F126]" office:value-type="float" office:value="-1.9518" calcext:value-type="float">
            <text:p>-1,9518</text:p>
          </table:table-cell>
          <table:table-cell table:formula="of:=ABS([.G14])*[.G126]" office:value-type="float" office:value="-0.8627" calcext:value-type="float">
            <text:p>-0,8627</text:p>
          </table:table-cell>
          <table:table-cell table:formula="of:=ABS([.G14])*[.H126]" office:value-type="float" office:value="-1.5218" calcext:value-type="float">
            <text:p>-1,5218</text:p>
          </table:table-cell>
          <table:table-cell table:formula="of:=ABS([.G14])*[.I126]" office:value-type="float" office:value="-2.2781" calcext:value-type="float">
            <text:p>-2,2781</text:p>
          </table:table-cell>
          <table:table-cell table:formula="of:=POWER(SUM([.A127];[.F127]);2)+POWER(SUM([.B127];[.G127]);2)+POWER(SUM([.D127];[.H127]);2)+POWER(SUM([.E127];[.I127]);2)" office:value-type="float" office:value="7.30829738" calcext:value-type="float">
            <text:p>7,308297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1" calcext:value-type="float">
            <text:p>0,11</text:p>
          </table:table-cell>
          <table:table-cell office:value-type="float" office:value="1.68" calcext:value-type="float">
            <text:p>1,68</text:p>
          </table:table-cell>
          <table:table-cell office:value-type="float" office:value="2.76" calcext:value-type="float">
            <text:p>2,76</text:p>
          </table:table-cell>
          <table:table-cell office:value-type="float" office:value="0.05" calcext:value-type="float">
            <text:p>0,05</text:p>
          </table:table-cell>
          <table:table-cell table:formula="of:=ABS([.G15])*[.F127]" office:value-type="float" office:value="-1.9518" calcext:value-type="float">
            <text:p>-1,9518</text:p>
          </table:table-cell>
          <table:table-cell table:formula="of:=ABS([.G15])*[.G127]" office:value-type="float" office:value="-0.8627" calcext:value-type="float">
            <text:p>-0,8627</text:p>
          </table:table-cell>
          <table:table-cell table:formula="of:=ABS([.G15])*[.H127]" office:value-type="float" office:value="-1.5218" calcext:value-type="float">
            <text:p>-1,5218</text:p>
          </table:table-cell>
          <table:table-cell table:formula="of:=ABS([.G15])*[.I127]" office:value-type="float" office:value="-2.2781" calcext:value-type="float">
            <text:p>-2,2781</text:p>
          </table:table-cell>
          <table:table-cell table:formula="of:=POWER(SUM([.A128];[.F128]);2)+POWER(SUM([.B128];[.G128]);2)+POWER(SUM([.D128];[.H128]);2)+POWER(SUM([.E128];[.I128]);2)" office:value-type="float" office:value="10.87364938" calcext:value-type="float">
            <text:p>10,873649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89" calcext:value-type="float">
            <text:p>0,89</text:p>
          </table:table-cell>
          <table:table-cell office:value-type="float" office:value="1.19" calcext:value-type="float">
            <text:p>1,19</text:p>
          </table:table-cell>
          <table:table-cell office:value-type="float" office:value="0.76" calcext:value-type="float">
            <text:p>0,76</text:p>
          </table:table-cell>
          <table:table-cell office:value-type="float" office:value="2.65" calcext:value-type="float">
            <text:p>2,65</text:p>
          </table:table-cell>
          <table:table-cell table:formula="of:=ABS([.G16])*[.F128]" office:value-type="float" office:value="-1.9518" calcext:value-type="float">
            <text:p>-1,9518</text:p>
          </table:table-cell>
          <table:table-cell table:formula="of:=ABS([.G16])*[.G128]" office:value-type="float" office:value="-0.8627" calcext:value-type="float">
            <text:p>-0,8627</text:p>
          </table:table-cell>
          <table:table-cell table:formula="of:=ABS([.G16])*[.H128]" office:value-type="float" office:value="-1.5218" calcext:value-type="float">
            <text:p>-1,5218</text:p>
          </table:table-cell>
          <table:table-cell table:formula="of:=ABS([.G16])*[.I128]" office:value-type="float" office:value="-2.2781" calcext:value-type="float">
            <text:p>-2,2781</text:p>
          </table:table-cell>
          <table:table-cell table:formula="of:=POWER(SUM([.A129];[.F129]);2)+POWER(SUM([.B129];[.G129]);2)+POWER(SUM([.D129];[.H129]);2)+POWER(SUM([.E129];[.I129]);2)" office:value-type="float" office:value="4.52891738" calcext:value-type="float">
            <text:p>4,528917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67" calcext:value-type="float">
            <text:p>1,67</text:p>
          </table:table-cell>
          <table:table-cell office:value-type="float" office:value="0.72" calcext:value-type="float">
            <text:p>0,72</text:p>
          </table:table-cell>
          <table:table-cell office:value-type="float" office:value="1.44" calcext:value-type="float">
            <text:p>1,44</text:p>
          </table:table-cell>
          <table:table-cell office:value-type="float" office:value="1.38" calcext:value-type="float">
            <text:p>1,38</text:p>
          </table:table-cell>
          <table:table-cell table:formula="of:=ABS([.G17])*[.F129]" office:value-type="float" office:value="-1.9518" calcext:value-type="float">
            <text:p>-1,9518</text:p>
          </table:table-cell>
          <table:table-cell table:formula="of:=ABS([.G17])*[.G129]" office:value-type="float" office:value="-0.8627" calcext:value-type="float">
            <text:p>-0,8627</text:p>
          </table:table-cell>
          <table:table-cell table:formula="of:=ABS([.G17])*[.H129]" office:value-type="float" office:value="-1.5218" calcext:value-type="float">
            <text:p>-1,5218</text:p>
          </table:table-cell>
          <table:table-cell table:formula="of:=ABS([.G17])*[.I129]" office:value-type="float" office:value="-2.2781" calcext:value-type="float">
            <text:p>-2,2781</text:p>
          </table:table-cell>
          <table:table-cell table:formula="of:=POWER(SUM([.A130];[.F130]);2)+POWER(SUM([.B130];[.G130]);2)+POWER(SUM([.D130];[.H130]);2)+POWER(SUM([.E130];[.I130]);2)" office:value-type="float" office:value="5.27453138" calcext:value-type="float">
            <text:p>5,274531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3" calcext:value-type="float">
            <text:p>1,33</text:p>
          </table:table-cell>
          <table:table-cell office:value-type="float" office:value="0.54" calcext:value-type="float">
            <text:p>0,54</text:p>
          </table:table-cell>
          <table:table-cell office:value-type="float" office:value="1.87" calcext:value-type="float">
            <text:p>1,87</text:p>
          </table:table-cell>
          <table:table-cell office:value-type="float" office:value="1.18" calcext:value-type="float">
            <text:p>1,18</text:p>
          </table:table-cell>
          <table:table-cell table:formula="of:=ABS([.G18])*[.F130]" office:value-type="float" office:value="-1.9518" calcext:value-type="float">
            <text:p>-1,9518</text:p>
          </table:table-cell>
          <table:table-cell table:formula="of:=ABS([.G18])*[.G130]" office:value-type="float" office:value="-0.8627" calcext:value-type="float">
            <text:p>-0,8627</text:p>
          </table:table-cell>
          <table:table-cell table:formula="of:=ABS([.G18])*[.H130]" office:value-type="float" office:value="-1.5218" calcext:value-type="float">
            <text:p>-1,5218</text:p>
          </table:table-cell>
          <table:table-cell table:formula="of:=ABS([.G18])*[.I130]" office:value-type="float" office:value="-2.2781" calcext:value-type="float">
            <text:p>-2,2781</text:p>
          </table:table-cell>
          <table:table-cell table:formula="of:=POWER(SUM([.A131];[.F131]);2)+POWER(SUM([.B131];[.G131]);2)+POWER(SUM([.D131];[.H131]);2)+POWER(SUM([.E131];[.I131]);2)" office:value-type="float" office:value="5.35495938" calcext:value-type="float">
            <text:p>5,354959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6" calcext:value-type="float">
            <text:p>1,56</text:p>
          </table:table-cell>
          <table:table-cell office:value-type="float" office:value="1.99" calcext:value-type="float">
            <text:p>1,99</text:p>
          </table:table-cell>
          <table:table-cell office:value-type="float" office:value="2.34" calcext:value-type="float">
            <text:p>2,34</text:p>
          </table:table-cell>
          <table:table-cell office:value-type="float" office:value="2.48" calcext:value-type="float">
            <text:p>2,48</text:p>
          </table:table-cell>
          <table:table-cell table:formula="of:=ABS([.G19])*[.F131]" office:value-type="float" office:value="-1.9518" calcext:value-type="float">
            <text:p>-1,9518</text:p>
          </table:table-cell>
          <table:table-cell table:formula="of:=ABS([.G19])*[.G131]" office:value-type="float" office:value="-0.8627" calcext:value-type="float">
            <text:p>-0,8627</text:p>
          </table:table-cell>
          <table:table-cell table:formula="of:=ABS([.G19])*[.H131]" office:value-type="float" office:value="-1.5218" calcext:value-type="float">
            <text:p>-1,5218</text:p>
          </table:table-cell>
          <table:table-cell table:formula="of:=ABS([.G19])*[.I131]" office:value-type="float" office:value="-2.2781" calcext:value-type="float">
            <text:p>-2,2781</text:p>
          </table:table-cell>
          <table:table-cell table:formula="of:=POWER(SUM([.A132];[.F132]);2)+POWER(SUM([.B132];[.G132]);2)+POWER(SUM([.D132];[.H132]);2)+POWER(SUM([.E132];[.I132]);2)" office:value-type="float" office:value="5.00596538" calcext:value-type="float">
            <text:p>5,005965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87" calcext:value-type="float">
            <text:p>2,87</text:p>
          </table:table-cell>
          <table:table-cell office:value-type="float" office:value="1.31" calcext:value-type="float">
            <text:p>1,31</text:p>
          </table:table-cell>
          <table:table-cell office:value-type="float" office:value="2.76" calcext:value-type="float">
            <text:p>2,76</text:p>
          </table:table-cell>
          <table:table-cell office:value-type="float" office:value="1.15" calcext:value-type="float">
            <text:p>1,15</text:p>
          </table:table-cell>
          <table:table-cell table:formula="of:=ABS([.G20])*[.F132]" office:value-type="float" office:value="-1.9518" calcext:value-type="float">
            <text:p>-1,9518</text:p>
          </table:table-cell>
          <table:table-cell table:formula="of:=ABS([.G20])*[.G132]" office:value-type="float" office:value="-0.8627" calcext:value-type="float">
            <text:p>-0,8627</text:p>
          </table:table-cell>
          <table:table-cell table:formula="of:=ABS([.G20])*[.H132]" office:value-type="float" office:value="-1.5218" calcext:value-type="float">
            <text:p>-1,5218</text:p>
          </table:table-cell>
          <table:table-cell table:formula="of:=ABS([.G20])*[.I132]" office:value-type="float" office:value="-2.2781" calcext:value-type="float">
            <text:p>-2,2781</text:p>
          </table:table-cell>
          <table:table-cell table:formula="of:=POWER(SUM([.A133];[.F133]);2)+POWER(SUM([.B133];[.G133]);2)+POWER(SUM([.D133];[.H133]);2)+POWER(SUM([.E133];[.I133]);2)" office:value-type="float" office:value="10.64452538" calcext:value-type="float">
            <text:p>10,644525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6" calcext:value-type="float">
            <text:p>2,56</text:p>
          </table:table-cell>
          <table:table-cell office:value-type="float" office:value="1.01" calcext:value-type="float">
            <text:p>1,01</text:p>
          </table:table-cell>
          <table:table-cell office:value-type="float" office:value="0.54" calcext:value-type="float">
            <text:p>0,54</text:p>
          </table:table-cell>
          <table:table-cell office:value-type="float" office:value="2.17" calcext:value-type="float">
            <text:p>2,17</text:p>
          </table:table-cell>
          <table:table-cell table:formula="of:=ABS([.G21])*[.F133]" office:value-type="float" office:value="-1.9518" calcext:value-type="float">
            <text:p>-1,9518</text:p>
          </table:table-cell>
          <table:table-cell table:formula="of:=ABS([.G21])*[.G133]" office:value-type="float" office:value="-0.8627" calcext:value-type="float">
            <text:p>-0,8627</text:p>
          </table:table-cell>
          <table:table-cell table:formula="of:=ABS([.G21])*[.H133]" office:value-type="float" office:value="-1.5218" calcext:value-type="float">
            <text:p>-1,5218</text:p>
          </table:table-cell>
          <table:table-cell table:formula="of:=ABS([.G21])*[.I133]" office:value-type="float" office:value="-2.2781" calcext:value-type="float">
            <text:p>-2,2781</text:p>
          </table:table-cell>
          <table:table-cell table:formula="of:=POWER(SUM([.A134];[.F134]);2)+POWER(SUM([.B134];[.G134]);2)+POWER(SUM([.D134];[.H134]);2)+POWER(SUM([.E134];[.I134]);2)" office:value-type="float" office:value="7.66596738" calcext:value-type="float">
            <text:p>7,66596738</text:p>
          </table:table-cell>
          <table:table-cell table:number-columns-repeated="4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float" office:value="2.43" calcext:value-type="float">
            <text:p>2,43</text:p>
          </table:table-cell>
          <table:table-cell office:value-type="float" office:value="0.34" calcext:value-type="float">
            <text:p>0,34</text:p>
          </table:table-cell>
          <table:table-cell office:value-type="float" office:value="2.27" calcext:value-type="float">
            <text:p>2,27</text:p>
          </table:table-cell>
          <table:table-cell office:value-type="float" office:value="0.34" calcext:value-type="float">
            <text:p>0,34</text:p>
          </table:table-cell>
          <table:table-cell office:value-type="float" office:value="-1.685" calcext:value-type="float">
            <text:p>-1,685</text:p>
          </table:table-cell>
          <table:table-cell office:value-type="float" office:value="-0.9675" calcext:value-type="float">
            <text:p>-0,9675</text:p>
          </table:table-cell>
          <table:table-cell office:value-type="float" office:value="-2.415" calcext:value-type="float">
            <text:p>-2,415</text:p>
          </table:table-cell>
          <table:table-cell office:value-type="float" office:value="-0.68" calcext:value-type="float">
            <text:p>-0,68</text:p>
          </table:table-cell>
          <table:table-cell table:formula="of:=POWER(SUM([.A138];[.F138]);2)+POWER(SUM([.B138];[.G138]);2)+POWER(SUM([.D138];[.H138]);2)+POWER(SUM([.E138];[.I138]);2)" office:value-type="float" office:value="5.11475625" calcext:value-type="float">
            <text:p>5,114756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98" calcext:value-type="float">
            <text:p>2,98</text:p>
          </table:table-cell>
          <table:table-cell office:value-type="float" office:value="0.54" calcext:value-type="float">
            <text:p>0,54</text:p>
          </table:table-cell>
          <table:table-cell office:value-type="float" office:value="2.54" calcext:value-type="float">
            <text:p>2,54</text:p>
          </table:table-cell>
          <table:table-cell office:value-type="float" office:value="2.64" calcext:value-type="float">
            <text:p>2,64</text:p>
          </table:table-cell>
          <table:table-cell table:formula="of:=ABS([.G8])*[.F138]" office:value-type="float" office:value="-1.685" calcext:value-type="float">
            <text:p>-1,685</text:p>
          </table:table-cell>
          <table:table-cell table:formula="of:=ABS([.G8])*[.G138]" office:value-type="float" office:value="-0.9675" calcext:value-type="float">
            <text:p>-0,9675</text:p>
          </table:table-cell>
          <table:table-cell table:formula="of:=ABS([.G8])*[.H138]" office:value-type="float" office:value="-2.415" calcext:value-type="float">
            <text:p>-2,415</text:p>
          </table:table-cell>
          <table:table-cell table:formula="of:=ABS([.G8])*[.I138]" office:value-type="float" office:value="-0.68" calcext:value-type="float">
            <text:p>-0,68</text:p>
          </table:table-cell>
          <table:table-cell table:formula="of:=POWER(SUM([.A139];[.F139]);2)+POWER(SUM([.B139];[.G139]);2)+POWER(SUM([.D139];[.H139]);2)+POWER(SUM([.E139];[.I139]);2)" office:value-type="float" office:value="10.74660625" calcext:value-type="float">
            <text:p>10,746606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2" calcext:value-type="float">
            <text:p>1,22</text:p>
          </table:table-cell>
          <table:table-cell office:value-type="float" office:value="0.33" calcext:value-type="float">
            <text:p>0,33</text:p>
          </table:table-cell>
          <table:table-cell office:value-type="float" office:value="0.9" calcext:value-type="float">
            <text:p>0,9</text:p>
          </table:table-cell>
          <table:table-cell office:value-type="float" office:value="2.83" calcext:value-type="float">
            <text:p>2,83</text:p>
          </table:table-cell>
          <table:table-cell table:formula="of:=ABS([.G9])*[.F139]" office:value-type="float" office:value="-1.685" calcext:value-type="float">
            <text:p>-1,685</text:p>
          </table:table-cell>
          <table:table-cell table:formula="of:=ABS([.G9])*[.G139]" office:value-type="float" office:value="-0.9675" calcext:value-type="float">
            <text:p>-0,9675</text:p>
          </table:table-cell>
          <table:table-cell table:formula="of:=ABS([.G9])*[.H139]" office:value-type="float" office:value="-2.415" calcext:value-type="float">
            <text:p>-2,415</text:p>
          </table:table-cell>
          <table:table-cell table:formula="of:=ABS([.G9])*[.I139]" office:value-type="float" office:value="-0.68" calcext:value-type="float">
            <text:p>-0,68</text:p>
          </table:table-cell>
          <table:table-cell table:formula="of:=POWER(SUM([.A140];[.F140]);2)+POWER(SUM([.B140];[.G140]);2)+POWER(SUM([.D140];[.H140]);2)+POWER(SUM([.E140];[.I140]);2)" office:value-type="float" office:value="9.82070625" calcext:value-type="float">
            <text:p>9,820706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7" calcext:value-type="float">
            <text:p>2,07</text:p>
          </table:table-cell>
          <table:table-cell office:value-type="float" office:value="0.67" calcext:value-type="float">
            <text:p>0,67</text:p>
          </table:table-cell>
          <table:table-cell office:value-type="float" office:value="0.36" calcext:value-type="float">
            <text:p>0,36</text:p>
          </table:table-cell>
          <table:table-cell office:value-type="float" office:value="0.92" calcext:value-type="float">
            <text:p>0,92</text:p>
          </table:table-cell>
          <table:table-cell table:formula="of:=ABS([.G10])*[.F140]" office:value-type="float" office:value="-1.685" calcext:value-type="float">
            <text:p>-1,685</text:p>
          </table:table-cell>
          <table:table-cell table:formula="of:=ABS([.G10])*[.G140]" office:value-type="float" office:value="-0.9675" calcext:value-type="float">
            <text:p>-0,9675</text:p>
          </table:table-cell>
          <table:table-cell table:formula="of:=ABS([.G10])*[.H140]" office:value-type="float" office:value="-2.415" calcext:value-type="float">
            <text:p>-2,415</text:p>
          </table:table-cell>
          <table:table-cell table:formula="of:=ABS([.G10])*[.I140]" office:value-type="float" office:value="-0.68" calcext:value-type="float">
            <text:p>-0,68</text:p>
          </table:table-cell>
          <table:table-cell table:formula="of:=POWER(SUM([.A141];[.F141]);2)+POWER(SUM([.B141];[.G141]);2)+POWER(SUM([.D141];[.H141]);2)+POWER(SUM([.E141];[.I141]);2)" office:value-type="float" office:value="8.33535625" calcext:value-type="float">
            <text:p>8,335356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4" calcext:value-type="float">
            <text:p>1,34</text:p>
          </table:table-cell>
          <table:table-cell office:value-type="float" office:value="0.54" calcext:value-type="float">
            <text:p>0,54</text:p>
          </table:table-cell>
          <table:table-cell office:value-type="float" office:value="2.76" calcext:value-type="float">
            <text:p>2,76</text:p>
          </table:table-cell>
          <table:table-cell office:value-type="float" office:value="1.73" calcext:value-type="float">
            <text:p>1,73</text:p>
          </table:table-cell>
          <table:table-cell table:formula="of:=ABS([.G11])*[.F141]" office:value-type="float" office:value="-1.685" calcext:value-type="float">
            <text:p>-1,685</text:p>
          </table:table-cell>
          <table:table-cell table:formula="of:=ABS([.G11])*[.G141]" office:value-type="float" office:value="-0.9675" calcext:value-type="float">
            <text:p>-0,9675</text:p>
          </table:table-cell>
          <table:table-cell table:formula="of:=ABS([.G11])*[.H141]" office:value-type="float" office:value="-2.415" calcext:value-type="float">
            <text:p>-2,415</text:p>
          </table:table-cell>
          <table:table-cell table:formula="of:=ABS([.G11])*[.I141]" office:value-type="float" office:value="-0.68" calcext:value-type="float">
            <text:p>-0,68</text:p>
          </table:table-cell>
          <table:table-cell table:formula="of:=POWER(SUM([.A142];[.F142]);2)+POWER(SUM([.B142];[.G142]);2)+POWER(SUM([.D142];[.H142]);2)+POWER(SUM([.E142];[.I142]);2)" office:value-type="float" office:value="4.19950625" calcext:value-type="float">
            <text:p>4,199506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4" calcext:value-type="float">
            <text:p>2,64</text:p>
          </table:table-cell>
          <table:table-cell office:value-type="float" office:value="0.09" calcext:value-type="float">
            <text:p>0,09</text:p>
          </table:table-cell>
          <table:table-cell office:value-type="float" office:value="0.45" calcext:value-type="float">
            <text:p>0,45</text:p>
          </table:table-cell>
          <table:table-cell office:value-type="float" office:value="2.83" calcext:value-type="float">
            <text:p>2,83</text:p>
          </table:table-cell>
          <table:table-cell table:formula="of:=ABS([.G12])*[.F142]" office:value-type="float" office:value="-1.685" calcext:value-type="float">
            <text:p>-1,685</text:p>
          </table:table-cell>
          <table:table-cell table:formula="of:=ABS([.G12])*[.G142]" office:value-type="float" office:value="-0.9675" calcext:value-type="float">
            <text:p>-0,9675</text:p>
          </table:table-cell>
          <table:table-cell table:formula="of:=ABS([.G12])*[.H142]" office:value-type="float" office:value="-2.415" calcext:value-type="float">
            <text:p>-2,415</text:p>
          </table:table-cell>
          <table:table-cell table:formula="of:=ABS([.G12])*[.I142]" office:value-type="float" office:value="-0.68" calcext:value-type="float">
            <text:p>-0,68</text:p>
          </table:table-cell>
          <table:table-cell table:formula="of:=POWER(SUM([.A143];[.F143]);2)+POWER(SUM([.B143];[.G143]);2)+POWER(SUM([.D143];[.H143]);2)+POWER(SUM([.E143];[.I143]);2)" office:value-type="float" office:value="14.12020625" calcext:value-type="float">
            <text:p>14,120206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3" calcext:value-type="float">
            <text:p>2,13</text:p>
          </table:table-cell>
          <table:table-cell office:value-type="float" office:value="1.87" calcext:value-type="float">
            <text:p>1,87</text:p>
          </table:table-cell>
          <table:table-cell office:value-type="float" office:value="2.32" calcext:value-type="float">
            <text:p>2,32</text:p>
          </table:table-cell>
          <table:table-cell office:value-type="float" office:value="2.48" calcext:value-type="float">
            <text:p>2,48</text:p>
          </table:table-cell>
          <table:table-cell table:formula="of:=ABS([.G13])*[.F143]" office:value-type="float" office:value="-1.685" calcext:value-type="float">
            <text:p>-1,685</text:p>
          </table:table-cell>
          <table:table-cell table:formula="of:=ABS([.G13])*[.G143]" office:value-type="float" office:value="-0.9675" calcext:value-type="float">
            <text:p>-0,9675</text:p>
          </table:table-cell>
          <table:table-cell table:formula="of:=ABS([.G13])*[.H143]" office:value-type="float" office:value="-2.415" calcext:value-type="float">
            <text:p>-2,415</text:p>
          </table:table-cell>
          <table:table-cell table:formula="of:=ABS([.G13])*[.I143]" office:value-type="float" office:value="-0.68" calcext:value-type="float">
            <text:p>-0,68</text:p>
          </table:table-cell>
          <table:table-cell table:formula="of:=POWER(SUM([.A144];[.F144]);2)+POWER(SUM([.B144];[.G144]);2)+POWER(SUM([.D144];[.H144]);2)+POWER(SUM([.E144];[.I144]);2)" office:value-type="float" office:value="7.43965625" calcext:value-type="float">
            <text:p>7,439656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1" calcext:value-type="float">
            <text:p>2,41</text:p>
          </table:table-cell>
          <table:table-cell office:value-type="float" office:value="0.54" calcext:value-type="float">
            <text:p>0,54</text:p>
          </table:table-cell>
          <table:table-cell office:value-type="float" office:value="2.33" calcext:value-type="float">
            <text:p>2,33</text:p>
          </table:table-cell>
          <table:table-cell office:value-type="float" office:value="2.95" calcext:value-type="float">
            <text:p>2,95</text:p>
          </table:table-cell>
          <table:table-cell table:formula="of:=ABS([.G14])*[.F144]" office:value-type="float" office:value="-1.685" calcext:value-type="float">
            <text:p>-1,685</text:p>
          </table:table-cell>
          <table:table-cell table:formula="of:=ABS([.G14])*[.G144]" office:value-type="float" office:value="-0.9675" calcext:value-type="float">
            <text:p>-0,9675</text:p>
          </table:table-cell>
          <table:table-cell table:formula="of:=ABS([.G14])*[.H144]" office:value-type="float" office:value="-2.415" calcext:value-type="float">
            <text:p>-2,415</text:p>
          </table:table-cell>
          <table:table-cell table:formula="of:=ABS([.G14])*[.I144]" office:value-type="float" office:value="-0.68" calcext:value-type="float">
            <text:p>-0,68</text:p>
          </table:table-cell>
          <table:table-cell table:formula="of:=POWER(SUM([.A145];[.F145]);2)+POWER(SUM([.B145];[.G145]);2)+POWER(SUM([.D145];[.H145]);2)+POWER(SUM([.E145];[.I145]);2)" office:value-type="float" office:value="10.08015625" calcext:value-type="float">
            <text:p>10,080156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1" calcext:value-type="float">
            <text:p>0,11</text:p>
          </table:table-cell>
          <table:table-cell office:value-type="float" office:value="1.68" calcext:value-type="float">
            <text:p>1,68</text:p>
          </table:table-cell>
          <table:table-cell office:value-type="float" office:value="2.76" calcext:value-type="float">
            <text:p>2,76</text:p>
          </table:table-cell>
          <table:table-cell office:value-type="float" office:value="0.05" calcext:value-type="float">
            <text:p>0,05</text:p>
          </table:table-cell>
          <table:table-cell table:formula="of:=ABS([.G15])*[.F145]" office:value-type="float" office:value="-1.685" calcext:value-type="float">
            <text:p>-1,685</text:p>
          </table:table-cell>
          <table:table-cell table:formula="of:=ABS([.G15])*[.G145]" office:value-type="float" office:value="-0.9675" calcext:value-type="float">
            <text:p>-0,9675</text:p>
          </table:table-cell>
          <table:table-cell table:formula="of:=ABS([.G15])*[.H145]" office:value-type="float" office:value="-2.415" calcext:value-type="float">
            <text:p>-2,415</text:p>
          </table:table-cell>
          <table:table-cell table:formula="of:=ABS([.G15])*[.I145]" office:value-type="float" office:value="-0.68" calcext:value-type="float">
            <text:p>-0,68</text:p>
          </table:table-cell>
          <table:table-cell table:formula="of:=POWER(SUM([.A146];[.F146]);2)+POWER(SUM([.B146];[.G146]);2)+POWER(SUM([.D146];[.H146]);2)+POWER(SUM([.E146];[.I146]);2)" office:value-type="float" office:value="4.09045625" calcext:value-type="float">
            <text:p>4,090456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89" calcext:value-type="float">
            <text:p>0,89</text:p>
          </table:table-cell>
          <table:table-cell office:value-type="float" office:value="1.19" calcext:value-type="float">
            <text:p>1,19</text:p>
          </table:table-cell>
          <table:table-cell office:value-type="float" office:value="0.76" calcext:value-type="float">
            <text:p>0,76</text:p>
          </table:table-cell>
          <table:table-cell office:value-type="float" office:value="2.65" calcext:value-type="float">
            <text:p>2,65</text:p>
          </table:table-cell>
          <table:table-cell table:formula="of:=ABS([.G16])*[.F146]" office:value-type="float" office:value="-1.685" calcext:value-type="float">
            <text:p>-1,685</text:p>
          </table:table-cell>
          <table:table-cell table:formula="of:=ABS([.G16])*[.G146]" office:value-type="float" office:value="-0.9675" calcext:value-type="float">
            <text:p>-0,9675</text:p>
          </table:table-cell>
          <table:table-cell table:formula="of:=ABS([.G16])*[.H146]" office:value-type="float" office:value="-2.415" calcext:value-type="float">
            <text:p>-2,415</text:p>
          </table:table-cell>
          <table:table-cell table:formula="of:=ABS([.G16])*[.I146]" office:value-type="float" office:value="-0.68" calcext:value-type="float">
            <text:p>-0,68</text:p>
          </table:table-cell>
          <table:table-cell table:formula="of:=POWER(SUM([.A147];[.F147]);2)+POWER(SUM([.B147];[.G147]);2)+POWER(SUM([.D147];[.H147]);2)+POWER(SUM([.E147];[.I147]);2)" office:value-type="float" office:value="9.46515625" calcext:value-type="float">
            <text:p>9,465156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67" calcext:value-type="float">
            <text:p>1,67</text:p>
          </table:table-cell>
          <table:table-cell office:value-type="float" office:value="0.72" calcext:value-type="float">
            <text:p>0,72</text:p>
          </table:table-cell>
          <table:table-cell office:value-type="float" office:value="1.44" calcext:value-type="float">
            <text:p>1,44</text:p>
          </table:table-cell>
          <table:table-cell office:value-type="float" office:value="1.38" calcext:value-type="float">
            <text:p>1,38</text:p>
          </table:table-cell>
          <table:table-cell table:formula="of:=ABS([.G17])*[.F147]" office:value-type="float" office:value="-1.685" calcext:value-type="float">
            <text:p>-1,685</text:p>
          </table:table-cell>
          <table:table-cell table:formula="of:=ABS([.G17])*[.G147]" office:value-type="float" office:value="-0.9675" calcext:value-type="float">
            <text:p>-0,9675</text:p>
          </table:table-cell>
          <table:table-cell table:formula="of:=ABS([.G17])*[.H147]" office:value-type="float" office:value="-2.415" calcext:value-type="float">
            <text:p>-2,415</text:p>
          </table:table-cell>
          <table:table-cell table:formula="of:=ABS([.G17])*[.I147]" office:value-type="float" office:value="-0.68" calcext:value-type="float">
            <text:p>-0,68</text:p>
          </table:table-cell>
          <table:table-cell table:formula="of:=POWER(SUM([.A148];[.F148]);2)+POWER(SUM([.B148];[.G148]);2)+POWER(SUM([.D148];[.H148]);2)+POWER(SUM([.E148];[.I148]);2)" office:value-type="float" office:value="4.77335625" calcext:value-type="float">
            <text:p>4,773356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3" calcext:value-type="float">
            <text:p>1,33</text:p>
          </table:table-cell>
          <table:table-cell office:value-type="float" office:value="0.54" calcext:value-type="float">
            <text:p>0,54</text:p>
          </table:table-cell>
          <table:table-cell office:value-type="float" office:value="1.87" calcext:value-type="float">
            <text:p>1,87</text:p>
          </table:table-cell>
          <table:table-cell office:value-type="float" office:value="1.18" calcext:value-type="float">
            <text:p>1,18</text:p>
          </table:table-cell>
          <table:table-cell table:formula="of:=ABS([.G18])*[.F148]" office:value-type="float" office:value="-1.685" calcext:value-type="float">
            <text:p>-1,685</text:p>
          </table:table-cell>
          <table:table-cell table:formula="of:=ABS([.G18])*[.G148]" office:value-type="float" office:value="-0.9675" calcext:value-type="float">
            <text:p>-0,9675</text:p>
          </table:table-cell>
          <table:table-cell table:formula="of:=ABS([.G18])*[.H148]" office:value-type="float" office:value="-2.415" calcext:value-type="float">
            <text:p>-2,415</text:p>
          </table:table-cell>
          <table:table-cell table:formula="of:=ABS([.G18])*[.I148]" office:value-type="float" office:value="-0.68" calcext:value-type="float">
            <text:p>-0,68</text:p>
          </table:table-cell>
          <table:table-cell table:formula="of:=POWER(SUM([.A149];[.F149]);2)+POWER(SUM([.B149];[.G149]);2)+POWER(SUM([.D149];[.H149]);2)+POWER(SUM([.E149];[.I149]);2)" office:value-type="float" office:value="3.51765625" calcext:value-type="float">
            <text:p>3,517656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6" calcext:value-type="float">
            <text:p>1,56</text:p>
          </table:table-cell>
          <table:table-cell office:value-type="float" office:value="1.99" calcext:value-type="float">
            <text:p>1,99</text:p>
          </table:table-cell>
          <table:table-cell office:value-type="float" office:value="2.34" calcext:value-type="float">
            <text:p>2,34</text:p>
          </table:table-cell>
          <table:table-cell office:value-type="float" office:value="2.48" calcext:value-type="float">
            <text:p>2,48</text:p>
          </table:table-cell>
          <table:table-cell table:formula="of:=ABS([.G19])*[.F149]" office:value-type="float" office:value="-1.685" calcext:value-type="float">
            <text:p>-1,685</text:p>
          </table:table-cell>
          <table:table-cell table:formula="of:=ABS([.G19])*[.G149]" office:value-type="float" office:value="-0.9675" calcext:value-type="float">
            <text:p>-0,9675</text:p>
          </table:table-cell>
          <table:table-cell table:formula="of:=ABS([.G19])*[.H149]" office:value-type="float" office:value="-2.415" calcext:value-type="float">
            <text:p>-2,415</text:p>
          </table:table-cell>
          <table:table-cell table:formula="of:=ABS([.G19])*[.I149]" office:value-type="float" office:value="-0.68" calcext:value-type="float">
            <text:p>-0,68</text:p>
          </table:table-cell>
          <table:table-cell table:formula="of:=POWER(SUM([.A150];[.F150]);2)+POWER(SUM([.B150];[.G150]);2)+POWER(SUM([.D150];[.H150]);2)+POWER(SUM([.E150];[.I150]);2)" office:value-type="float" office:value="6.43590625" calcext:value-type="float">
            <text:p>6,435906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87" calcext:value-type="float">
            <text:p>2,87</text:p>
          </table:table-cell>
          <table:table-cell office:value-type="float" office:value="1.31" calcext:value-type="float">
            <text:p>1,31</text:p>
          </table:table-cell>
          <table:table-cell office:value-type="float" office:value="2.76" calcext:value-type="float">
            <text:p>2,76</text:p>
          </table:table-cell>
          <table:table-cell office:value-type="float" office:value="1.15" calcext:value-type="float">
            <text:p>1,15</text:p>
          </table:table-cell>
          <table:table-cell table:formula="of:=ABS([.G20])*[.F150]" office:value-type="float" office:value="-1.685" calcext:value-type="float">
            <text:p>-1,685</text:p>
          </table:table-cell>
          <table:table-cell table:formula="of:=ABS([.G20])*[.G150]" office:value-type="float" office:value="-0.9675" calcext:value-type="float">
            <text:p>-0,9675</text:p>
          </table:table-cell>
          <table:table-cell table:formula="of:=ABS([.G20])*[.H150]" office:value-type="float" office:value="-2.415" calcext:value-type="float">
            <text:p>-2,415</text:p>
          </table:table-cell>
          <table:table-cell table:formula="of:=ABS([.G20])*[.I150]" office:value-type="float" office:value="-0.68" calcext:value-type="float">
            <text:p>-0,68</text:p>
          </table:table-cell>
          <table:table-cell table:formula="of:=POWER(SUM([.A151];[.F151]);2)+POWER(SUM([.B151];[.G151]);2)+POWER(SUM([.D151];[.H151]);2)+POWER(SUM([.E151];[.I151]);2)" office:value-type="float" office:value="6.79865625" calcext:value-type="float">
            <text:p>6,798656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6" calcext:value-type="float">
            <text:p>2,56</text:p>
          </table:table-cell>
          <table:table-cell office:value-type="float" office:value="1.01" calcext:value-type="float">
            <text:p>1,01</text:p>
          </table:table-cell>
          <table:table-cell office:value-type="float" office:value="0.54" calcext:value-type="float">
            <text:p>0,54</text:p>
          </table:table-cell>
          <table:table-cell office:value-type="float" office:value="2.17" calcext:value-type="float">
            <text:p>2,17</text:p>
          </table:table-cell>
          <table:table-cell table:formula="of:=ABS([.G21])*[.F151]" office:value-type="float" office:value="-1.685" calcext:value-type="float">
            <text:p>-1,685</text:p>
          </table:table-cell>
          <table:table-cell table:formula="of:=ABS([.G21])*[.G151]" office:value-type="float" office:value="-0.9675" calcext:value-type="float">
            <text:p>-0,9675</text:p>
          </table:table-cell>
          <table:table-cell table:formula="of:=ABS([.G21])*[.H151]" office:value-type="float" office:value="-2.415" calcext:value-type="float">
            <text:p>-2,415</text:p>
          </table:table-cell>
          <table:table-cell table:formula="of:=ABS([.G21])*[.I151]" office:value-type="float" office:value="-0.68" calcext:value-type="float">
            <text:p>-0,68</text:p>
          </table:table-cell>
          <table:table-cell table:formula="of:=POWER(SUM([.A152];[.F152]);2)+POWER(SUM([.B152];[.G152]);2)+POWER(SUM([.D152];[.H152]);2)+POWER(SUM([.E152];[.I152]);2)" office:value-type="float" office:value="11.11100625" calcext:value-type="float">
            <text:p>11,11100625</text:p>
          </table:table-cell>
          <table:table-cell table:number-columns-repeated="4"/>
        </table:table-row>
        <table:table-row table:style-name="ro1" table:number-rows-repeated="4">
          <table:table-cell table:number-columns-repeated="14"/>
        </table:table-row>
        <table:table-row table:style-name="ro1">
          <table:table-cell/>
          <table:table-cell office:value-type="float" office:value="2.98" calcext:value-type="float">
            <text:p>2,98</text:p>
          </table:table-cell>
          <table:table-cell office:value-type="float" office:value="0.54" calcext:value-type="float">
            <text:p>0,54</text:p>
          </table:table-cell>
          <table:table-cell office:value-type="float" office:value="2.54" calcext:value-type="float">
            <text:p>2,54</text:p>
          </table:table-cell>
          <table:table-cell office:value-type="float" office:value="2.64" calcext:value-type="float">
            <text:p>2,64</text:p>
          </table:table-cell>
          <table:table-cell office:value-type="float" office:value="8" calcext:value-type="float">
            <text:p>8</text:p>
          </table:table-cell>
          <table:table-cell table:formula="of:=SUM([.B157:.B164])/[.F157]" office:value-type="float" office:value="2.04875" calcext:value-type="float">
            <text:p>2,048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22" calcext:value-type="float">
            <text:p>1,22</text:p>
          </table:table-cell>
          <table:table-cell office:value-type="float" office:value="0.33" calcext:value-type="float">
            <text:p>0,33</text:p>
          </table:table-cell>
          <table:table-cell office:value-type="float" office:value="0.9" calcext:value-type="float">
            <text:p>0,9</text:p>
          </table:table-cell>
          <table:table-cell office:value-type="float" office:value="2.83" calcext:value-type="float">
            <text:p>2,83</text:p>
          </table:table-cell>
          <table:table-cell office:value-type="float" office:value="8" calcext:value-type="float">
            <text:p>8</text:p>
          </table:table-cell>
          <table:table-cell table:formula="of:=SUM([.C157:.C164])/[.F158]" office:value-type="float" office:value="0.945" calcext:value-type="float">
            <text:p>0,94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64" calcext:value-type="float">
            <text:p>2,64</text:p>
          </table:table-cell>
          <table:table-cell office:value-type="float" office:value="0.09" calcext:value-type="float">
            <text:p>0,09</text:p>
          </table:table-cell>
          <table:table-cell office:value-type="float" office:value="0.45" calcext:value-type="float">
            <text:p>0,45</text:p>
          </table:table-cell>
          <table:table-cell office:value-type="float" office:value="2.83" calcext:value-type="float">
            <text:p>2,83</text:p>
          </table:table-cell>
          <table:table-cell office:value-type="float" office:value="8" calcext:value-type="float">
            <text:p>8</text:p>
          </table:table-cell>
          <table:table-cell table:formula="of:=SUM([.D157:.D164])/[.F159]" office:value-type="float" office:value="1.5225" calcext:value-type="float">
            <text:p>1,52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13" calcext:value-type="float">
            <text:p>2,13</text:p>
          </table:table-cell>
          <table:table-cell office:value-type="float" office:value="1.87" calcext:value-type="float">
            <text:p>1,87</text:p>
          </table:table-cell>
          <table:table-cell office:value-type="float" office:value="2.32" calcext:value-type="float">
            <text:p>2,32</text:p>
          </table:table-cell>
          <table:table-cell office:value-type="float" office:value="2.48" calcext:value-type="float">
            <text:p>2,48</text:p>
          </table:table-cell>
          <table:table-cell office:value-type="float" office:value="8" calcext:value-type="float">
            <text:p>8</text:p>
          </table:table-cell>
          <table:table-cell table:formula="of:=SUM([.E157:.E164])/[.F160]" office:value-type="float" office:value="2.62875" calcext:value-type="float">
            <text:p>2,628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41" calcext:value-type="float">
            <text:p>2,41</text:p>
          </table:table-cell>
          <table:table-cell office:value-type="float" office:value="0.54" calcext:value-type="float">
            <text:p>0,54</text:p>
          </table:table-cell>
          <table:table-cell office:value-type="float" office:value="2.33" calcext:value-type="float">
            <text:p>2,33</text:p>
          </table:table-cell>
          <table:table-cell office:value-type="float" office:value="2.95" calcext:value-type="float">
            <text:p>2,9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89" calcext:value-type="float">
            <text:p>0,89</text:p>
          </table:table-cell>
          <table:table-cell office:value-type="float" office:value="1.19" calcext:value-type="float">
            <text:p>1,19</text:p>
          </table:table-cell>
          <table:table-cell office:value-type="float" office:value="0.76" calcext:value-type="float">
            <text:p>0,76</text:p>
          </table:table-cell>
          <table:table-cell office:value-type="float" office:value="2.65" calcext:value-type="float">
            <text:p>2,65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56" calcext:value-type="float">
            <text:p>1,56</text:p>
          </table:table-cell>
          <table:table-cell office:value-type="float" office:value="1.99" calcext:value-type="float">
            <text:p>1,99</text:p>
          </table:table-cell>
          <table:table-cell office:value-type="float" office:value="2.34" calcext:value-type="float">
            <text:p>2,34</text:p>
          </table:table-cell>
          <table:table-cell office:value-type="float" office:value="2.48" calcext:value-type="float">
            <text:p>2,48</text:p>
          </table:table-cell>
          <table:table-cell table:number-columns-repeated="9"/>
        </table:table-row>
        <table:table-row table:style-name="ro1">
          <table:table-cell/>
          <table:table-cell office:value-type="float" office:value="2.56" calcext:value-type="float">
            <text:p>2,56</text:p>
          </table:table-cell>
          <table:table-cell office:value-type="float" office:value="1.01" calcext:value-type="float">
            <text:p>1,01</text:p>
          </table:table-cell>
          <table:table-cell office:value-type="float" office:value="0.54" calcext:value-type="float">
            <text:p>0,54</text:p>
          </table:table-cell>
          <table:table-cell office:value-type="float" office:value="2.17" calcext:value-type="float">
            <text:p>2,17</text:p>
          </table:table-cell>
          <table:table-cell table:number-columns-repeated="9"/>
        </table:table-row>
        <table:table-row table:style-name="ro1" table:number-rows-repeated="8">
          <table:table-cell table:number-columns-repeated="14"/>
        </table:table-row>
        <table:table-row table:style-name="ro1">
          <table:table-cell/>
          <table:table-cell office:value-type="float" office:value="2.43" calcext:value-type="float">
            <text:p>2,43</text:p>
          </table:table-cell>
          <table:table-cell office:value-type="float" office:value="0.34" calcext:value-type="float">
            <text:p>0,34</text:p>
          </table:table-cell>
          <table:table-cell office:value-type="float" office:value="2.27" calcext:value-type="float">
            <text:p>2,27</text:p>
          </table:table-cell>
          <table:table-cell office:value-type="float" office:value="0.34" calcext:value-type="float">
            <text:p>0,34</text:p>
          </table:table-cell>
          <table:table-cell office:value-type="float" office:value="7" calcext:value-type="float">
            <text:p>7</text:p>
          </table:table-cell>
          <table:table-cell table:formula="of:=SUM([.B173:.B179])/[.F173]" office:value-type="float" office:value="1.68857142857143" calcext:value-type="float">
            <text:p>1,688571428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07" calcext:value-type="float">
            <text:p>2,07</text:p>
          </table:table-cell>
          <table:table-cell office:value-type="float" office:value="0.67" calcext:value-type="float">
            <text:p>0,67</text:p>
          </table:table-cell>
          <table:table-cell office:value-type="float" office:value="0.36" calcext:value-type="float">
            <text:p>0,36</text:p>
          </table:table-cell>
          <table:table-cell office:value-type="float" office:value="0.92" calcext:value-type="float">
            <text:p>0,92</text:p>
          </table:table-cell>
          <table:table-cell office:value-type="float" office:value="7" calcext:value-type="float">
            <text:p>7</text:p>
          </table:table-cell>
          <table:table-cell table:formula="of:=SUM([.C173:.C179])/[.F174]" office:value-type="float" office:value="0.828571428571429" calcext:value-type="float">
            <text:p>0,828571428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34" calcext:value-type="float">
            <text:p>1,34</text:p>
          </table:table-cell>
          <table:table-cell office:value-type="float" office:value="0.54" calcext:value-type="float">
            <text:p>0,54</text:p>
          </table:table-cell>
          <table:table-cell office:value-type="float" office:value="2.76" calcext:value-type="float">
            <text:p>2,76</text:p>
          </table:table-cell>
          <table:table-cell office:value-type="float" office:value="1.73" calcext:value-type="float">
            <text:p>1,73</text:p>
          </table:table-cell>
          <table:table-cell office:value-type="float" office:value="7" calcext:value-type="float">
            <text:p>7</text:p>
          </table:table-cell>
          <table:table-cell table:formula="of:=SUM([.D173:.D179])/[.F175]" office:value-type="float" office:value="2.03142857142857" calcext:value-type="float">
            <text:p>2,0314285714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11" calcext:value-type="float">
            <text:p>0,11</text:p>
          </table:table-cell>
          <table:table-cell office:value-type="float" office:value="1.68" calcext:value-type="float">
            <text:p>1,68</text:p>
          </table:table-cell>
          <table:table-cell office:value-type="float" office:value="2.76" calcext:value-type="float">
            <text:p>2,76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SUM([.E173:.E179])/[.F176]" office:value-type="float" office:value="0.964285714285714" calcext:value-type="float">
            <text:p>0,964285714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67" calcext:value-type="float">
            <text:p>1,67</text:p>
          </table:table-cell>
          <table:table-cell office:value-type="float" office:value="0.72" calcext:value-type="float">
            <text:p>0,72</text:p>
          </table:table-cell>
          <table:table-cell office:value-type="float" office:value="1.44" calcext:value-type="float">
            <text:p>1,44</text:p>
          </table:table-cell>
          <table:table-cell office:value-type="float" office:value="1.38" calcext:value-type="float">
            <text:p>1,38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33" calcext:value-type="float">
            <text:p>1,33</text:p>
          </table:table-cell>
          <table:table-cell office:value-type="float" office:value="0.54" calcext:value-type="float">
            <text:p>0,54</text:p>
          </table:table-cell>
          <table:table-cell office:value-type="float" office:value="1.87" calcext:value-type="float">
            <text:p>1,87</text:p>
          </table:table-cell>
          <table:table-cell office:value-type="float" office:value="1.18" calcext:value-type="float">
            <text:p>1,18</text:p>
          </table:table-cell>
          <table:table-cell table:number-columns-repeated="9"/>
        </table:table-row>
        <table:table-row table:style-name="ro1">
          <table:table-cell/>
          <table:table-cell office:value-type="float" office:value="2.87" calcext:value-type="float">
            <text:p>2,87</text:p>
          </table:table-cell>
          <table:table-cell office:value-type="float" office:value="1.31" calcext:value-type="float">
            <text:p>1,31</text:p>
          </table:table-cell>
          <table:table-cell office:value-type="float" office:value="2.76" calcext:value-type="float">
            <text:p>2,76</text:p>
          </table:table-cell>
          <table:table-cell office:value-type="float" office:value="1.15" calcext:value-type="float">
            <text:p>1,15</text:p>
          </table:table-cell>
          <table:table-cell table:number-columns-repeated="9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float" office:value="2.43" calcext:value-type="float">
            <text:p>2,43</text:p>
          </table:table-cell>
          <table:table-cell office:value-type="float" office:value="0.34" calcext:value-type="float">
            <text:p>0,34</text:p>
          </table:table-cell>
          <table:table-cell office:value-type="float" office:value="2.27" calcext:value-type="float">
            <text:p>2,27</text:p>
          </table:table-cell>
          <table:table-cell office:value-type="float" office:value="0.34" calcext:value-type="float">
            <text:p>0,34</text:p>
          </table:table-cell>
          <table:table-cell office:value-type="float" office:value="-2.0487" calcext:value-type="float">
            <text:p>-2,0487</text:p>
          </table:table-cell>
          <table:table-cell office:value-type="float" office:value="-0.945" calcext:value-type="float">
            <text:p>-0,945</text:p>
          </table:table-cell>
          <table:table-cell office:value-type="float" office:value="-1.5225" calcext:value-type="float">
            <text:p>-1,5225</text:p>
          </table:table-cell>
          <table:table-cell office:value-type="float" office:value="-2.6287" calcext:value-type="float">
            <text:p>-2,6287</text:p>
          </table:table-cell>
          <table:table-cell table:formula="of:=POWER(SUM([.A183];[.F183]);2)+POWER(SUM([.B183];[.G183]);2)+POWER(SUM([.D183];[.H183]);2)+POWER(SUM([.E183];[.I183]);2)" office:value-type="float" office:value="12.19930063" calcext:value-type="float">
            <text:p>12,19930063</text:p>
          </table:table-cell>
          <table:table-cell table:formula="of:=SUM([.B183:.E183])" office:value-type="float" office:value="5.38" calcext:value-type="float">
            <text:p>5,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98" calcext:value-type="float">
            <text:p>2,98</text:p>
          </table:table-cell>
          <table:table-cell office:value-type="float" office:value="0.54" calcext:value-type="float">
            <text:p>0,54</text:p>
          </table:table-cell>
          <table:table-cell office:value-type="float" office:value="2.54" calcext:value-type="float">
            <text:p>2,54</text:p>
          </table:table-cell>
          <table:table-cell office:value-type="float" office:value="2.64" calcext:value-type="float">
            <text:p>2,64</text:p>
          </table:table-cell>
          <table:table-cell table:formula="of:=ABS([.G8])*[.F183]" office:value-type="float" office:value="-2.0487" calcext:value-type="float">
            <text:p>-2,0487</text:p>
          </table:table-cell>
          <table:table-cell table:formula="of:=ABS([.G8])*[.G183]" office:value-type="float" office:value="-0.945" calcext:value-type="float">
            <text:p>-0,945</text:p>
          </table:table-cell>
          <table:table-cell table:formula="of:=ABS([.G8])*[.H183]" office:value-type="float" office:value="-1.5225" calcext:value-type="float">
            <text:p>-1,5225</text:p>
          </table:table-cell>
          <table:table-cell table:formula="of:=ABS([.G8])*[.I183]" office:value-type="float" office:value="-2.6287" calcext:value-type="float">
            <text:p>-2,6287</text:p>
          </table:table-cell>
          <table:table-cell table:formula="of:=POWER(SUM([.A184];[.F184]);2)+POWER(SUM([.B184];[.G184]);2)+POWER(SUM([.D184];[.H184]);2)+POWER(SUM([.E184];[.I184]);2)" office:value-type="float" office:value="9.37383063" calcext:value-type="float">
            <text:p>9,37383063</text:p>
          </table:table-cell>
          <table:table-cell table:formula="of:=SUM([.B184:.E184])" office:value-type="float" office:value="8.7" calcext:value-type="float">
            <text:p>8,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22" calcext:value-type="float">
            <text:p>1,22</text:p>
          </table:table-cell>
          <table:table-cell office:value-type="float" office:value="0.33" calcext:value-type="float">
            <text:p>0,33</text:p>
          </table:table-cell>
          <table:table-cell office:value-type="float" office:value="0.9" calcext:value-type="float">
            <text:p>0,9</text:p>
          </table:table-cell>
          <table:table-cell office:value-type="float" office:value="2.83" calcext:value-type="float">
            <text:p>2,83</text:p>
          </table:table-cell>
          <table:table-cell table:formula="of:=ABS([.G9])*[.F184]" office:value-type="float" office:value="-2.0487" calcext:value-type="float">
            <text:p>-2,0487</text:p>
          </table:table-cell>
          <table:table-cell table:formula="of:=ABS([.G9])*[.G184]" office:value-type="float" office:value="-0.945" calcext:value-type="float">
            <text:p>-0,945</text:p>
          </table:table-cell>
          <table:table-cell table:formula="of:=ABS([.G9])*[.H184]" office:value-type="float" office:value="-1.5225" calcext:value-type="float">
            <text:p>-1,5225</text:p>
          </table:table-cell>
          <table:table-cell table:formula="of:=ABS([.G9])*[.I184]" office:value-type="float" office:value="-2.6287" calcext:value-type="float">
            <text:p>-2,6287</text:p>
          </table:table-cell>
          <table:table-cell table:formula="of:=POWER(SUM([.A185];[.F185]);2)+POWER(SUM([.B185];[.G185]);2)+POWER(SUM([.D185];[.H185]);2)+POWER(SUM([.E185];[.I185]);2)" office:value-type="float" office:value="4.70082463" calcext:value-type="float">
            <text:p>4,70082463</text:p>
          </table:table-cell>
          <table:table-cell table:formula="of:=SUM([.B185:.E185])" office:value-type="float" office:value="5.28" calcext:value-type="float">
            <text:p>5,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07" calcext:value-type="float">
            <text:p>2,07</text:p>
          </table:table-cell>
          <table:table-cell office:value-type="float" office:value="0.67" calcext:value-type="float">
            <text:p>0,67</text:p>
          </table:table-cell>
          <table:table-cell office:value-type="float" office:value="0.36" calcext:value-type="float">
            <text:p>0,36</text:p>
          </table:table-cell>
          <table:table-cell office:value-type="float" office:value="0.92" calcext:value-type="float">
            <text:p>0,92</text:p>
          </table:table-cell>
          <table:table-cell table:formula="of:=ABS([.G10])*[.F185]" office:value-type="float" office:value="-2.0487" calcext:value-type="float">
            <text:p>-2,0487</text:p>
          </table:table-cell>
          <table:table-cell table:formula="of:=ABS([.G10])*[.G185]" office:value-type="float" office:value="-0.945" calcext:value-type="float">
            <text:p>-0,945</text:p>
          </table:table-cell>
          <table:table-cell table:formula="of:=ABS([.G10])*[.H185]" office:value-type="float" office:value="-1.5225" calcext:value-type="float">
            <text:p>-1,5225</text:p>
          </table:table-cell>
          <table:table-cell table:formula="of:=ABS([.G10])*[.I185]" office:value-type="float" office:value="-2.6287" calcext:value-type="float">
            <text:p>-2,6287</text:p>
          </table:table-cell>
          <table:table-cell table:formula="of:=POWER(SUM([.A186];[.F186]);2)+POWER(SUM([.B186];[.G186]);2)+POWER(SUM([.D186];[.H186]);2)+POWER(SUM([.E186];[.I186]);2)" office:value-type="float" office:value="9.73385863" calcext:value-type="float">
            <text:p>9,73385863</text:p>
          </table:table-cell>
          <table:table-cell table:formula="of:=SUM([.B186:.E186])" office:value-type="float" office:value="4.02" calcext:value-type="float">
            <text:p>4,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34" calcext:value-type="float">
            <text:p>1,34</text:p>
          </table:table-cell>
          <table:table-cell office:value-type="float" office:value="0.54" calcext:value-type="float">
            <text:p>0,54</text:p>
          </table:table-cell>
          <table:table-cell office:value-type="float" office:value="2.76" calcext:value-type="float">
            <text:p>2,76</text:p>
          </table:table-cell>
          <table:table-cell office:value-type="float" office:value="1.73" calcext:value-type="float">
            <text:p>1,73</text:p>
          </table:table-cell>
          <table:table-cell table:formula="of:=ABS([.G11])*[.F186]" office:value-type="float" office:value="-2.0487" calcext:value-type="float">
            <text:p>-2,0487</text:p>
          </table:table-cell>
          <table:table-cell table:formula="of:=ABS([.G11])*[.G186]" office:value-type="float" office:value="-0.945" calcext:value-type="float">
            <text:p>-0,945</text:p>
          </table:table-cell>
          <table:table-cell table:formula="of:=ABS([.G11])*[.H186]" office:value-type="float" office:value="-1.5225" calcext:value-type="float">
            <text:p>-1,5225</text:p>
          </table:table-cell>
          <table:table-cell table:formula="of:=ABS([.G11])*[.I186]" office:value-type="float" office:value="-2.6287" calcext:value-type="float">
            <text:p>-2,6287</text:p>
          </table:table-cell>
          <table:table-cell table:formula="of:=POWER(SUM([.A187];[.F187]);2)+POWER(SUM([.B187];[.G187]);2)+POWER(SUM([.D187];[.H187]);2)+POWER(SUM([.E187];[.I187]);2)" office:value-type="float" office:value="6.69226463" calcext:value-type="float">
            <text:p>6,69226463</text:p>
          </table:table-cell>
          <table:table-cell table:formula="of:=SUM([.B187:.E187])" office:value-type="float" office:value="6.37" calcext:value-type="float">
            <text:p>6,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64" calcext:value-type="float">
            <text:p>2,64</text:p>
          </table:table-cell>
          <table:table-cell office:value-type="float" office:value="0.09" calcext:value-type="float">
            <text:p>0,09</text:p>
          </table:table-cell>
          <table:table-cell office:value-type="float" office:value="0.45" calcext:value-type="float">
            <text:p>0,45</text:p>
          </table:table-cell>
          <table:table-cell office:value-type="float" office:value="2.83" calcext:value-type="float">
            <text:p>2,83</text:p>
          </table:table-cell>
          <table:table-cell table:formula="of:=ABS([.G12])*[.F187]" office:value-type="float" office:value="-2.0487" calcext:value-type="float">
            <text:p>-2,0487</text:p>
          </table:table-cell>
          <table:table-cell table:formula="of:=ABS([.G12])*[.G187]" office:value-type="float" office:value="-0.945" calcext:value-type="float">
            <text:p>-0,945</text:p>
          </table:table-cell>
          <table:table-cell table:formula="of:=ABS([.G12])*[.H187]" office:value-type="float" office:value="-1.5225" calcext:value-type="float">
            <text:p>-1,5225</text:p>
          </table:table-cell>
          <table:table-cell table:formula="of:=ABS([.G12])*[.I187]" office:value-type="float" office:value="-2.6287" calcext:value-type="float">
            <text:p>-2,6287</text:p>
          </table:table-cell>
          <table:table-cell table:formula="of:=POWER(SUM([.A188];[.F188]);2)+POWER(SUM([.B188];[.G188]);2)+POWER(SUM([.D188];[.H188]);2)+POWER(SUM([.E188];[.I188]);2)" office:value-type="float" office:value="8.26097463" calcext:value-type="float">
            <text:p>8,26097463</text:p>
          </table:table-cell>
          <table:table-cell table:formula="of:=SUM([.B188:.E188])" office:value-type="float" office:value="6.01" calcext:value-type="float">
            <text:p>6,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13" calcext:value-type="float">
            <text:p>2,13</text:p>
          </table:table-cell>
          <table:table-cell office:value-type="float" office:value="1.87" calcext:value-type="float">
            <text:p>1,87</text:p>
          </table:table-cell>
          <table:table-cell office:value-type="float" office:value="2.32" calcext:value-type="float">
            <text:p>2,32</text:p>
          </table:table-cell>
          <table:table-cell office:value-type="float" office:value="2.48" calcext:value-type="float">
            <text:p>2,48</text:p>
          </table:table-cell>
          <table:table-cell table:formula="of:=ABS([.G13])*[.F188]" office:value-type="float" office:value="-2.0487" calcext:value-type="float">
            <text:p>-2,0487</text:p>
          </table:table-cell>
          <table:table-cell table:formula="of:=ABS([.G13])*[.G188]" office:value-type="float" office:value="-0.945" calcext:value-type="float">
            <text:p>-0,945</text:p>
          </table:table-cell>
          <table:table-cell table:formula="of:=ABS([.G13])*[.H188]" office:value-type="float" office:value="-1.5225" calcext:value-type="float">
            <text:p>-1,5225</text:p>
          </table:table-cell>
          <table:table-cell table:formula="of:=ABS([.G13])*[.I188]" office:value-type="float" office:value="-2.6287" calcext:value-type="float">
            <text:p>-2,6287</text:p>
          </table:table-cell>
          <table:table-cell table:formula="of:=POWER(SUM([.A189];[.F189]);2)+POWER(SUM([.B189];[.G189]);2)+POWER(SUM([.D189];[.H189]);2)+POWER(SUM([.E189];[.I189]);2)" office:value-type="float" office:value="6.25951463" calcext:value-type="float">
            <text:p>6,25951463</text:p>
          </table:table-cell>
          <table:table-cell table:formula="of:=SUM([.B189:.E189])" office:value-type="float" office:value="8.8" calcext:value-type="float">
            <text:p>8,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41" calcext:value-type="float">
            <text:p>2,41</text:p>
          </table:table-cell>
          <table:table-cell office:value-type="float" office:value="0.54" calcext:value-type="float">
            <text:p>0,54</text:p>
          </table:table-cell>
          <table:table-cell office:value-type="float" office:value="2.33" calcext:value-type="float">
            <text:p>2,33</text:p>
          </table:table-cell>
          <table:table-cell office:value-type="float" office:value="2.95" calcext:value-type="float">
            <text:p>2,95</text:p>
          </table:table-cell>
          <table:table-cell table:formula="of:=ABS([.G14])*[.F189]" office:value-type="float" office:value="-2.0487" calcext:value-type="float">
            <text:p>-2,0487</text:p>
          </table:table-cell>
          <table:table-cell table:formula="of:=ABS([.G14])*[.G189]" office:value-type="float" office:value="-0.945" calcext:value-type="float">
            <text:p>-0,945</text:p>
          </table:table-cell>
          <table:table-cell table:formula="of:=ABS([.G14])*[.H189]" office:value-type="float" office:value="-1.5225" calcext:value-type="float">
            <text:p>-1,5225</text:p>
          </table:table-cell>
          <table:table-cell table:formula="of:=ABS([.G14])*[.I189]" office:value-type="float" office:value="-2.6287" calcext:value-type="float">
            <text:p>-2,6287</text:p>
          </table:table-cell>
          <table:table-cell table:formula="of:=POWER(SUM([.A190];[.F190]);2)+POWER(SUM([.B190];[.G190]);2)+POWER(SUM([.D190];[.H190]);2)+POWER(SUM([.E190];[.I190]);2)" office:value-type="float" office:value="7.09868663" calcext:value-type="float">
            <text:p>7,09868663</text:p>
          </table:table-cell>
          <table:table-cell table:formula="of:=SUM([.B190:.E190])" office:value-type="float" office:value="8.23" calcext:value-type="float">
            <text:p>8,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1" calcext:value-type="float">
            <text:p>0,11</text:p>
          </table:table-cell>
          <table:table-cell office:value-type="float" office:value="1.68" calcext:value-type="float">
            <text:p>1,68</text:p>
          </table:table-cell>
          <table:table-cell office:value-type="float" office:value="2.76" calcext:value-type="float">
            <text:p>2,76</text:p>
          </table:table-cell>
          <table:table-cell office:value-type="float" office:value="0.05" calcext:value-type="float">
            <text:p>0,05</text:p>
          </table:table-cell>
          <table:table-cell table:formula="of:=ABS([.G15])*[.F190]" office:value-type="float" office:value="-2.0487" calcext:value-type="float">
            <text:p>-2,0487</text:p>
          </table:table-cell>
          <table:table-cell table:formula="of:=ABS([.G15])*[.G190]" office:value-type="float" office:value="-0.945" calcext:value-type="float">
            <text:p>-0,945</text:p>
          </table:table-cell>
          <table:table-cell table:formula="of:=ABS([.G15])*[.H190]" office:value-type="float" office:value="-1.5225" calcext:value-type="float">
            <text:p>-1,5225</text:p>
          </table:table-cell>
          <table:table-cell table:formula="of:=ABS([.G15])*[.I190]" office:value-type="float" office:value="-2.6287" calcext:value-type="float">
            <text:p>-2,6287</text:p>
          </table:table-cell>
          <table:table-cell table:formula="of:=POWER(SUM([.A191];[.F191]);2)+POWER(SUM([.B191];[.G191]);2)+POWER(SUM([.D191];[.H191]);2)+POWER(SUM([.E191];[.I191]);2)" office:value-type="float" office:value="13.07549663" calcext:value-type="float">
            <text:p>13,07549663</text:p>
          </table:table-cell>
          <table:table-cell table:formula="of:=SUM([.B191:.E191])" office:value-type="float" office:value="4.6" calcext:value-type="float">
            <text:p>4,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9" calcext:value-type="float">
            <text:p>0,89</text:p>
          </table:table-cell>
          <table:table-cell office:value-type="float" office:value="1.19" calcext:value-type="float">
            <text:p>1,19</text:p>
          </table:table-cell>
          <table:table-cell office:value-type="float" office:value="0.76" calcext:value-type="float">
            <text:p>0,76</text:p>
          </table:table-cell>
          <table:table-cell office:value-type="float" office:value="2.65" calcext:value-type="float">
            <text:p>2,65</text:p>
          </table:table-cell>
          <table:table-cell table:formula="of:=ABS([.G16])*[.F191]" office:value-type="float" office:value="-2.0487" calcext:value-type="float">
            <text:p>-2,0487</text:p>
          </table:table-cell>
          <table:table-cell table:formula="of:=ABS([.G16])*[.G191]" office:value-type="float" office:value="-0.945" calcext:value-type="float">
            <text:p>-0,945</text:p>
          </table:table-cell>
          <table:table-cell table:formula="of:=ABS([.G16])*[.H191]" office:value-type="float" office:value="-1.5225" calcext:value-type="float">
            <text:p>-1,5225</text:p>
          </table:table-cell>
          <table:table-cell table:formula="of:=ABS([.G16])*[.I191]" office:value-type="float" office:value="-2.6287" calcext:value-type="float">
            <text:p>-2,6287</text:p>
          </table:table-cell>
          <table:table-cell table:formula="of:=POWER(SUM([.A192];[.F192]);2)+POWER(SUM([.B192];[.G192]);2)+POWER(SUM([.D192];[.H192]);2)+POWER(SUM([.E192];[.I192]);2)" office:value-type="float" office:value="4.78205663" calcext:value-type="float">
            <text:p>4,78205663</text:p>
          </table:table-cell>
          <table:table-cell table:formula="of:=SUM([.B192:.E192])" office:value-type="float" office:value="5.49" calcext:value-type="float">
            <text:p>5,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67" calcext:value-type="float">
            <text:p>1,67</text:p>
          </table:table-cell>
          <table:table-cell office:value-type="float" office:value="0.72" calcext:value-type="float">
            <text:p>0,72</text:p>
          </table:table-cell>
          <table:table-cell office:value-type="float" office:value="1.44" calcext:value-type="float">
            <text:p>1,44</text:p>
          </table:table-cell>
          <table:table-cell office:value-type="float" office:value="1.38" calcext:value-type="float">
            <text:p>1,38</text:p>
          </table:table-cell>
          <table:table-cell table:formula="of:=ABS([.G17])*[.F192]" office:value-type="float" office:value="-2.0487" calcext:value-type="float">
            <text:p>-2,0487</text:p>
          </table:table-cell>
          <table:table-cell table:formula="of:=ABS([.G17])*[.G192]" office:value-type="float" office:value="-0.945" calcext:value-type="float">
            <text:p>-0,945</text:p>
          </table:table-cell>
          <table:table-cell table:formula="of:=ABS([.G17])*[.H192]" office:value-type="float" office:value="-1.5225" calcext:value-type="float">
            <text:p>-1,5225</text:p>
          </table:table-cell>
          <table:table-cell table:formula="of:=ABS([.G17])*[.I192]" office:value-type="float" office:value="-2.6287" calcext:value-type="float">
            <text:p>-2,6287</text:p>
          </table:table-cell>
          <table:table-cell table:formula="of:=POWER(SUM([.A193];[.F193]);2)+POWER(SUM([.B193];[.G193]);2)+POWER(SUM([.D193];[.H193]);2)+POWER(SUM([.E193];[.I193]);2)" office:value-type="float" office:value="6.28885463" calcext:value-type="float">
            <text:p>6,28885463</text:p>
          </table:table-cell>
          <table:table-cell table:formula="of:=SUM([.B193:.E193])" office:value-type="float" office:value="5.21" calcext:value-type="float">
            <text:p>5,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33" calcext:value-type="float">
            <text:p>1,33</text:p>
          </table:table-cell>
          <table:table-cell office:value-type="float" office:value="0.54" calcext:value-type="float">
            <text:p>0,54</text:p>
          </table:table-cell>
          <table:table-cell office:value-type="float" office:value="1.87" calcext:value-type="float">
            <text:p>1,87</text:p>
          </table:table-cell>
          <table:table-cell office:value-type="float" office:value="1.18" calcext:value-type="float">
            <text:p>1,18</text:p>
          </table:table-cell>
          <table:table-cell table:formula="of:=ABS([.G18])*[.F193]" office:value-type="float" office:value="-2.0487" calcext:value-type="float">
            <text:p>-2,0487</text:p>
          </table:table-cell>
          <table:table-cell table:formula="of:=ABS([.G18])*[.G193]" office:value-type="float" office:value="-0.945" calcext:value-type="float">
            <text:p>-0,945</text:p>
          </table:table-cell>
          <table:table-cell table:formula="of:=ABS([.G18])*[.H193]" office:value-type="float" office:value="-1.5225" calcext:value-type="float">
            <text:p>-1,5225</text:p>
          </table:table-cell>
          <table:table-cell table:formula="of:=ABS([.G18])*[.I193]" office:value-type="float" office:value="-2.6287" calcext:value-type="float">
            <text:p>-2,6287</text:p>
          </table:table-cell>
          <table:table-cell table:formula="of:=POWER(SUM([.A194];[.F194]);2)+POWER(SUM([.B194];[.G194]);2)+POWER(SUM([.D194];[.H194]);2)+POWER(SUM([.E194];[.I194]);2)" office:value-type="float" office:value="6.56488463" calcext:value-type="float">
            <text:p>6,56488463</text:p>
          </table:table-cell>
          <table:table-cell table:formula="of:=SUM([.B194:.E194])" office:value-type="float" office:value="4.92" calcext:value-type="float">
            <text:p>4,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56" calcext:value-type="float">
            <text:p>1,56</text:p>
          </table:table-cell>
          <table:table-cell office:value-type="float" office:value="1.99" calcext:value-type="float">
            <text:p>1,99</text:p>
          </table:table-cell>
          <table:table-cell office:value-type="float" office:value="2.34" calcext:value-type="float">
            <text:p>2,34</text:p>
          </table:table-cell>
          <table:table-cell office:value-type="float" office:value="2.48" calcext:value-type="float">
            <text:p>2,48</text:p>
          </table:table-cell>
          <table:table-cell table:formula="of:=ABS([.G19])*[.F194]" office:value-type="float" office:value="-2.0487" calcext:value-type="float">
            <text:p>-2,0487</text:p>
          </table:table-cell>
          <table:table-cell table:formula="of:=ABS([.G19])*[.G194]" office:value-type="float" office:value="-0.945" calcext:value-type="float">
            <text:p>-0,945</text:p>
          </table:table-cell>
          <table:table-cell table:formula="of:=ABS([.G19])*[.H194]" office:value-type="float" office:value="-1.5225" calcext:value-type="float">
            <text:p>-1,5225</text:p>
          </table:table-cell>
          <table:table-cell table:formula="of:=ABS([.G19])*[.I194]" office:value-type="float" office:value="-2.6287" calcext:value-type="float">
            <text:p>-2,6287</text:p>
          </table:table-cell>
          <table:table-cell table:formula="of:=POWER(SUM([.A195];[.F195]);2)+POWER(SUM([.B195];[.G195]);2)+POWER(SUM([.D195];[.H195]);2)+POWER(SUM([.E195];[.I195]);2)" office:value-type="float" office:value="5.26581463" calcext:value-type="float">
            <text:p>5,26581463</text:p>
          </table:table-cell>
          <table:table-cell table:formula="of:=SUM([.B195:.E195])" office:value-type="float" office:value="8.37" calcext:value-type="float">
            <text:p>8,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87" calcext:value-type="float">
            <text:p>2,87</text:p>
          </table:table-cell>
          <table:table-cell office:value-type="float" office:value="1.31" calcext:value-type="float">
            <text:p>1,31</text:p>
          </table:table-cell>
          <table:table-cell office:value-type="float" office:value="2.76" calcext:value-type="float">
            <text:p>2,76</text:p>
          </table:table-cell>
          <table:table-cell office:value-type="float" office:value="1.15" calcext:value-type="float">
            <text:p>1,15</text:p>
          </table:table-cell>
          <table:table-cell table:formula="of:=ABS([.G20])*[.F195]" office:value-type="float" office:value="-2.0487" calcext:value-type="float">
            <text:p>-2,0487</text:p>
          </table:table-cell>
          <table:table-cell table:formula="of:=ABS([.G20])*[.G195]" office:value-type="float" office:value="-0.945" calcext:value-type="float">
            <text:p>-0,945</text:p>
          </table:table-cell>
          <table:table-cell table:formula="of:=ABS([.G20])*[.H195]" office:value-type="float" office:value="-1.5225" calcext:value-type="float">
            <text:p>-1,5225</text:p>
          </table:table-cell>
          <table:table-cell table:formula="of:=ABS([.G20])*[.I195]" office:value-type="float" office:value="-2.6287" calcext:value-type="float">
            <text:p>-2,6287</text:p>
          </table:table-cell>
          <table:table-cell table:formula="of:=POWER(SUM([.A196];[.F196]);2)+POWER(SUM([.B196];[.G196]);2)+POWER(SUM([.D196];[.H196]);2)+POWER(SUM([.E196];[.I196]);2)" office:value-type="float" office:value="11.62075663" calcext:value-type="float">
            <text:p>11,62075663</text:p>
          </table:table-cell>
          <table:table-cell table:formula="of:=SUM([.B196:.E196])" office:value-type="float" office:value="8.09" calcext:value-type="float">
            <text:p>8,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56" calcext:value-type="float">
            <text:p>2,56</text:p>
          </table:table-cell>
          <table:table-cell office:value-type="float" office:value="1.01" calcext:value-type="float">
            <text:p>1,01</text:p>
          </table:table-cell>
          <table:table-cell office:value-type="float" office:value="0.54" calcext:value-type="float">
            <text:p>0,54</text:p>
          </table:table-cell>
          <table:table-cell office:value-type="float" office:value="2.17" calcext:value-type="float">
            <text:p>2,17</text:p>
          </table:table-cell>
          <table:table-cell table:formula="of:=ABS([.G21])*[.F196]" office:value-type="float" office:value="-2.0487" calcext:value-type="float">
            <text:p>-2,0487</text:p>
          </table:table-cell>
          <table:table-cell table:formula="of:=ABS([.G21])*[.G196]" office:value-type="float" office:value="-0.945" calcext:value-type="float">
            <text:p>-0,945</text:p>
          </table:table-cell>
          <table:table-cell table:formula="of:=ABS([.G21])*[.H196]" office:value-type="float" office:value="-1.5225" calcext:value-type="float">
            <text:p>-1,5225</text:p>
          </table:table-cell>
          <table:table-cell table:formula="of:=ABS([.G21])*[.I196]" office:value-type="float" office:value="-2.6287" calcext:value-type="float">
            <text:p>-2,6287</text:p>
          </table:table-cell>
          <table:table-cell table:formula="of:=POWER(SUM([.A197];[.F197]);2)+POWER(SUM([.B197];[.G197]);2)+POWER(SUM([.D197];[.H197]);2)+POWER(SUM([.E197];[.I197]);2)" office:value-type="float" office:value="7.98110863" calcext:value-type="float">
            <text:p>7,98110863</text:p>
          </table:table-cell>
          <table:table-cell table:formula="of:=SUM([.B197:.E197])" office:value-type="float" office:value="6.28" calcext:value-type="float">
            <text:p>6,28</text:p>
          </table:table-cell>
          <table:table-cell table:number-columns-repeated="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float" office:value="2.43" calcext:value-type="float">
            <text:p>2,43</text:p>
          </table:table-cell>
          <table:table-cell office:value-type="float" office:value="0.34" calcext:value-type="float">
            <text:p>0,34</text:p>
          </table:table-cell>
          <table:table-cell office:value-type="float" office:value="2.27" calcext:value-type="float">
            <text:p>2,27</text:p>
          </table:table-cell>
          <table:table-cell office:value-type="float" office:value="0.34" calcext:value-type="float">
            <text:p>0,34</text:p>
          </table:table-cell>
          <table:table-cell office:value-type="float" office:value="-1.6885" calcext:value-type="float">
            <text:p>-1,6885</text:p>
          </table:table-cell>
          <table:table-cell office:value-type="float" office:value="-0.8285" calcext:value-type="float">
            <text:p>-0,8285</text:p>
          </table:table-cell>
          <table:table-cell office:value-type="float" office:value="-2.0314" calcext:value-type="float">
            <text:p>-2,0314</text:p>
          </table:table-cell>
          <table:table-cell office:value-type="float" office:value="-0.9642" calcext:value-type="float">
            <text:p>-0,9642</text:p>
          </table:table-cell>
          <table:table-cell table:formula="of:=POWER(SUM([.A201];[.F201]);2)+POWER(SUM([.B201];[.G201]);2)+POWER(SUM([.D201];[.H201]);2)+POWER(SUM([.E201];[.I201]);2)" office:value-type="float" office:value="5.8623901" calcext:value-type="float">
            <text:p>5,86239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98" calcext:value-type="float">
            <text:p>2,98</text:p>
          </table:table-cell>
          <table:table-cell office:value-type="float" office:value="0.54" calcext:value-type="float">
            <text:p>0,54</text:p>
          </table:table-cell>
          <table:table-cell office:value-type="float" office:value="2.54" calcext:value-type="float">
            <text:p>2,54</text:p>
          </table:table-cell>
          <table:table-cell office:value-type="float" office:value="2.64" calcext:value-type="float">
            <text:p>2,64</text:p>
          </table:table-cell>
          <table:table-cell table:formula="of:=ABS([.G8])*[.F201]" office:value-type="float" office:value="-1.6885" calcext:value-type="float">
            <text:p>-1,6885</text:p>
          </table:table-cell>
          <table:table-cell table:formula="of:=ABS([.G8])*[.G201]" office:value-type="float" office:value="-0.8285" calcext:value-type="float">
            <text:p>-0,8285</text:p>
          </table:table-cell>
          <table:table-cell table:formula="of:=ABS([.G8])*[.H201]" office:value-type="float" office:value="-2.0314" calcext:value-type="float">
            <text:p>-2,0314</text:p>
          </table:table-cell>
          <table:table-cell table:formula="of:=ABS([.G8])*[.I201]" office:value-type="float" office:value="-0.9642" calcext:value-type="float">
            <text:p>-0,9642</text:p>
          </table:table-cell>
          <table:table-cell table:formula="of:=POWER(SUM([.A202];[.F202]);2)+POWER(SUM([.B202];[.G202]);2)+POWER(SUM([.D202];[.H202]);2)+POWER(SUM([.E202];[.I202]);2)" office:value-type="float" office:value="10.5469641" calcext:value-type="float">
            <text:p>10,54696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2" calcext:value-type="float">
            <text:p>1,22</text:p>
          </table:table-cell>
          <table:table-cell office:value-type="float" office:value="0.33" calcext:value-type="float">
            <text:p>0,33</text:p>
          </table:table-cell>
          <table:table-cell office:value-type="float" office:value="0.9" calcext:value-type="float">
            <text:p>0,9</text:p>
          </table:table-cell>
          <table:table-cell office:value-type="float" office:value="2.83" calcext:value-type="float">
            <text:p>2,83</text:p>
          </table:table-cell>
          <table:table-cell table:formula="of:=ABS([.G9])*[.F202]" office:value-type="float" office:value="-1.6885" calcext:value-type="float">
            <text:p>-1,6885</text:p>
          </table:table-cell>
          <table:table-cell table:formula="of:=ABS([.G9])*[.G202]" office:value-type="float" office:value="-0.8285" calcext:value-type="float">
            <text:p>-0,8285</text:p>
          </table:table-cell>
          <table:table-cell table:formula="of:=ABS([.G9])*[.H202]" office:value-type="float" office:value="-2.0314" calcext:value-type="float">
            <text:p>-2,0314</text:p>
          </table:table-cell>
          <table:table-cell table:formula="of:=ABS([.G9])*[.I202]" office:value-type="float" office:value="-0.9642" calcext:value-type="float">
            <text:p>-0,9642</text:p>
          </table:table-cell>
          <table:table-cell table:formula="of:=POWER(SUM([.A203];[.F203]);2)+POWER(SUM([.B203];[.G203]);2)+POWER(SUM([.D203];[.H203]);2)+POWER(SUM([.E203];[.I203]);2)" office:value-type="float" office:value="7.7655801" calcext:value-type="float">
            <text:p>7,76558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7" calcext:value-type="float">
            <text:p>2,07</text:p>
          </table:table-cell>
          <table:table-cell office:value-type="float" office:value="0.67" calcext:value-type="float">
            <text:p>0,67</text:p>
          </table:table-cell>
          <table:table-cell office:value-type="float" office:value="0.36" calcext:value-type="float">
            <text:p>0,36</text:p>
          </table:table-cell>
          <table:table-cell office:value-type="float" office:value="0.92" calcext:value-type="float">
            <text:p>0,92</text:p>
          </table:table-cell>
          <table:table-cell table:formula="of:=ABS([.G10])*[.F203]" office:value-type="float" office:value="-1.6885" calcext:value-type="float">
            <text:p>-1,6885</text:p>
          </table:table-cell>
          <table:table-cell table:formula="of:=ABS([.G10])*[.G203]" office:value-type="float" office:value="-0.8285" calcext:value-type="float">
            <text:p>-0,8285</text:p>
          </table:table-cell>
          <table:table-cell table:formula="of:=ABS([.G10])*[.H203]" office:value-type="float" office:value="-2.0314" calcext:value-type="float">
            <text:p>-2,0314</text:p>
          </table:table-cell>
          <table:table-cell table:formula="of:=ABS([.G10])*[.I203]" office:value-type="float" office:value="-0.9642" calcext:value-type="float">
            <text:p>-0,9642</text:p>
          </table:table-cell>
          <table:table-cell table:formula="of:=POWER(SUM([.A204];[.F204]);2)+POWER(SUM([.B204];[.G204]);2)+POWER(SUM([.D204];[.H204]);2)+POWER(SUM([.E204];[.I204]);2)" office:value-type="float" office:value="7.1878861" calcext:value-type="float">
            <text:p>7,18788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4" calcext:value-type="float">
            <text:p>1,34</text:p>
          </table:table-cell>
          <table:table-cell office:value-type="float" office:value="0.54" calcext:value-type="float">
            <text:p>0,54</text:p>
          </table:table-cell>
          <table:table-cell office:value-type="float" office:value="2.76" calcext:value-type="float">
            <text:p>2,76</text:p>
          </table:table-cell>
          <table:table-cell office:value-type="float" office:value="1.73" calcext:value-type="float">
            <text:p>1,73</text:p>
          </table:table-cell>
          <table:table-cell table:formula="of:=ABS([.G11])*[.F204]" office:value-type="float" office:value="-1.6885" calcext:value-type="float">
            <text:p>-1,6885</text:p>
          </table:table-cell>
          <table:table-cell table:formula="of:=ABS([.G11])*[.G204]" office:value-type="float" office:value="-0.8285" calcext:value-type="float">
            <text:p>-0,8285</text:p>
          </table:table-cell>
          <table:table-cell table:formula="of:=ABS([.G11])*[.H204]" office:value-type="float" office:value="-2.0314" calcext:value-type="float">
            <text:p>-2,0314</text:p>
          </table:table-cell>
          <table:table-cell table:formula="of:=ABS([.G11])*[.I204]" office:value-type="float" office:value="-0.9642" calcext:value-type="float">
            <text:p>-0,9642</text:p>
          </table:table-cell>
          <table:table-cell table:formula="of:=POWER(SUM([.A205];[.F205]);2)+POWER(SUM([.B205];[.G205]);2)+POWER(SUM([.D205];[.H205]);2)+POWER(SUM([.E205];[.I205]);2)" office:value-type="float" office:value="4.2299721" calcext:value-type="float">
            <text:p>4,22997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4" calcext:value-type="float">
            <text:p>2,64</text:p>
          </table:table-cell>
          <table:table-cell office:value-type="float" office:value="0.09" calcext:value-type="float">
            <text:p>0,09</text:p>
          </table:table-cell>
          <table:table-cell office:value-type="float" office:value="0.45" calcext:value-type="float">
            <text:p>0,45</text:p>
          </table:table-cell>
          <table:table-cell office:value-type="float" office:value="2.83" calcext:value-type="float">
            <text:p>2,83</text:p>
          </table:table-cell>
          <table:table-cell table:formula="of:=ABS([.G12])*[.F205]" office:value-type="float" office:value="-1.6885" calcext:value-type="float">
            <text:p>-1,6885</text:p>
          </table:table-cell>
          <table:table-cell table:formula="of:=ABS([.G12])*[.G205]" office:value-type="float" office:value="-0.8285" calcext:value-type="float">
            <text:p>-0,8285</text:p>
          </table:table-cell>
          <table:table-cell table:formula="of:=ABS([.G12])*[.H205]" office:value-type="float" office:value="-2.0314" calcext:value-type="float">
            <text:p>-2,0314</text:p>
          </table:table-cell>
          <table:table-cell table:formula="of:=ABS([.G12])*[.I205]" office:value-type="float" office:value="-0.9642" calcext:value-type="float">
            <text:p>-0,9642</text:p>
          </table:table-cell>
          <table:table-cell table:formula="of:=POWER(SUM([.A206];[.F206]);2)+POWER(SUM([.B206];[.G206]);2)+POWER(SUM([.D206];[.H206]);2)+POWER(SUM([.E206];[.I206]);2)" office:value-type="float" office:value="12.1146001" calcext:value-type="float">
            <text:p>12,11460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3" calcext:value-type="float">
            <text:p>2,13</text:p>
          </table:table-cell>
          <table:table-cell office:value-type="float" office:value="1.87" calcext:value-type="float">
            <text:p>1,87</text:p>
          </table:table-cell>
          <table:table-cell office:value-type="float" office:value="2.32" calcext:value-type="float">
            <text:p>2,32</text:p>
          </table:table-cell>
          <table:table-cell office:value-type="float" office:value="2.48" calcext:value-type="float">
            <text:p>2,48</text:p>
          </table:table-cell>
          <table:table-cell table:formula="of:=ABS([.G13])*[.F206]" office:value-type="float" office:value="-1.6885" calcext:value-type="float">
            <text:p>-1,6885</text:p>
          </table:table-cell>
          <table:table-cell table:formula="of:=ABS([.G13])*[.G206]" office:value-type="float" office:value="-0.8285" calcext:value-type="float">
            <text:p>-0,8285</text:p>
          </table:table-cell>
          <table:table-cell table:formula="of:=ABS([.G13])*[.H206]" office:value-type="float" office:value="-2.0314" calcext:value-type="float">
            <text:p>-2,0314</text:p>
          </table:table-cell>
          <table:table-cell table:formula="of:=ABS([.G13])*[.I206]" office:value-type="float" office:value="-0.9642" calcext:value-type="float">
            <text:p>-0,9642</text:p>
          </table:table-cell>
          <table:table-cell table:formula="of:=POWER(SUM([.A207];[.F207]);2)+POWER(SUM([.B207];[.G207]);2)+POWER(SUM([.D207];[.H207]);2)+POWER(SUM([.E207];[.I207]);2)" office:value-type="float" office:value="6.9258741" calcext:value-type="float">
            <text:p>6,92587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1" calcext:value-type="float">
            <text:p>2,41</text:p>
          </table:table-cell>
          <table:table-cell office:value-type="float" office:value="0.54" calcext:value-type="float">
            <text:p>0,54</text:p>
          </table:table-cell>
          <table:table-cell office:value-type="float" office:value="2.33" calcext:value-type="float">
            <text:p>2,33</text:p>
          </table:table-cell>
          <table:table-cell office:value-type="float" office:value="2.95" calcext:value-type="float">
            <text:p>2,95</text:p>
          </table:table-cell>
          <table:table-cell table:formula="of:=ABS([.G14])*[.F207]" office:value-type="float" office:value="-1.6885" calcext:value-type="float">
            <text:p>-1,6885</text:p>
          </table:table-cell>
          <table:table-cell table:formula="of:=ABS([.G14])*[.G207]" office:value-type="float" office:value="-0.8285" calcext:value-type="float">
            <text:p>-0,8285</text:p>
          </table:table-cell>
          <table:table-cell table:formula="of:=ABS([.G14])*[.H207]" office:value-type="float" office:value="-2.0314" calcext:value-type="float">
            <text:p>-2,0314</text:p>
          </table:table-cell>
          <table:table-cell table:formula="of:=ABS([.G14])*[.I207]" office:value-type="float" office:value="-0.9642" calcext:value-type="float">
            <text:p>-0,9642</text:p>
          </table:table-cell>
          <table:table-cell table:formula="of:=POWER(SUM([.A208];[.F208]);2)+POWER(SUM([.B208];[.G208]);2)+POWER(SUM([.D208];[.H208]);2)+POWER(SUM([.E208];[.I208]);2)" office:value-type="float" office:value="9.3847381" calcext:value-type="float">
            <text:p>9,38473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1" calcext:value-type="float">
            <text:p>0,11</text:p>
          </table:table-cell>
          <table:table-cell office:value-type="float" office:value="1.68" calcext:value-type="float">
            <text:p>1,68</text:p>
          </table:table-cell>
          <table:table-cell office:value-type="float" office:value="2.76" calcext:value-type="float">
            <text:p>2,76</text:p>
          </table:table-cell>
          <table:table-cell office:value-type="float" office:value="0.05" calcext:value-type="float">
            <text:p>0,05</text:p>
          </table:table-cell>
          <table:table-cell table:formula="of:=ABS([.G15])*[.F208]" office:value-type="float" office:value="-1.6885" calcext:value-type="float">
            <text:p>-1,6885</text:p>
          </table:table-cell>
          <table:table-cell table:formula="of:=ABS([.G15])*[.G208]" office:value-type="float" office:value="-0.8285" calcext:value-type="float">
            <text:p>-0,8285</text:p>
          </table:table-cell>
          <table:table-cell table:formula="of:=ABS([.G15])*[.H208]" office:value-type="float" office:value="-2.0314" calcext:value-type="float">
            <text:p>-2,0314</text:p>
          </table:table-cell>
          <table:table-cell table:formula="of:=ABS([.G15])*[.I208]" office:value-type="float" office:value="-0.9642" calcext:value-type="float">
            <text:p>-0,9642</text:p>
          </table:table-cell>
          <table:table-cell table:formula="of:=POWER(SUM([.A209];[.F209]);2)+POWER(SUM([.B209];[.G209]);2)+POWER(SUM([.D209];[.H209]);2)+POWER(SUM([.E209];[.I209]);2)" office:value-type="float" office:value="4.7338941" calcext:value-type="float">
            <text:p>4,73389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89" calcext:value-type="float">
            <text:p>0,89</text:p>
          </table:table-cell>
          <table:table-cell office:value-type="float" office:value="1.19" calcext:value-type="float">
            <text:p>1,19</text:p>
          </table:table-cell>
          <table:table-cell office:value-type="float" office:value="0.76" calcext:value-type="float">
            <text:p>0,76</text:p>
          </table:table-cell>
          <table:table-cell office:value-type="float" office:value="2.65" calcext:value-type="float">
            <text:p>2,65</text:p>
          </table:table-cell>
          <table:table-cell table:formula="of:=ABS([.G16])*[.F209]" office:value-type="float" office:value="-1.6885" calcext:value-type="float">
            <text:p>-1,6885</text:p>
          </table:table-cell>
          <table:table-cell table:formula="of:=ABS([.G16])*[.G209]" office:value-type="float" office:value="-0.8285" calcext:value-type="float">
            <text:p>-0,8285</text:p>
          </table:table-cell>
          <table:table-cell table:formula="of:=ABS([.G16])*[.H209]" office:value-type="float" office:value="-2.0314" calcext:value-type="float">
            <text:p>-2,0314</text:p>
          </table:table-cell>
          <table:table-cell table:formula="of:=ABS([.G16])*[.I209]" office:value-type="float" office:value="-0.9642" calcext:value-type="float">
            <text:p>-0,9642</text:p>
          </table:table-cell>
          <table:table-cell table:formula="of:=POWER(SUM([.A210];[.F210]);2)+POWER(SUM([.B210];[.G210]);2)+POWER(SUM([.D210];[.H210]);2)+POWER(SUM([.E210];[.I210]);2)" office:value-type="float" office:value="7.3131941" calcext:value-type="float">
            <text:p>7,31319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67" calcext:value-type="float">
            <text:p>1,67</text:p>
          </table:table-cell>
          <table:table-cell office:value-type="float" office:value="0.72" calcext:value-type="float">
            <text:p>0,72</text:p>
          </table:table-cell>
          <table:table-cell office:value-type="float" office:value="1.44" calcext:value-type="float">
            <text:p>1,44</text:p>
          </table:table-cell>
          <table:table-cell office:value-type="float" office:value="1.38" calcext:value-type="float">
            <text:p>1,38</text:p>
          </table:table-cell>
          <table:table-cell table:formula="of:=ABS([.G17])*[.F210]" office:value-type="float" office:value="-1.6885" calcext:value-type="float">
            <text:p>-1,6885</text:p>
          </table:table-cell>
          <table:table-cell table:formula="of:=ABS([.G17])*[.G210]" office:value-type="float" office:value="-0.8285" calcext:value-type="float">
            <text:p>-0,8285</text:p>
          </table:table-cell>
          <table:table-cell table:formula="of:=ABS([.G17])*[.H210]" office:value-type="float" office:value="-2.0314" calcext:value-type="float">
            <text:p>-2,0314</text:p>
          </table:table-cell>
          <table:table-cell table:formula="of:=ABS([.G17])*[.I210]" office:value-type="float" office:value="-0.9642" calcext:value-type="float">
            <text:p>-0,9642</text:p>
          </table:table-cell>
          <table:table-cell table:formula="of:=POWER(SUM([.A211];[.F211]);2)+POWER(SUM([.B211];[.G211]);2)+POWER(SUM([.D211];[.H211]);2)+POWER(SUM([.E211];[.I211]);2)" office:value-type="float" office:value="4.0817981" calcext:value-type="float">
            <text:p>4,08179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3" calcext:value-type="float">
            <text:p>1,33</text:p>
          </table:table-cell>
          <table:table-cell office:value-type="float" office:value="0.54" calcext:value-type="float">
            <text:p>0,54</text:p>
          </table:table-cell>
          <table:table-cell office:value-type="float" office:value="1.87" calcext:value-type="float">
            <text:p>1,87</text:p>
          </table:table-cell>
          <table:table-cell office:value-type="float" office:value="1.18" calcext:value-type="float">
            <text:p>1,18</text:p>
          </table:table-cell>
          <table:table-cell table:formula="of:=ABS([.G18])*[.F211]" office:value-type="float" office:value="-1.6885" calcext:value-type="float">
            <text:p>-1,6885</text:p>
          </table:table-cell>
          <table:table-cell table:formula="of:=ABS([.G18])*[.G211]" office:value-type="float" office:value="-0.8285" calcext:value-type="float">
            <text:p>-0,8285</text:p>
          </table:table-cell>
          <table:table-cell table:formula="of:=ABS([.G18])*[.H211]" office:value-type="float" office:value="-2.0314" calcext:value-type="float">
            <text:p>-2,0314</text:p>
          </table:table-cell>
          <table:table-cell table:formula="of:=ABS([.G18])*[.I211]" office:value-type="float" office:value="-0.9642" calcext:value-type="float">
            <text:p>-0,9642</text:p>
          </table:table-cell>
          <table:table-cell table:formula="of:=POWER(SUM([.A212];[.F212]);2)+POWER(SUM([.B212];[.G212]);2)+POWER(SUM([.D212];[.H212]);2)+POWER(SUM([.E212];[.I212]);2)" office:value-type="float" office:value="3.1751541" calcext:value-type="float">
            <text:p>3,17515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6" calcext:value-type="float">
            <text:p>1,56</text:p>
          </table:table-cell>
          <table:table-cell office:value-type="float" office:value="1.99" calcext:value-type="float">
            <text:p>1,99</text:p>
          </table:table-cell>
          <table:table-cell office:value-type="float" office:value="2.34" calcext:value-type="float">
            <text:p>2,34</text:p>
          </table:table-cell>
          <table:table-cell office:value-type="float" office:value="2.48" calcext:value-type="float">
            <text:p>2,48</text:p>
          </table:table-cell>
          <table:table-cell table:formula="of:=ABS([.G19])*[.F212]" office:value-type="float" office:value="-1.6885" calcext:value-type="float">
            <text:p>-1,6885</text:p>
          </table:table-cell>
          <table:table-cell table:formula="of:=ABS([.G19])*[.G212]" office:value-type="float" office:value="-0.8285" calcext:value-type="float">
            <text:p>-0,8285</text:p>
          </table:table-cell>
          <table:table-cell table:formula="of:=ABS([.G19])*[.H212]" office:value-type="float" office:value="-2.0314" calcext:value-type="float">
            <text:p>-2,0314</text:p>
          </table:table-cell>
          <table:table-cell table:formula="of:=ABS([.G19])*[.I212]" office:value-type="float" office:value="-0.9642" calcext:value-type="float">
            <text:p>-0,9642</text:p>
          </table:table-cell>
          <table:table-cell table:formula="of:=POWER(SUM([.A213];[.F213]);2)+POWER(SUM([.B213];[.G213]);2)+POWER(SUM([.D213];[.H213]);2)+POWER(SUM([.E213];[.I213]);2)" office:value-type="float" office:value="5.7790081" calcext:value-type="float">
            <text:p>5,77900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87" calcext:value-type="float">
            <text:p>2,87</text:p>
          </table:table-cell>
          <table:table-cell office:value-type="float" office:value="1.31" calcext:value-type="float">
            <text:p>1,31</text:p>
          </table:table-cell>
          <table:table-cell office:value-type="float" office:value="2.76" calcext:value-type="float">
            <text:p>2,76</text:p>
          </table:table-cell>
          <table:table-cell office:value-type="float" office:value="1.15" calcext:value-type="float">
            <text:p>1,15</text:p>
          </table:table-cell>
          <table:table-cell table:formula="of:=ABS([.G20])*[.F213]" office:value-type="float" office:value="-1.6885" calcext:value-type="float">
            <text:p>-1,6885</text:p>
          </table:table-cell>
          <table:table-cell table:formula="of:=ABS([.G20])*[.G213]" office:value-type="float" office:value="-0.8285" calcext:value-type="float">
            <text:p>-0,8285</text:p>
          </table:table-cell>
          <table:table-cell table:formula="of:=ABS([.G20])*[.H213]" office:value-type="float" office:value="-2.0314" calcext:value-type="float">
            <text:p>-2,0314</text:p>
          </table:table-cell>
          <table:table-cell table:formula="of:=ABS([.G20])*[.I213]" office:value-type="float" office:value="-0.9642" calcext:value-type="float">
            <text:p>-0,9642</text:p>
          </table:table-cell>
          <table:table-cell table:formula="of:=POWER(SUM([.A214];[.F214]);2)+POWER(SUM([.B214];[.G214]);2)+POWER(SUM([.D214];[.H214]);2)+POWER(SUM([.E214];[.I214]);2)" office:value-type="float" office:value="7.5841341" calcext:value-type="float">
            <text:p>7,58413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6" calcext:value-type="float">
            <text:p>2,56</text:p>
          </table:table-cell>
          <table:table-cell office:value-type="float" office:value="1.01" calcext:value-type="float">
            <text:p>1,01</text:p>
          </table:table-cell>
          <table:table-cell office:value-type="float" office:value="0.54" calcext:value-type="float">
            <text:p>0,54</text:p>
          </table:table-cell>
          <table:table-cell office:value-type="float" office:value="2.17" calcext:value-type="float">
            <text:p>2,17</text:p>
          </table:table-cell>
          <table:table-cell table:formula="of:=ABS([.G21])*[.F214]" office:value-type="float" office:value="-1.6885" calcext:value-type="float">
            <text:p>-1,6885</text:p>
          </table:table-cell>
          <table:table-cell table:formula="of:=ABS([.G21])*[.G214]" office:value-type="float" office:value="-0.8285" calcext:value-type="float">
            <text:p>-0,8285</text:p>
          </table:table-cell>
          <table:table-cell table:formula="of:=ABS([.G21])*[.H214]" office:value-type="float" office:value="-2.0314" calcext:value-type="float">
            <text:p>-2,0314</text:p>
          </table:table-cell>
          <table:table-cell table:formula="of:=ABS([.G21])*[.I214]" office:value-type="float" office:value="-0.9642" calcext:value-type="float">
            <text:p>-0,9642</text:p>
          </table:table-cell>
          <table:table-cell table:formula="of:=POWER(SUM([.A215];[.F215]);2)+POWER(SUM([.B215];[.G215]);2)+POWER(SUM([.D215];[.H215]);2)+POWER(SUM([.E215];[.I215]);2)" office:value-type="float" office:value="9.5273521" calcext:value-type="float">
            <text:p>9,5273521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2.43" calcext:value-type="float">
            <text:p>2,43</text:p>
          </table:table-cell>
          <table:table-cell office:value-type="float" office:value="0.34" calcext:value-type="float">
            <text:p>0,34</text:p>
          </table:table-cell>
          <table:table-cell office:value-type="float" office:value="2.27" calcext:value-type="float">
            <text:p>2,27</text:p>
          </table:table-cell>
          <table:table-cell office:value-type="float" office:value="0.34" calcext:value-type="float">
            <text:p>0,34</text:p>
          </table:table-cell>
          <table:table-cell office:value-type="float" office:value="-2.43" calcext:value-type="float">
            <text:p>-2,43</text:p>
          </table:table-cell>
          <table:table-cell office:value-type="float" office:value="-0.34" calcext:value-type="float">
            <text:p>-0,34</text:p>
          </table:table-cell>
          <table:table-cell office:value-type="float" office:value="-2.27" calcext:value-type="float">
            <text:p>-2,27</text:p>
          </table:table-cell>
          <table:table-cell office:value-type="float" office:value="-0.34" calcext:value-type="float">
            <text:p>-0,34</text:p>
          </table:table-cell>
          <table:table-cell table:formula="of:=POWER(SUM([.B217];[.F217]);2)+POWER(SUM([.C217];[.G217]);2)+POWER(SUM([.D217];[.H217]);2)+POWER(SUM([.E217];[.I217]);2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98" calcext:value-type="float">
            <text:p>2,98</text:p>
          </table:table-cell>
          <table:table-cell office:value-type="float" office:value="0.54" calcext:value-type="float">
            <text:p>0,54</text:p>
          </table:table-cell>
          <table:table-cell office:value-type="float" office:value="2.54" calcext:value-type="float">
            <text:p>2,54</text:p>
          </table:table-cell>
          <table:table-cell office:value-type="float" office:value="2.64" calcext:value-type="float">
            <text:p>2,64</text:p>
          </table:table-cell>
          <table:table-cell table:formula="of:=ABS([.G8])*[.F217]" office:value-type="float" office:value="-2.43" calcext:value-type="float">
            <text:p>-2,43</text:p>
          </table:table-cell>
          <table:table-cell table:formula="of:=ABS([.G8])*[.G217]" office:value-type="float" office:value="-0.34" calcext:value-type="float">
            <text:p>-0,34</text:p>
          </table:table-cell>
          <table:table-cell table:formula="of:=ABS([.G8])*[.H217]" office:value-type="float" office:value="-2.27" calcext:value-type="float">
            <text:p>-2,27</text:p>
          </table:table-cell>
          <table:table-cell table:formula="of:=ABS([.G8])*[.I217]" office:value-type="float" office:value="-0.34" calcext:value-type="float">
            <text:p>-0,34</text:p>
          </table:table-cell>
          <table:table-cell table:formula="of:=POWER(SUM([.B218];[.F218]);2)+POWER(SUM([.C218];[.G218]);2)+POWER(SUM([.D218];[.H218]);2)+POWER(SUM([.E218];[.I218]);2)" office:value-type="float" office:value="5.7054" calcext:value-type="float">
            <text:p>5,70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2" calcext:value-type="float">
            <text:p>1,22</text:p>
          </table:table-cell>
          <table:table-cell office:value-type="float" office:value="0.33" calcext:value-type="float">
            <text:p>0,33</text:p>
          </table:table-cell>
          <table:table-cell office:value-type="float" office:value="0.9" calcext:value-type="float">
            <text:p>0,9</text:p>
          </table:table-cell>
          <table:table-cell office:value-type="float" office:value="2.83" calcext:value-type="float">
            <text:p>2,83</text:p>
          </table:table-cell>
          <table:table-cell table:formula="of:=ABS([.G9])*[.F218]" office:value-type="float" office:value="-2.43" calcext:value-type="float">
            <text:p>-2,43</text:p>
          </table:table-cell>
          <table:table-cell table:formula="of:=ABS([.G9])*[.G218]" office:value-type="float" office:value="-0.34" calcext:value-type="float">
            <text:p>-0,34</text:p>
          </table:table-cell>
          <table:table-cell table:formula="of:=ABS([.G9])*[.H218]" office:value-type="float" office:value="-2.27" calcext:value-type="float">
            <text:p>-2,27</text:p>
          </table:table-cell>
          <table:table-cell table:formula="of:=ABS([.G9])*[.I218]" office:value-type="float" office:value="-0.34" calcext:value-type="float">
            <text:p>-0,34</text:p>
          </table:table-cell>
          <table:table-cell table:formula="of:=POWER(SUM([.B219];[.F219]);2)+POWER(SUM([.C219];[.G219]);2)+POWER(SUM([.D219];[.H219]);2)+POWER(SUM([.E219];[.I219]);2)" office:value-type="float" office:value="9.5412" calcext:value-type="float">
            <text:p>9,54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7" calcext:value-type="float">
            <text:p>2,07</text:p>
          </table:table-cell>
          <table:table-cell office:value-type="float" office:value="0.67" calcext:value-type="float">
            <text:p>0,67</text:p>
          </table:table-cell>
          <table:table-cell office:value-type="float" office:value="0.36" calcext:value-type="float">
            <text:p>0,36</text:p>
          </table:table-cell>
          <table:table-cell office:value-type="float" office:value="0.92" calcext:value-type="float">
            <text:p>0,92</text:p>
          </table:table-cell>
          <table:table-cell table:formula="of:=ABS([.G10])*[.F219]" office:value-type="float" office:value="-2.43" calcext:value-type="float">
            <text:p>-2,43</text:p>
          </table:table-cell>
          <table:table-cell table:formula="of:=ABS([.G10])*[.G219]" office:value-type="float" office:value="-0.34" calcext:value-type="float">
            <text:p>-0,34</text:p>
          </table:table-cell>
          <table:table-cell table:formula="of:=ABS([.G10])*[.H219]" office:value-type="float" office:value="-2.27" calcext:value-type="float">
            <text:p>-2,27</text:p>
          </table:table-cell>
          <table:table-cell table:formula="of:=ABS([.G10])*[.I219]" office:value-type="float" office:value="-0.34" calcext:value-type="float">
            <text:p>-0,34</text:p>
          </table:table-cell>
          <table:table-cell table:formula="of:=POWER(SUM([.B220];[.F220]);2)+POWER(SUM([.C220];[.G220]);2)+POWER(SUM([.D220];[.H220]);2)+POWER(SUM([.E220];[.I220]);2)" office:value-type="float" office:value="4.223" calcext:value-type="float">
            <text:p>4,2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4" calcext:value-type="float">
            <text:p>1,34</text:p>
          </table:table-cell>
          <table:table-cell office:value-type="float" office:value="0.54" calcext:value-type="float">
            <text:p>0,54</text:p>
          </table:table-cell>
          <table:table-cell office:value-type="float" office:value="2.76" calcext:value-type="float">
            <text:p>2,76</text:p>
          </table:table-cell>
          <table:table-cell office:value-type="float" office:value="1.73" calcext:value-type="float">
            <text:p>1,73</text:p>
          </table:table-cell>
          <table:table-cell table:formula="of:=ABS([.G11])*[.F220]" office:value-type="float" office:value="-2.43" calcext:value-type="float">
            <text:p>-2,43</text:p>
          </table:table-cell>
          <table:table-cell table:formula="of:=ABS([.G11])*[.G220]" office:value-type="float" office:value="-0.34" calcext:value-type="float">
            <text:p>-0,34</text:p>
          </table:table-cell>
          <table:table-cell table:formula="of:=ABS([.G11])*[.H220]" office:value-type="float" office:value="-2.27" calcext:value-type="float">
            <text:p>-2,27</text:p>
          </table:table-cell>
          <table:table-cell table:formula="of:=ABS([.G11])*[.I220]" office:value-type="float" office:value="-0.34" calcext:value-type="float">
            <text:p>-0,34</text:p>
          </table:table-cell>
          <table:table-cell table:formula="of:=POWER(SUM([.B221];[.F221]);2)+POWER(SUM([.C221];[.G221]);2)+POWER(SUM([.D221];[.H221]);2)+POWER(SUM([.E221];[.I221]);2)" office:value-type="float" office:value="3.4003" calcext:value-type="float">
            <text:p>3,40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4" calcext:value-type="float">
            <text:p>2,64</text:p>
          </table:table-cell>
          <table:table-cell office:value-type="float" office:value="0.09" calcext:value-type="float">
            <text:p>0,09</text:p>
          </table:table-cell>
          <table:table-cell office:value-type="float" office:value="0.45" calcext:value-type="float">
            <text:p>0,45</text:p>
          </table:table-cell>
          <table:table-cell office:value-type="float" office:value="2.83" calcext:value-type="float">
            <text:p>2,83</text:p>
          </table:table-cell>
          <table:table-cell table:formula="of:=ABS([.G12])*[.F221]" office:value-type="float" office:value="-2.43" calcext:value-type="float">
            <text:p>-2,43</text:p>
          </table:table-cell>
          <table:table-cell table:formula="of:=ABS([.G12])*[.G221]" office:value-type="float" office:value="-0.34" calcext:value-type="float">
            <text:p>-0,34</text:p>
          </table:table-cell>
          <table:table-cell table:formula="of:=ABS([.G12])*[.H221]" office:value-type="float" office:value="-2.27" calcext:value-type="float">
            <text:p>-2,27</text:p>
          </table:table-cell>
          <table:table-cell table:formula="of:=ABS([.G12])*[.I221]" office:value-type="float" office:value="-0.34" calcext:value-type="float">
            <text:p>-0,34</text:p>
          </table:table-cell>
          <table:table-cell table:formula="of:=POWER(SUM([.B222];[.F222]);2)+POWER(SUM([.C222];[.G222]);2)+POWER(SUM([.D222];[.H222]);2)+POWER(SUM([.E222];[.I222]);2)" office:value-type="float" office:value="9.6191" calcext:value-type="float">
            <text:p>9,61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3" calcext:value-type="float">
            <text:p>2,13</text:p>
          </table:table-cell>
          <table:table-cell office:value-type="float" office:value="1.87" calcext:value-type="float">
            <text:p>1,87</text:p>
          </table:table-cell>
          <table:table-cell office:value-type="float" office:value="2.32" calcext:value-type="float">
            <text:p>2,32</text:p>
          </table:table-cell>
          <table:table-cell office:value-type="float" office:value="2.48" calcext:value-type="float">
            <text:p>2,48</text:p>
          </table:table-cell>
          <table:table-cell table:formula="of:=ABS([.G13])*[.F222]" office:value-type="float" office:value="-2.43" calcext:value-type="float">
            <text:p>-2,43</text:p>
          </table:table-cell>
          <table:table-cell table:formula="of:=ABS([.G13])*[.G222]" office:value-type="float" office:value="-0.34" calcext:value-type="float">
            <text:p>-0,34</text:p>
          </table:table-cell>
          <table:table-cell table:formula="of:=ABS([.G13])*[.H222]" office:value-type="float" office:value="-2.27" calcext:value-type="float">
            <text:p>-2,27</text:p>
          </table:table-cell>
          <table:table-cell table:formula="of:=ABS([.G13])*[.I222]" office:value-type="float" office:value="-0.34" calcext:value-type="float">
            <text:p>-0,34</text:p>
          </table:table-cell>
          <table:table-cell table:formula="of:=POWER(SUM([.B223];[.F223]);2)+POWER(SUM([.C223];[.G223]);2)+POWER(SUM([.D223];[.H223]);2)+POWER(SUM([.E223];[.I223]);2)" office:value-type="float" office:value="7.013" calcext:value-type="float">
            <text:p>7,0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1" calcext:value-type="float">
            <text:p>2,41</text:p>
          </table:table-cell>
          <table:table-cell office:value-type="float" office:value="0.54" calcext:value-type="float">
            <text:p>0,54</text:p>
          </table:table-cell>
          <table:table-cell office:value-type="float" office:value="2.33" calcext:value-type="float">
            <text:p>2,33</text:p>
          </table:table-cell>
          <table:table-cell office:value-type="float" office:value="2.95" calcext:value-type="float">
            <text:p>2,95</text:p>
          </table:table-cell>
          <table:table-cell table:formula="of:=ABS([.G14])*[.F223]" office:value-type="float" office:value="-2.43" calcext:value-type="float">
            <text:p>-2,43</text:p>
          </table:table-cell>
          <table:table-cell table:formula="of:=ABS([.G14])*[.G223]" office:value-type="float" office:value="-0.34" calcext:value-type="float">
            <text:p>-0,34</text:p>
          </table:table-cell>
          <table:table-cell table:formula="of:=ABS([.G14])*[.H223]" office:value-type="float" office:value="-2.27" calcext:value-type="float">
            <text:p>-2,27</text:p>
          </table:table-cell>
          <table:table-cell table:formula="of:=ABS([.G14])*[.I223]" office:value-type="float" office:value="-0.34" calcext:value-type="float">
            <text:p>-0,34</text:p>
          </table:table-cell>
          <table:table-cell table:formula="of:=POWER(SUM([.B224];[.F224]);2)+POWER(SUM([.C224];[.G224]);2)+POWER(SUM([.D224];[.H224]);2)+POWER(SUM([.E224];[.I224]);2)" office:value-type="float" office:value="6.8561" calcext:value-type="float">
            <text:p>6,85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1" calcext:value-type="float">
            <text:p>0,11</text:p>
          </table:table-cell>
          <table:table-cell office:value-type="float" office:value="1.68" calcext:value-type="float">
            <text:p>1,68</text:p>
          </table:table-cell>
          <table:table-cell office:value-type="float" office:value="2.76" calcext:value-type="float">
            <text:p>2,76</text:p>
          </table:table-cell>
          <table:table-cell office:value-type="float" office:value="0.05" calcext:value-type="float">
            <text:p>0,05</text:p>
          </table:table-cell>
          <table:table-cell table:formula="of:=ABS([.G15])*[.F224]" office:value-type="float" office:value="-2.43" calcext:value-type="float">
            <text:p>-2,43</text:p>
          </table:table-cell>
          <table:table-cell table:formula="of:=ABS([.G15])*[.G224]" office:value-type="float" office:value="-0.34" calcext:value-type="float">
            <text:p>-0,34</text:p>
          </table:table-cell>
          <table:table-cell table:formula="of:=ABS([.G15])*[.H224]" office:value-type="float" office:value="-2.27" calcext:value-type="float">
            <text:p>-2,27</text:p>
          </table:table-cell>
          <table:table-cell table:formula="of:=ABS([.G15])*[.I224]" office:value-type="float" office:value="-0.34" calcext:value-type="float">
            <text:p>-0,34</text:p>
          </table:table-cell>
          <table:table-cell table:formula="of:=POWER(SUM([.B225];[.F225]);2)+POWER(SUM([.C225];[.G225]);2)+POWER(SUM([.D225];[.H225]);2)+POWER(SUM([.E225];[.I225]);2)" office:value-type="float" office:value="7.5022" calcext:value-type="float">
            <text:p>7,50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89" calcext:value-type="float">
            <text:p>0,89</text:p>
          </table:table-cell>
          <table:table-cell office:value-type="float" office:value="1.19" calcext:value-type="float">
            <text:p>1,19</text:p>
          </table:table-cell>
          <table:table-cell office:value-type="float" office:value="0.76" calcext:value-type="float">
            <text:p>0,76</text:p>
          </table:table-cell>
          <table:table-cell office:value-type="float" office:value="2.65" calcext:value-type="float">
            <text:p>2,65</text:p>
          </table:table-cell>
          <table:table-cell table:formula="of:=ABS([.G16])*[.F225]" office:value-type="float" office:value="-2.43" calcext:value-type="float">
            <text:p>-2,43</text:p>
          </table:table-cell>
          <table:table-cell table:formula="of:=ABS([.G16])*[.G225]" office:value-type="float" office:value="-0.34" calcext:value-type="float">
            <text:p>-0,34</text:p>
          </table:table-cell>
          <table:table-cell table:formula="of:=ABS([.G16])*[.H225]" office:value-type="float" office:value="-2.27" calcext:value-type="float">
            <text:p>-2,27</text:p>
          </table:table-cell>
          <table:table-cell table:formula="of:=ABS([.G16])*[.I225]" office:value-type="float" office:value="-0.34" calcext:value-type="float">
            <text:p>-0,34</text:p>
          </table:table-cell>
          <table:table-cell table:formula="of:=POWER(SUM([.B226];[.F226]);2)+POWER(SUM([.C226];[.G226]);2)+POWER(SUM([.D226];[.H226]);2)+POWER(SUM([.E226];[.I226]);2)" office:value-type="float" office:value="10.7103" calcext:value-type="float">
            <text:p>10,71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67" calcext:value-type="float">
            <text:p>1,67</text:p>
          </table:table-cell>
          <table:table-cell office:value-type="float" office:value="0.72" calcext:value-type="float">
            <text:p>0,72</text:p>
          </table:table-cell>
          <table:table-cell office:value-type="float" office:value="1.44" calcext:value-type="float">
            <text:p>1,44</text:p>
          </table:table-cell>
          <table:table-cell office:value-type="float" office:value="1.38" calcext:value-type="float">
            <text:p>1,38</text:p>
          </table:table-cell>
          <table:table-cell table:formula="of:=ABS([.G17])*[.F226]" office:value-type="float" office:value="-2.43" calcext:value-type="float">
            <text:p>-2,43</text:p>
          </table:table-cell>
          <table:table-cell table:formula="of:=ABS([.G17])*[.G226]" office:value-type="float" office:value="-0.34" calcext:value-type="float">
            <text:p>-0,34</text:p>
          </table:table-cell>
          <table:table-cell table:formula="of:=ABS([.G17])*[.H226]" office:value-type="float" office:value="-2.27" calcext:value-type="float">
            <text:p>-2,27</text:p>
          </table:table-cell>
          <table:table-cell table:formula="of:=ABS([.G17])*[.I226]" office:value-type="float" office:value="-0.34" calcext:value-type="float">
            <text:p>-0,34</text:p>
          </table:table-cell>
          <table:table-cell table:formula="of:=POWER(SUM([.B227];[.F227]);2)+POWER(SUM([.C227];[.G227]);2)+POWER(SUM([.D227];[.H227]);2)+POWER(SUM([.E227];[.I227]);2)" office:value-type="float" office:value="2.4925" calcext:value-type="float">
            <text:p>2,49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3" calcext:value-type="float">
            <text:p>1,33</text:p>
          </table:table-cell>
          <table:table-cell office:value-type="float" office:value="0.54" calcext:value-type="float">
            <text:p>0,54</text:p>
          </table:table-cell>
          <table:table-cell office:value-type="float" office:value="1.87" calcext:value-type="float">
            <text:p>1,87</text:p>
          </table:table-cell>
          <table:table-cell office:value-type="float" office:value="1.18" calcext:value-type="float">
            <text:p>1,18</text:p>
          </table:table-cell>
          <table:table-cell table:formula="of:=ABS([.G18])*[.F227]" office:value-type="float" office:value="-2.43" calcext:value-type="float">
            <text:p>-2,43</text:p>
          </table:table-cell>
          <table:table-cell table:formula="of:=ABS([.G18])*[.G227]" office:value-type="float" office:value="-0.34" calcext:value-type="float">
            <text:p>-0,34</text:p>
          </table:table-cell>
          <table:table-cell table:formula="of:=ABS([.G18])*[.H227]" office:value-type="float" office:value="-2.27" calcext:value-type="float">
            <text:p>-2,27</text:p>
          </table:table-cell>
          <table:table-cell table:formula="of:=ABS([.G18])*[.I227]" office:value-type="float" office:value="-0.34" calcext:value-type="float">
            <text:p>-0,34</text:p>
          </table:table-cell>
          <table:table-cell table:formula="of:=POWER(SUM([.B228];[.F228]);2)+POWER(SUM([.C228];[.G228]);2)+POWER(SUM([.D228];[.H228]);2)+POWER(SUM([.E228];[.I228]);2)" office:value-type="float" office:value="2.1156" calcext:value-type="float">
            <text:p>2,11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6" calcext:value-type="float">
            <text:p>1,56</text:p>
          </table:table-cell>
          <table:table-cell office:value-type="float" office:value="1.99" calcext:value-type="float">
            <text:p>1,99</text:p>
          </table:table-cell>
          <table:table-cell office:value-type="float" office:value="2.34" calcext:value-type="float">
            <text:p>2,34</text:p>
          </table:table-cell>
          <table:table-cell office:value-type="float" office:value="2.48" calcext:value-type="float">
            <text:p>2,48</text:p>
          </table:table-cell>
          <table:table-cell table:formula="of:=ABS([.G19])*[.F228]" office:value-type="float" office:value="-2.43" calcext:value-type="float">
            <text:p>-2,43</text:p>
          </table:table-cell>
          <table:table-cell table:formula="of:=ABS([.G19])*[.G228]" office:value-type="float" office:value="-0.34" calcext:value-type="float">
            <text:p>-0,34</text:p>
          </table:table-cell>
          <table:table-cell table:formula="of:=ABS([.G19])*[.H228]" office:value-type="float" office:value="-2.27" calcext:value-type="float">
            <text:p>-2,27</text:p>
          </table:table-cell>
          <table:table-cell table:formula="of:=ABS([.G19])*[.I228]" office:value-type="float" office:value="-0.34" calcext:value-type="float">
            <text:p>-0,34</text:p>
          </table:table-cell>
          <table:table-cell table:formula="of:=POWER(SUM([.B229];[.F229]);2)+POWER(SUM([.C229];[.G229]);2)+POWER(SUM([.D229];[.H229]);2)+POWER(SUM([.E229];[.I229]);2)" office:value-type="float" office:value="8.0639" calcext:value-type="float">
            <text:p>8,06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87" calcext:value-type="float">
            <text:p>2,87</text:p>
          </table:table-cell>
          <table:table-cell office:value-type="float" office:value="1.31" calcext:value-type="float">
            <text:p>1,31</text:p>
          </table:table-cell>
          <table:table-cell office:value-type="float" office:value="2.76" calcext:value-type="float">
            <text:p>2,76</text:p>
          </table:table-cell>
          <table:table-cell office:value-type="float" office:value="1.15" calcext:value-type="float">
            <text:p>1,15</text:p>
          </table:table-cell>
          <table:table-cell table:formula="of:=ABS([.G20])*[.F229]" office:value-type="float" office:value="-2.43" calcext:value-type="float">
            <text:p>-2,43</text:p>
          </table:table-cell>
          <table:table-cell table:formula="of:=ABS([.G20])*[.G229]" office:value-type="float" office:value="-0.34" calcext:value-type="float">
            <text:p>-0,34</text:p>
          </table:table-cell>
          <table:table-cell table:formula="of:=ABS([.G20])*[.H229]" office:value-type="float" office:value="-2.27" calcext:value-type="float">
            <text:p>-2,27</text:p>
          </table:table-cell>
          <table:table-cell table:formula="of:=ABS([.G20])*[.I229]" office:value-type="float" office:value="-0.34" calcext:value-type="float">
            <text:p>-0,34</text:p>
          </table:table-cell>
          <table:table-cell table:formula="of:=POWER(SUM([.B230];[.F230]);2)+POWER(SUM([.C230];[.G230]);2)+POWER(SUM([.D230];[.H230]);2)+POWER(SUM([.E230];[.I230]);2)" office:value-type="float" office:value="2.0307" calcext:value-type="float">
            <text:p>2,03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6" calcext:value-type="float">
            <text:p>2,56</text:p>
          </table:table-cell>
          <table:table-cell office:value-type="float" office:value="1.01" calcext:value-type="float">
            <text:p>1,01</text:p>
          </table:table-cell>
          <table:table-cell office:value-type="float" office:value="0.54" calcext:value-type="float">
            <text:p>0,54</text:p>
          </table:table-cell>
          <table:table-cell office:value-type="float" office:value="2.17" calcext:value-type="float">
            <text:p>2,17</text:p>
          </table:table-cell>
          <table:table-cell table:formula="of:=ABS([.G21])*[.F230]" office:value-type="float" office:value="-2.43" calcext:value-type="float">
            <text:p>-2,43</text:p>
          </table:table-cell>
          <table:table-cell table:formula="of:=ABS([.G21])*[.G230]" office:value-type="float" office:value="-0.34" calcext:value-type="float">
            <text:p>-0,34</text:p>
          </table:table-cell>
          <table:table-cell table:formula="of:=ABS([.G21])*[.H230]" office:value-type="float" office:value="-2.27" calcext:value-type="float">
            <text:p>-2,27</text:p>
          </table:table-cell>
          <table:table-cell table:formula="of:=ABS([.G21])*[.I230]" office:value-type="float" office:value="-0.34" calcext:value-type="float">
            <text:p>-0,34</text:p>
          </table:table-cell>
          <table:table-cell table:formula="of:=POWER(SUM([.B231];[.F231]);2)+POWER(SUM([.C231];[.G231]);2)+POWER(SUM([.D231];[.H231]);2)+POWER(SUM([.E231];[.I231]);2)" office:value-type="float" office:value="6.8076" calcext:value-type="float">
            <text:p>6,8076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2.98" calcext:value-type="float">
            <text:p>2,98</text:p>
          </table:table-cell>
          <table:table-cell office:value-type="float" office:value="0.54" calcext:value-type="float">
            <text:p>0,54</text:p>
          </table:table-cell>
          <table:table-cell office:value-type="float" office:value="2.54" calcext:value-type="float">
            <text:p>2,54</text:p>
          </table:table-cell>
          <table:table-cell office:value-type="float" office:value="2.64" calcext:value-type="float">
            <text:p>2,64</text:p>
          </table:table-cell>
          <table:table-cell office:value-type="float" office:value="-2.98" calcext:value-type="float">
            <text:p>-2,98</text:p>
          </table:table-cell>
          <table:table-cell office:value-type="float" office:value="-0.54" calcext:value-type="float">
            <text:p>-0,54</text:p>
          </table:table-cell>
          <table:table-cell office:value-type="float" office:value="-2.54" calcext:value-type="float">
            <text:p>-2,54</text:p>
          </table:table-cell>
          <table:table-cell office:value-type="float" office:value="-2.64" calcext:value-type="float">
            <text:p>-2,64</text:p>
          </table:table-cell>
          <table:table-cell table:formula="of:=POWER(SUM([.B233];[.F233]);2)+POWER(SUM([.C233];[.G233]);2)+POWER(SUM([.D233];[.H233]);2)+POWER(SUM([.E233];[.I233]);2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2" calcext:value-type="float">
            <text:p>1,22</text:p>
          </table:table-cell>
          <table:table-cell office:value-type="float" office:value="0.33" calcext:value-type="float">
            <text:p>0,33</text:p>
          </table:table-cell>
          <table:table-cell office:value-type="float" office:value="0.9" calcext:value-type="float">
            <text:p>0,9</text:p>
          </table:table-cell>
          <table:table-cell office:value-type="float" office:value="2.83" calcext:value-type="float">
            <text:p>2,83</text:p>
          </table:table-cell>
          <table:table-cell table:formula="of:=ABS([.G8])*[.F233]" office:value-type="float" office:value="-2.98" calcext:value-type="float">
            <text:p>-2,98</text:p>
          </table:table-cell>
          <table:table-cell table:formula="of:=ABS([.G8])*[.G233]" office:value-type="float" office:value="-0.54" calcext:value-type="float">
            <text:p>-0,54</text:p>
          </table:table-cell>
          <table:table-cell table:formula="of:=ABS([.G8])*[.H233]" office:value-type="float" office:value="-2.54" calcext:value-type="float">
            <text:p>-2,54</text:p>
          </table:table-cell>
          <table:table-cell table:formula="of:=ABS([.G8])*[.I233]" office:value-type="float" office:value="-2.64" calcext:value-type="float">
            <text:p>-2,64</text:p>
          </table:table-cell>
          <table:table-cell table:formula="of:=POWER(SUM([.B234];[.F234]);2)+POWER(SUM([.C234];[.G234]);2)+POWER(SUM([.D234];[.H234]);2)+POWER(SUM([.E234];[.I234]);2)" office:value-type="float" office:value="5.8674" calcext:value-type="float">
            <text:p>5,86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7" calcext:value-type="float">
            <text:p>2,07</text:p>
          </table:table-cell>
          <table:table-cell office:value-type="float" office:value="0.67" calcext:value-type="float">
            <text:p>0,67</text:p>
          </table:table-cell>
          <table:table-cell office:value-type="float" office:value="0.36" calcext:value-type="float">
            <text:p>0,36</text:p>
          </table:table-cell>
          <table:table-cell office:value-type="float" office:value="0.92" calcext:value-type="float">
            <text:p>0,92</text:p>
          </table:table-cell>
          <table:table-cell table:formula="of:=ABS([.G9])*[.F234]" office:value-type="float" office:value="-2.98" calcext:value-type="float">
            <text:p>-2,98</text:p>
          </table:table-cell>
          <table:table-cell table:formula="of:=ABS([.G9])*[.G234]" office:value-type="float" office:value="-0.54" calcext:value-type="float">
            <text:p>-0,54</text:p>
          </table:table-cell>
          <table:table-cell table:formula="of:=ABS([.G9])*[.H234]" office:value-type="float" office:value="-2.54" calcext:value-type="float">
            <text:p>-2,54</text:p>
          </table:table-cell>
          <table:table-cell table:formula="of:=ABS([.G9])*[.I234]" office:value-type="float" office:value="-2.64" calcext:value-type="float">
            <text:p>-2,64</text:p>
          </table:table-cell>
          <table:table-cell table:formula="of:=POWER(SUM([.B235];[.F235]);2)+POWER(SUM([.C235];[.G235]);2)+POWER(SUM([.D235];[.H235]);2)+POWER(SUM([.E235];[.I235]);2)" office:value-type="float" office:value="8.5558" calcext:value-type="float">
            <text:p>8,55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4" calcext:value-type="float">
            <text:p>1,34</text:p>
          </table:table-cell>
          <table:table-cell office:value-type="float" office:value="0.54" calcext:value-type="float">
            <text:p>0,54</text:p>
          </table:table-cell>
          <table:table-cell office:value-type="float" office:value="2.76" calcext:value-type="float">
            <text:p>2,76</text:p>
          </table:table-cell>
          <table:table-cell office:value-type="float" office:value="1.73" calcext:value-type="float">
            <text:p>1,73</text:p>
          </table:table-cell>
          <table:table-cell table:formula="of:=ABS([.G10])*[.F235]" office:value-type="float" office:value="-2.98" calcext:value-type="float">
            <text:p>-2,98</text:p>
          </table:table-cell>
          <table:table-cell table:formula="of:=ABS([.G10])*[.G235]" office:value-type="float" office:value="-0.54" calcext:value-type="float">
            <text:p>-0,54</text:p>
          </table:table-cell>
          <table:table-cell table:formula="of:=ABS([.G10])*[.H235]" office:value-type="float" office:value="-2.54" calcext:value-type="float">
            <text:p>-2,54</text:p>
          </table:table-cell>
          <table:table-cell table:formula="of:=ABS([.G10])*[.I235]" office:value-type="float" office:value="-2.64" calcext:value-type="float">
            <text:p>-2,64</text:p>
          </table:table-cell>
          <table:table-cell table:formula="of:=POWER(SUM([.B236];[.F236]);2)+POWER(SUM([.C236];[.G236]);2)+POWER(SUM([.D236];[.H236]);2)+POWER(SUM([.E236];[.I236]);2)" office:value-type="float" office:value="3.5661" calcext:value-type="float">
            <text:p>3,56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4" calcext:value-type="float">
            <text:p>2,64</text:p>
          </table:table-cell>
          <table:table-cell office:value-type="float" office:value="0.09" calcext:value-type="float">
            <text:p>0,09</text:p>
          </table:table-cell>
          <table:table-cell office:value-type="float" office:value="0.45" calcext:value-type="float">
            <text:p>0,45</text:p>
          </table:table-cell>
          <table:table-cell office:value-type="float" office:value="2.83" calcext:value-type="float">
            <text:p>2,83</text:p>
          </table:table-cell>
          <table:table-cell table:formula="of:=ABS([.G11])*[.F236]" office:value-type="float" office:value="-2.98" calcext:value-type="float">
            <text:p>-2,98</text:p>
          </table:table-cell>
          <table:table-cell table:formula="of:=ABS([.G11])*[.G236]" office:value-type="float" office:value="-0.54" calcext:value-type="float">
            <text:p>-0,54</text:p>
          </table:table-cell>
          <table:table-cell table:formula="of:=ABS([.G11])*[.H236]" office:value-type="float" office:value="-2.54" calcext:value-type="float">
            <text:p>-2,54</text:p>
          </table:table-cell>
          <table:table-cell table:formula="of:=ABS([.G11])*[.I236]" office:value-type="float" office:value="-2.64" calcext:value-type="float">
            <text:p>-2,64</text:p>
          </table:table-cell>
          <table:table-cell table:formula="of:=POWER(SUM([.B237];[.F237]);2)+POWER(SUM([.C237];[.G237]);2)+POWER(SUM([.D237];[.H237]);2)+POWER(SUM([.E237];[.I237]);2)" office:value-type="float" office:value="4.7223" calcext:value-type="float">
            <text:p>4,72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3" calcext:value-type="float">
            <text:p>2,13</text:p>
          </table:table-cell>
          <table:table-cell office:value-type="float" office:value="1.87" calcext:value-type="float">
            <text:p>1,87</text:p>
          </table:table-cell>
          <table:table-cell office:value-type="float" office:value="2.32" calcext:value-type="float">
            <text:p>2,32</text:p>
          </table:table-cell>
          <table:table-cell office:value-type="float" office:value="2.48" calcext:value-type="float">
            <text:p>2,48</text:p>
          </table:table-cell>
          <table:table-cell table:formula="of:=ABS([.G12])*[.F237]" office:value-type="float" office:value="-2.98" calcext:value-type="float">
            <text:p>-2,98</text:p>
          </table:table-cell>
          <table:table-cell table:formula="of:=ABS([.G12])*[.G237]" office:value-type="float" office:value="-0.54" calcext:value-type="float">
            <text:p>-0,54</text:p>
          </table:table-cell>
          <table:table-cell table:formula="of:=ABS([.G12])*[.H237]" office:value-type="float" office:value="-2.54" calcext:value-type="float">
            <text:p>-2,54</text:p>
          </table:table-cell>
          <table:table-cell table:formula="of:=ABS([.G12])*[.I237]" office:value-type="float" office:value="-2.64" calcext:value-type="float">
            <text:p>-2,64</text:p>
          </table:table-cell>
          <table:table-cell table:formula="of:=POWER(SUM([.B238];[.F238]);2)+POWER(SUM([.C238];[.G238]);2)+POWER(SUM([.D238];[.H238]);2)+POWER(SUM([.E238];[.I238]);2)" office:value-type="float" office:value="2.5654" calcext:value-type="float">
            <text:p>2,56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1" calcext:value-type="float">
            <text:p>2,41</text:p>
          </table:table-cell>
          <table:table-cell office:value-type="float" office:value="0.54" calcext:value-type="float">
            <text:p>0,54</text:p>
          </table:table-cell>
          <table:table-cell office:value-type="float" office:value="2.33" calcext:value-type="float">
            <text:p>2,33</text:p>
          </table:table-cell>
          <table:table-cell office:value-type="float" office:value="2.95" calcext:value-type="float">
            <text:p>2,95</text:p>
          </table:table-cell>
          <table:table-cell table:formula="of:=ABS([.G13])*[.F238]" office:value-type="float" office:value="-2.98" calcext:value-type="float">
            <text:p>-2,98</text:p>
          </table:table-cell>
          <table:table-cell table:formula="of:=ABS([.G13])*[.G238]" office:value-type="float" office:value="-0.54" calcext:value-type="float">
            <text:p>-0,54</text:p>
          </table:table-cell>
          <table:table-cell table:formula="of:=ABS([.G13])*[.H238]" office:value-type="float" office:value="-2.54" calcext:value-type="float">
            <text:p>-2,54</text:p>
          </table:table-cell>
          <table:table-cell table:formula="of:=ABS([.G13])*[.I238]" office:value-type="float" office:value="-2.64" calcext:value-type="float">
            <text:p>-2,64</text:p>
          </table:table-cell>
          <table:table-cell table:formula="of:=POWER(SUM([.B239];[.F239]);2)+POWER(SUM([.C239];[.G239]);2)+POWER(SUM([.D239];[.H239]);2)+POWER(SUM([.E239];[.I239]);2)" office:value-type="float" office:value="0.4651" calcext:value-type="float">
            <text:p>0,46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1" calcext:value-type="float">
            <text:p>0,11</text:p>
          </table:table-cell>
          <table:table-cell office:value-type="float" office:value="1.68" calcext:value-type="float">
            <text:p>1,68</text:p>
          </table:table-cell>
          <table:table-cell office:value-type="float" office:value="2.76" calcext:value-type="float">
            <text:p>2,76</text:p>
          </table:table-cell>
          <table:table-cell office:value-type="float" office:value="0.05" calcext:value-type="float">
            <text:p>0,05</text:p>
          </table:table-cell>
          <table:table-cell table:formula="of:=ABS([.G14])*[.F239]" office:value-type="float" office:value="-2.98" calcext:value-type="float">
            <text:p>-2,98</text:p>
          </table:table-cell>
          <table:table-cell table:formula="of:=ABS([.G14])*[.G239]" office:value-type="float" office:value="-0.54" calcext:value-type="float">
            <text:p>-0,54</text:p>
          </table:table-cell>
          <table:table-cell table:formula="of:=ABS([.G14])*[.H239]" office:value-type="float" office:value="-2.54" calcext:value-type="float">
            <text:p>-2,54</text:p>
          </table:table-cell>
          <table:table-cell table:formula="of:=ABS([.G14])*[.I239]" office:value-type="float" office:value="-2.64" calcext:value-type="float">
            <text:p>-2,64</text:p>
          </table:table-cell>
          <table:table-cell table:formula="of:=POWER(SUM([.B240];[.F240]);2)+POWER(SUM([.C240];[.G240]);2)+POWER(SUM([.D240];[.H240]);2)+POWER(SUM([.E240];[.I240]);2)" office:value-type="float" office:value="16.293" calcext:value-type="float">
            <text:p>16,2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89" calcext:value-type="float">
            <text:p>0,89</text:p>
          </table:table-cell>
          <table:table-cell office:value-type="float" office:value="1.19" calcext:value-type="float">
            <text:p>1,19</text:p>
          </table:table-cell>
          <table:table-cell office:value-type="float" office:value="0.76" calcext:value-type="float">
            <text:p>0,76</text:p>
          </table:table-cell>
          <table:table-cell office:value-type="float" office:value="2.65" calcext:value-type="float">
            <text:p>2,65</text:p>
          </table:table-cell>
          <table:table-cell table:formula="of:=ABS([.G15])*[.F240]" office:value-type="float" office:value="-2.98" calcext:value-type="float">
            <text:p>-2,98</text:p>
          </table:table-cell>
          <table:table-cell table:formula="of:=ABS([.G15])*[.G240]" office:value-type="float" office:value="-0.54" calcext:value-type="float">
            <text:p>-0,54</text:p>
          </table:table-cell>
          <table:table-cell table:formula="of:=ABS([.G15])*[.H240]" office:value-type="float" office:value="-2.54" calcext:value-type="float">
            <text:p>-2,54</text:p>
          </table:table-cell>
          <table:table-cell table:formula="of:=ABS([.G15])*[.I240]" office:value-type="float" office:value="-2.64" calcext:value-type="float">
            <text:p>-2,64</text:p>
          </table:table-cell>
          <table:table-cell table:formula="of:=POWER(SUM([.B241];[.F241]);2)+POWER(SUM([.C241];[.G241]);2)+POWER(SUM([.D241];[.H241]);2)+POWER(SUM([.E241];[.I241]);2)" office:value-type="float" office:value="7.9591" calcext:value-type="float">
            <text:p>7,95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67" calcext:value-type="float">
            <text:p>1,67</text:p>
          </table:table-cell>
          <table:table-cell office:value-type="float" office:value="0.72" calcext:value-type="float">
            <text:p>0,72</text:p>
          </table:table-cell>
          <table:table-cell office:value-type="float" office:value="1.44" calcext:value-type="float">
            <text:p>1,44</text:p>
          </table:table-cell>
          <table:table-cell office:value-type="float" office:value="1.38" calcext:value-type="float">
            <text:p>1,38</text:p>
          </table:table-cell>
          <table:table-cell table:formula="of:=ABS([.G16])*[.F241]" office:value-type="float" office:value="-2.98" calcext:value-type="float">
            <text:p>-2,98</text:p>
          </table:table-cell>
          <table:table-cell table:formula="of:=ABS([.G16])*[.G241]" office:value-type="float" office:value="-0.54" calcext:value-type="float">
            <text:p>-0,54</text:p>
          </table:table-cell>
          <table:table-cell table:formula="of:=ABS([.G16])*[.H241]" office:value-type="float" office:value="-2.54" calcext:value-type="float">
            <text:p>-2,54</text:p>
          </table:table-cell>
          <table:table-cell table:formula="of:=ABS([.G16])*[.I241]" office:value-type="float" office:value="-2.64" calcext:value-type="float">
            <text:p>-2,64</text:p>
          </table:table-cell>
          <table:table-cell table:formula="of:=POWER(SUM([.B242];[.F242]);2)+POWER(SUM([.C242];[.G242]);2)+POWER(SUM([.D242];[.H242]);2)+POWER(SUM([.E242];[.I242]);2)" office:value-type="float" office:value="4.5461" calcext:value-type="float">
            <text:p>4,54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3" calcext:value-type="float">
            <text:p>1,33</text:p>
          </table:table-cell>
          <table:table-cell office:value-type="float" office:value="0.54" calcext:value-type="float">
            <text:p>0,54</text:p>
          </table:table-cell>
          <table:table-cell office:value-type="float" office:value="1.87" calcext:value-type="float">
            <text:p>1,87</text:p>
          </table:table-cell>
          <table:table-cell office:value-type="float" office:value="1.18" calcext:value-type="float">
            <text:p>1,18</text:p>
          </table:table-cell>
          <table:table-cell table:formula="of:=ABS([.G17])*[.F242]" office:value-type="float" office:value="-2.98" calcext:value-type="float">
            <text:p>-2,98</text:p>
          </table:table-cell>
          <table:table-cell table:formula="of:=ABS([.G17])*[.G242]" office:value-type="float" office:value="-0.54" calcext:value-type="float">
            <text:p>-0,54</text:p>
          </table:table-cell>
          <table:table-cell table:formula="of:=ABS([.G17])*[.H242]" office:value-type="float" office:value="-2.54" calcext:value-type="float">
            <text:p>-2,54</text:p>
          </table:table-cell>
          <table:table-cell table:formula="of:=ABS([.G17])*[.I242]" office:value-type="float" office:value="-2.64" calcext:value-type="float">
            <text:p>-2,64</text:p>
          </table:table-cell>
          <table:table-cell table:formula="of:=POWER(SUM([.B243];[.F243]);2)+POWER(SUM([.C243];[.G243]);2)+POWER(SUM([.D243];[.H243]);2)+POWER(SUM([.E243];[.I243]);2)" office:value-type="float" office:value="5.303" calcext:value-type="float">
            <text:p>5,3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6" calcext:value-type="float">
            <text:p>1,56</text:p>
          </table:table-cell>
          <table:table-cell office:value-type="float" office:value="1.99" calcext:value-type="float">
            <text:p>1,99</text:p>
          </table:table-cell>
          <table:table-cell office:value-type="float" office:value="2.34" calcext:value-type="float">
            <text:p>2,34</text:p>
          </table:table-cell>
          <table:table-cell office:value-type="float" office:value="2.48" calcext:value-type="float">
            <text:p>2,48</text:p>
          </table:table-cell>
          <table:table-cell table:formula="of:=ABS([.G18])*[.F243]" office:value-type="float" office:value="-2.98" calcext:value-type="float">
            <text:p>-2,98</text:p>
          </table:table-cell>
          <table:table-cell table:formula="of:=ABS([.G18])*[.G243]" office:value-type="float" office:value="-0.54" calcext:value-type="float">
            <text:p>-0,54</text:p>
          </table:table-cell>
          <table:table-cell table:formula="of:=ABS([.G18])*[.H243]" office:value-type="float" office:value="-2.54" calcext:value-type="float">
            <text:p>-2,54</text:p>
          </table:table-cell>
          <table:table-cell table:formula="of:=ABS([.G18])*[.I243]" office:value-type="float" office:value="-2.64" calcext:value-type="float">
            <text:p>-2,64</text:p>
          </table:table-cell>
          <table:table-cell table:formula="of:=POWER(SUM([.B244];[.F244]);2)+POWER(SUM([.C244];[.G244]);2)+POWER(SUM([.D244];[.H244]);2)+POWER(SUM([.E244];[.I244]);2)" office:value-type="float" office:value="4.1845" calcext:value-type="float">
            <text:p>4,18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87" calcext:value-type="float">
            <text:p>2,87</text:p>
          </table:table-cell>
          <table:table-cell office:value-type="float" office:value="1.31" calcext:value-type="float">
            <text:p>1,31</text:p>
          </table:table-cell>
          <table:table-cell office:value-type="float" office:value="2.76" calcext:value-type="float">
            <text:p>2,76</text:p>
          </table:table-cell>
          <table:table-cell office:value-type="float" office:value="1.15" calcext:value-type="float">
            <text:p>1,15</text:p>
          </table:table-cell>
          <table:table-cell table:formula="of:=ABS([.G19])*[.F244]" office:value-type="float" office:value="-2.98" calcext:value-type="float">
            <text:p>-2,98</text:p>
          </table:table-cell>
          <table:table-cell table:formula="of:=ABS([.G19])*[.G244]" office:value-type="float" office:value="-0.54" calcext:value-type="float">
            <text:p>-0,54</text:p>
          </table:table-cell>
          <table:table-cell table:formula="of:=ABS([.G19])*[.H244]" office:value-type="float" office:value="-2.54" calcext:value-type="float">
            <text:p>-2,54</text:p>
          </table:table-cell>
          <table:table-cell table:formula="of:=ABS([.G19])*[.I244]" office:value-type="float" office:value="-2.64" calcext:value-type="float">
            <text:p>-2,64</text:p>
          </table:table-cell>
          <table:table-cell table:formula="of:=POWER(SUM([.B245];[.F245]);2)+POWER(SUM([.C245];[.G245]);2)+POWER(SUM([.D245];[.H245]);2)+POWER(SUM([.E245];[.I245]);2)" office:value-type="float" office:value="2.8735" calcext:value-type="float">
            <text:p>2,87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6" calcext:value-type="float">
            <text:p>2,56</text:p>
          </table:table-cell>
          <table:table-cell office:value-type="float" office:value="1.01" calcext:value-type="float">
            <text:p>1,01</text:p>
          </table:table-cell>
          <table:table-cell office:value-type="float" office:value="0.54" calcext:value-type="float">
            <text:p>0,54</text:p>
          </table:table-cell>
          <table:table-cell office:value-type="float" office:value="2.17" calcext:value-type="float">
            <text:p>2,17</text:p>
          </table:table-cell>
          <table:table-cell table:formula="of:=ABS([.G20])*[.F245]" office:value-type="float" office:value="-2.98" calcext:value-type="float">
            <text:p>-2,98</text:p>
          </table:table-cell>
          <table:table-cell table:formula="of:=ABS([.G20])*[.G245]" office:value-type="float" office:value="-0.54" calcext:value-type="float">
            <text:p>-0,54</text:p>
          </table:table-cell>
          <table:table-cell table:formula="of:=ABS([.G20])*[.H245]" office:value-type="float" office:value="-2.54" calcext:value-type="float">
            <text:p>-2,54</text:p>
          </table:table-cell>
          <table:table-cell table:formula="of:=ABS([.G20])*[.I245]" office:value-type="float" office:value="-2.64" calcext:value-type="float">
            <text:p>-2,64</text:p>
          </table:table-cell>
          <table:table-cell table:formula="of:=POWER(SUM([.B246];[.F246]);2)+POWER(SUM([.C246];[.G246]);2)+POWER(SUM([.D246];[.H246]);2)+POWER(SUM([.E246];[.I246]);2)" office:value-type="float" office:value="4.6182" calcext:value-type="float">
            <text:p>4,6182</text:p>
          </table:table-cell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float" office:value="1.22" calcext:value-type="float">
            <text:p>1,22</text:p>
          </table:table-cell>
          <table:table-cell office:value-type="float" office:value="0.33" calcext:value-type="float">
            <text:p>0,33</text:p>
          </table:table-cell>
          <table:table-cell office:value-type="float" office:value="0.9" calcext:value-type="float">
            <text:p>0,9</text:p>
          </table:table-cell>
          <table:table-cell office:value-type="float" office:value="2.83" calcext:value-type="float">
            <text:p>2,83</text:p>
          </table:table-cell>
          <table:table-cell office:value-type="float" office:value="-1.22" calcext:value-type="float">
            <text:p>-1,22</text:p>
          </table:table-cell>
          <table:table-cell office:value-type="float" office:value="-0.33" calcext:value-type="float">
            <text:p>-0,33</text:p>
          </table:table-cell>
          <table:table-cell office:value-type="float" office:value="-0.9" calcext:value-type="float">
            <text:p>-0,9</text:p>
          </table:table-cell>
          <table:table-cell office:value-type="float" office:value="-2.83" calcext:value-type="float">
            <text:p>-2,83</text:p>
          </table:table-cell>
          <table:table-cell table:formula="of:=POWER(SUM([.B249];[.F249]);2)+POWER(SUM([.C249];[.G249]);2)+POWER(SUM([.D249];[.H249]);2)+POWER(SUM([.E249];[.I249]);2)"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2.07" calcext:value-type="float">
            <text:p>2,07</text:p>
          </table:table-cell>
          <table:table-cell office:value-type="float" office:value="0.67" calcext:value-type="float">
            <text:p>0,67</text:p>
          </table:table-cell>
          <table:table-cell office:value-type="float" office:value="0.36" calcext:value-type="float">
            <text:p>0,36</text:p>
          </table:table-cell>
          <table:table-cell office:value-type="float" office:value="0.92" calcext:value-type="float">
            <text:p>0,92</text:p>
          </table:table-cell>
          <table:table-cell table:formula="of:=ABS([.G8])*[.F249]" office:value-type="float" office:value="-1.22" calcext:value-type="float">
            <text:p>-1,22</text:p>
          </table:table-cell>
          <table:table-cell table:formula="of:=ABS([.G8])*[.G249]" office:value-type="float" office:value="-0.33" calcext:value-type="float">
            <text:p>-0,33</text:p>
          </table:table-cell>
          <table:table-cell table:formula="of:=ABS([.G8])*[.H249]" office:value-type="float" office:value="-0.9" calcext:value-type="float">
            <text:p>-0,9</text:p>
          </table:table-cell>
          <table:table-cell table:formula="of:=ABS([.G8])*[.I249]" office:value-type="float" office:value="-2.83" calcext:value-type="float">
            <text:p>-2,83</text:p>
          </table:table-cell>
          <table:table-cell table:formula="of:=POWER(SUM([.B250];[.F250]);2)+POWER(SUM([.C250];[.G250]);2)+POWER(SUM([.D250];[.H250]);2)+POWER(SUM([.E250];[.I250]);2)" office:value-type="float" office:value="4.7778" calcext:value-type="float">
            <text:p>4,77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4" calcext:value-type="float">
            <text:p>1,34</text:p>
          </table:table-cell>
          <table:table-cell office:value-type="float" office:value="0.54" calcext:value-type="float">
            <text:p>0,54</text:p>
          </table:table-cell>
          <table:table-cell office:value-type="float" office:value="2.76" calcext:value-type="float">
            <text:p>2,76</text:p>
          </table:table-cell>
          <table:table-cell office:value-type="float" office:value="1.73" calcext:value-type="float">
            <text:p>1,73</text:p>
          </table:table-cell>
          <table:table-cell table:formula="of:=ABS([.G9])*[.F250]" office:value-type="float" office:value="-1.22" calcext:value-type="float">
            <text:p>-1,22</text:p>
          </table:table-cell>
          <table:table-cell table:formula="of:=ABS([.G9])*[.G250]" office:value-type="float" office:value="-0.33" calcext:value-type="float">
            <text:p>-0,33</text:p>
          </table:table-cell>
          <table:table-cell table:formula="of:=ABS([.G9])*[.H250]" office:value-type="float" office:value="-0.9" calcext:value-type="float">
            <text:p>-0,9</text:p>
          </table:table-cell>
          <table:table-cell table:formula="of:=ABS([.G9])*[.I250]" office:value-type="float" office:value="-2.83" calcext:value-type="float">
            <text:p>-2,83</text:p>
          </table:table-cell>
          <table:table-cell table:formula="of:=POWER(SUM([.B251];[.F251]);2)+POWER(SUM([.C251];[.G251]);2)+POWER(SUM([.D251];[.H251]);2)+POWER(SUM([.E251];[.I251]);2)" office:value-type="float" office:value="4.7281" calcext:value-type="float">
            <text:p>4,72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4" calcext:value-type="float">
            <text:p>2,64</text:p>
          </table:table-cell>
          <table:table-cell office:value-type="float" office:value="0.09" calcext:value-type="float">
            <text:p>0,09</text:p>
          </table:table-cell>
          <table:table-cell office:value-type="float" office:value="0.45" calcext:value-type="float">
            <text:p>0,45</text:p>
          </table:table-cell>
          <table:table-cell office:value-type="float" office:value="2.83" calcext:value-type="float">
            <text:p>2,83</text:p>
          </table:table-cell>
          <table:table-cell table:formula="of:=ABS([.G10])*[.F251]" office:value-type="float" office:value="-1.22" calcext:value-type="float">
            <text:p>-1,22</text:p>
          </table:table-cell>
          <table:table-cell table:formula="of:=ABS([.G10])*[.G251]" office:value-type="float" office:value="-0.33" calcext:value-type="float">
            <text:p>-0,33</text:p>
          </table:table-cell>
          <table:table-cell table:formula="of:=ABS([.G10])*[.H251]" office:value-type="float" office:value="-0.9" calcext:value-type="float">
            <text:p>-0,9</text:p>
          </table:table-cell>
          <table:table-cell table:formula="of:=ABS([.G10])*[.I251]" office:value-type="float" office:value="-2.83" calcext:value-type="float">
            <text:p>-2,83</text:p>
          </table:table-cell>
          <table:table-cell table:formula="of:=POWER(SUM([.B252];[.F252]);2)+POWER(SUM([.C252];[.G252]);2)+POWER(SUM([.D252];[.H252]);2)+POWER(SUM([.E252];[.I252]);2)" office:value-type="float" office:value="2.2765" calcext:value-type="float">
            <text:p>2,27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3" calcext:value-type="float">
            <text:p>2,13</text:p>
          </table:table-cell>
          <table:table-cell office:value-type="float" office:value="1.87" calcext:value-type="float">
            <text:p>1,87</text:p>
          </table:table-cell>
          <table:table-cell office:value-type="float" office:value="2.32" calcext:value-type="float">
            <text:p>2,32</text:p>
          </table:table-cell>
          <table:table-cell office:value-type="float" office:value="2.48" calcext:value-type="float">
            <text:p>2,48</text:p>
          </table:table-cell>
          <table:table-cell table:formula="of:=ABS([.G11])*[.F252]" office:value-type="float" office:value="-1.22" calcext:value-type="float">
            <text:p>-1,22</text:p>
          </table:table-cell>
          <table:table-cell table:formula="of:=ABS([.G11])*[.G252]" office:value-type="float" office:value="-0.33" calcext:value-type="float">
            <text:p>-0,33</text:p>
          </table:table-cell>
          <table:table-cell table:formula="of:=ABS([.G11])*[.H252]" office:value-type="float" office:value="-0.9" calcext:value-type="float">
            <text:p>-0,9</text:p>
          </table:table-cell>
          <table:table-cell table:formula="of:=ABS([.G11])*[.I252]" office:value-type="float" office:value="-2.83" calcext:value-type="float">
            <text:p>-2,83</text:p>
          </table:table-cell>
          <table:table-cell table:formula="of:=POWER(SUM([.B253];[.F253]);2)+POWER(SUM([.C253];[.G253]);2)+POWER(SUM([.D253];[.H253]);2)+POWER(SUM([.E253];[.I253]);2)" office:value-type="float" office:value="5.3386" calcext:value-type="float">
            <text:p>5,33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1" calcext:value-type="float">
            <text:p>2,41</text:p>
          </table:table-cell>
          <table:table-cell office:value-type="float" office:value="0.54" calcext:value-type="float">
            <text:p>0,54</text:p>
          </table:table-cell>
          <table:table-cell office:value-type="float" office:value="2.33" calcext:value-type="float">
            <text:p>2,33</text:p>
          </table:table-cell>
          <table:table-cell office:value-type="float" office:value="2.95" calcext:value-type="float">
            <text:p>2,95</text:p>
          </table:table-cell>
          <table:table-cell table:formula="of:=ABS([.G12])*[.F253]" office:value-type="float" office:value="-1.22" calcext:value-type="float">
            <text:p>-1,22</text:p>
          </table:table-cell>
          <table:table-cell table:formula="of:=ABS([.G12])*[.G253]" office:value-type="float" office:value="-0.33" calcext:value-type="float">
            <text:p>-0,33</text:p>
          </table:table-cell>
          <table:table-cell table:formula="of:=ABS([.G12])*[.H253]" office:value-type="float" office:value="-0.9" calcext:value-type="float">
            <text:p>-0,9</text:p>
          </table:table-cell>
          <table:table-cell table:formula="of:=ABS([.G12])*[.I253]" office:value-type="float" office:value="-2.83" calcext:value-type="float">
            <text:p>-2,83</text:p>
          </table:table-cell>
          <table:table-cell table:formula="of:=POWER(SUM([.B254];[.F254]);2)+POWER(SUM([.C254];[.G254]);2)+POWER(SUM([.D254];[.H254]);2)+POWER(SUM([.E254];[.I254]);2)" office:value-type="float" office:value="3.5195" calcext:value-type="float">
            <text:p>3,51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1" calcext:value-type="float">
            <text:p>0,11</text:p>
          </table:table-cell>
          <table:table-cell office:value-type="float" office:value="1.68" calcext:value-type="float">
            <text:p>1,68</text:p>
          </table:table-cell>
          <table:table-cell office:value-type="float" office:value="2.76" calcext:value-type="float">
            <text:p>2,76</text:p>
          </table:table-cell>
          <table:table-cell office:value-type="float" office:value="0.05" calcext:value-type="float">
            <text:p>0,05</text:p>
          </table:table-cell>
          <table:table-cell table:formula="of:=ABS([.G13])*[.F254]" office:value-type="float" office:value="-1.22" calcext:value-type="float">
            <text:p>-1,22</text:p>
          </table:table-cell>
          <table:table-cell table:formula="of:=ABS([.G13])*[.G254]" office:value-type="float" office:value="-0.33" calcext:value-type="float">
            <text:p>-0,33</text:p>
          </table:table-cell>
          <table:table-cell table:formula="of:=ABS([.G13])*[.H254]" office:value-type="float" office:value="-0.9" calcext:value-type="float">
            <text:p>-0,9</text:p>
          </table:table-cell>
          <table:table-cell table:formula="of:=ABS([.G13])*[.I254]" office:value-type="float" office:value="-2.83" calcext:value-type="float">
            <text:p>-2,83</text:p>
          </table:table-cell>
          <table:table-cell table:formula="of:=POWER(SUM([.B255];[.F255]);2)+POWER(SUM([.C255];[.G255]);2)+POWER(SUM([.D255];[.H255]);2)+POWER(SUM([.E255];[.I255]);2)" office:value-type="float" office:value="14.2426" calcext:value-type="float">
            <text:p>14,24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89" calcext:value-type="float">
            <text:p>0,89</text:p>
          </table:table-cell>
          <table:table-cell office:value-type="float" office:value="1.19" calcext:value-type="float">
            <text:p>1,19</text:p>
          </table:table-cell>
          <table:table-cell office:value-type="float" office:value="0.76" calcext:value-type="float">
            <text:p>0,76</text:p>
          </table:table-cell>
          <table:table-cell office:value-type="float" office:value="2.65" calcext:value-type="float">
            <text:p>2,65</text:p>
          </table:table-cell>
          <table:table-cell table:formula="of:=ABS([.G14])*[.F255]" office:value-type="float" office:value="-1.22" calcext:value-type="float">
            <text:p>-1,22</text:p>
          </table:table-cell>
          <table:table-cell table:formula="of:=ABS([.G14])*[.G255]" office:value-type="float" office:value="-0.33" calcext:value-type="float">
            <text:p>-0,33</text:p>
          </table:table-cell>
          <table:table-cell table:formula="of:=ABS([.G14])*[.H255]" office:value-type="float" office:value="-0.9" calcext:value-type="float">
            <text:p>-0,9</text:p>
          </table:table-cell>
          <table:table-cell table:formula="of:=ABS([.G14])*[.I255]" office:value-type="float" office:value="-2.83" calcext:value-type="float">
            <text:p>-2,83</text:p>
          </table:table-cell>
          <table:table-cell table:formula="of:=POWER(SUM([.B256];[.F256]);2)+POWER(SUM([.C256];[.G256]);2)+POWER(SUM([.D256];[.H256]);2)+POWER(SUM([.E256];[.I256]);2)" office:value-type="float" office:value="0.9005" calcext:value-type="float">
            <text:p>0,90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67" calcext:value-type="float">
            <text:p>1,67</text:p>
          </table:table-cell>
          <table:table-cell office:value-type="float" office:value="0.72" calcext:value-type="float">
            <text:p>0,72</text:p>
          </table:table-cell>
          <table:table-cell office:value-type="float" office:value="1.44" calcext:value-type="float">
            <text:p>1,44</text:p>
          </table:table-cell>
          <table:table-cell office:value-type="float" office:value="1.38" calcext:value-type="float">
            <text:p>1,38</text:p>
          </table:table-cell>
          <table:table-cell table:formula="of:=ABS([.G15])*[.F256]" office:value-type="float" office:value="-1.22" calcext:value-type="float">
            <text:p>-1,22</text:p>
          </table:table-cell>
          <table:table-cell table:formula="of:=ABS([.G15])*[.G256]" office:value-type="float" office:value="-0.33" calcext:value-type="float">
            <text:p>-0,33</text:p>
          </table:table-cell>
          <table:table-cell table:formula="of:=ABS([.G15])*[.H256]" office:value-type="float" office:value="-0.9" calcext:value-type="float">
            <text:p>-0,9</text:p>
          </table:table-cell>
          <table:table-cell table:formula="of:=ABS([.G15])*[.I256]" office:value-type="float" office:value="-2.83" calcext:value-type="float">
            <text:p>-2,83</text:p>
          </table:table-cell>
          <table:table-cell table:formula="of:=POWER(SUM([.B257];[.F257]);2)+POWER(SUM([.C257];[.G257]);2)+POWER(SUM([.D257];[.H257]);2)+POWER(SUM([.E257];[.I257]);2)" office:value-type="float" office:value="2.7487" calcext:value-type="float">
            <text:p>2,74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3" calcext:value-type="float">
            <text:p>1,33</text:p>
          </table:table-cell>
          <table:table-cell office:value-type="float" office:value="0.54" calcext:value-type="float">
            <text:p>0,54</text:p>
          </table:table-cell>
          <table:table-cell office:value-type="float" office:value="1.87" calcext:value-type="float">
            <text:p>1,87</text:p>
          </table:table-cell>
          <table:table-cell office:value-type="float" office:value="1.18" calcext:value-type="float">
            <text:p>1,18</text:p>
          </table:table-cell>
          <table:table-cell table:formula="of:=ABS([.G16])*[.F257]" office:value-type="float" office:value="-1.22" calcext:value-type="float">
            <text:p>-1,22</text:p>
          </table:table-cell>
          <table:table-cell table:formula="of:=ABS([.G16])*[.G257]" office:value-type="float" office:value="-0.33" calcext:value-type="float">
            <text:p>-0,33</text:p>
          </table:table-cell>
          <table:table-cell table:formula="of:=ABS([.G16])*[.H257]" office:value-type="float" office:value="-0.9" calcext:value-type="float">
            <text:p>-0,9</text:p>
          </table:table-cell>
          <table:table-cell table:formula="of:=ABS([.G16])*[.I257]" office:value-type="float" office:value="-2.83" calcext:value-type="float">
            <text:p>-2,83</text:p>
          </table:table-cell>
          <table:table-cell table:formula="of:=POWER(SUM([.B258];[.F258]);2)+POWER(SUM([.C258];[.G258]);2)+POWER(SUM([.D258];[.H258]);2)+POWER(SUM([.E258];[.I258]);2)" office:value-type="float" office:value="3.7196" calcext:value-type="float">
            <text:p>3,71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6" calcext:value-type="float">
            <text:p>1,56</text:p>
          </table:table-cell>
          <table:table-cell office:value-type="float" office:value="1.99" calcext:value-type="float">
            <text:p>1,99</text:p>
          </table:table-cell>
          <table:table-cell office:value-type="float" office:value="2.34" calcext:value-type="float">
            <text:p>2,34</text:p>
          </table:table-cell>
          <table:table-cell office:value-type="float" office:value="2.48" calcext:value-type="float">
            <text:p>2,48</text:p>
          </table:table-cell>
          <table:table-cell table:formula="of:=ABS([.G17])*[.F258]" office:value-type="float" office:value="-1.22" calcext:value-type="float">
            <text:p>-1,22</text:p>
          </table:table-cell>
          <table:table-cell table:formula="of:=ABS([.G17])*[.G258]" office:value-type="float" office:value="-0.33" calcext:value-type="float">
            <text:p>-0,33</text:p>
          </table:table-cell>
          <table:table-cell table:formula="of:=ABS([.G17])*[.H258]" office:value-type="float" office:value="-0.9" calcext:value-type="float">
            <text:p>-0,9</text:p>
          </table:table-cell>
          <table:table-cell table:formula="of:=ABS([.G17])*[.I258]" office:value-type="float" office:value="-2.83" calcext:value-type="float">
            <text:p>-2,83</text:p>
          </table:table-cell>
          <table:table-cell table:formula="of:=POWER(SUM([.B259];[.F259]);2)+POWER(SUM([.C259];[.G259]);2)+POWER(SUM([.D259];[.H259]);2)+POWER(SUM([.E259];[.I259]);2)" office:value-type="float" office:value="5.0673" calcext:value-type="float">
            <text:p>5,06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87" calcext:value-type="float">
            <text:p>2,87</text:p>
          </table:table-cell>
          <table:table-cell office:value-type="float" office:value="1.31" calcext:value-type="float">
            <text:p>1,31</text:p>
          </table:table-cell>
          <table:table-cell office:value-type="float" office:value="2.76" calcext:value-type="float">
            <text:p>2,76</text:p>
          </table:table-cell>
          <table:table-cell office:value-type="float" office:value="1.15" calcext:value-type="float">
            <text:p>1,15</text:p>
          </table:table-cell>
          <table:table-cell table:formula="of:=ABS([.G18])*[.F259]" office:value-type="float" office:value="-1.22" calcext:value-type="float">
            <text:p>-1,22</text:p>
          </table:table-cell>
          <table:table-cell table:formula="of:=ABS([.G18])*[.G259]" office:value-type="float" office:value="-0.33" calcext:value-type="float">
            <text:p>-0,33</text:p>
          </table:table-cell>
          <table:table-cell table:formula="of:=ABS([.G18])*[.H259]" office:value-type="float" office:value="-0.9" calcext:value-type="float">
            <text:p>-0,9</text:p>
          </table:table-cell>
          <table:table-cell table:formula="of:=ABS([.G18])*[.I259]" office:value-type="float" office:value="-2.83" calcext:value-type="float">
            <text:p>-2,83</text:p>
          </table:table-cell>
          <table:table-cell table:formula="of:=POWER(SUM([.B260];[.F260]);2)+POWER(SUM([.C260];[.G260]);2)+POWER(SUM([.D260];[.H260]);2)+POWER(SUM([.E260];[.I260]);2)" office:value-type="float" office:value="9.9649" calcext:value-type="float">
            <text:p>9,96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6" calcext:value-type="float">
            <text:p>2,56</text:p>
          </table:table-cell>
          <table:table-cell office:value-type="float" office:value="1.01" calcext:value-type="float">
            <text:p>1,01</text:p>
          </table:table-cell>
          <table:table-cell office:value-type="float" office:value="0.54" calcext:value-type="float">
            <text:p>0,54</text:p>
          </table:table-cell>
          <table:table-cell office:value-type="float" office:value="2.17" calcext:value-type="float">
            <text:p>2,17</text:p>
          </table:table-cell>
          <table:table-cell table:formula="of:=ABS([.G19])*[.F260]" office:value-type="float" office:value="-1.22" calcext:value-type="float">
            <text:p>-1,22</text:p>
          </table:table-cell>
          <table:table-cell table:formula="of:=ABS([.G19])*[.G260]" office:value-type="float" office:value="-0.33" calcext:value-type="float">
            <text:p>-0,33</text:p>
          </table:table-cell>
          <table:table-cell table:formula="of:=ABS([.G19])*[.H260]" office:value-type="float" office:value="-0.9" calcext:value-type="float">
            <text:p>-0,9</text:p>
          </table:table-cell>
          <table:table-cell table:formula="of:=ABS([.G19])*[.I260]" office:value-type="float" office:value="-2.83" calcext:value-type="float">
            <text:p>-2,83</text:p>
          </table:table-cell>
          <table:table-cell table:formula="of:=POWER(SUM([.B261];[.F261]);2)+POWER(SUM([.C261];[.G261]);2)+POWER(SUM([.D261];[.H261]);2)+POWER(SUM([.E261];[.I261]);2)" office:value-type="float" office:value="2.8232" calcext:value-type="float">
            <text:p>2,8232</text:p>
          </table:table-cell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0"/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2.07" calcext:value-type="float">
            <text:p>2,07</text:p>
          </table:table-cell>
          <table:table-cell office:value-type="float" office:value="0.67" calcext:value-type="float">
            <text:p>0,67</text:p>
          </table:table-cell>
          <table:table-cell office:value-type="float" office:value="0.36" calcext:value-type="float">
            <text:p>0,36</text:p>
          </table:table-cell>
          <table:table-cell office:value-type="float" office:value="0.92" calcext:value-type="float">
            <text:p>0,92</text:p>
          </table:table-cell>
          <table:table-cell office:value-type="float" office:value="-2.07" calcext:value-type="float">
            <text:p>-2,07</text:p>
          </table:table-cell>
          <table:table-cell office:value-type="float" office:value="-0.67" calcext:value-type="float">
            <text:p>-0,67</text:p>
          </table:table-cell>
          <table:table-cell office:value-type="float" office:value="-0.36" calcext:value-type="float">
            <text:p>-0,36</text:p>
          </table:table-cell>
          <table:table-cell office:value-type="float" office:value="-0.92" calcext:value-type="float">
            <text:p>-0,92</text:p>
          </table:table-cell>
          <table:table-cell table:formula="of:=POWER(SUM([.B265];[.F265]);2)+POWER(SUM([.C265];[.G265]);2)+POWER(SUM([.D265];[.H265]);2)+POWER(SUM([.E265];[.I265]);2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4" calcext:value-type="float">
            <text:p>1,34</text:p>
          </table:table-cell>
          <table:table-cell office:value-type="float" office:value="0.54" calcext:value-type="float">
            <text:p>0,54</text:p>
          </table:table-cell>
          <table:table-cell office:value-type="float" office:value="2.76" calcext:value-type="float">
            <text:p>2,76</text:p>
          </table:table-cell>
          <table:table-cell office:value-type="float" office:value="1.73" calcext:value-type="float">
            <text:p>1,73</text:p>
          </table:table-cell>
          <table:table-cell table:formula="of:=ABS([.G8])*[.F265]" office:value-type="float" office:value="-2.07" calcext:value-type="float">
            <text:p>-2,07</text:p>
          </table:table-cell>
          <table:table-cell table:formula="of:=ABS([.G8])*[.G265]" office:value-type="float" office:value="-0.67" calcext:value-type="float">
            <text:p>-0,67</text:p>
          </table:table-cell>
          <table:table-cell table:formula="of:=ABS([.G8])*[.H265]" office:value-type="float" office:value="-0.36" calcext:value-type="float">
            <text:p>-0,36</text:p>
          </table:table-cell>
          <table:table-cell table:formula="of:=ABS([.G8])*[.I265]" office:value-type="float" office:value="-0.92" calcext:value-type="float">
            <text:p>-0,92</text:p>
          </table:table-cell>
          <table:table-cell table:formula="of:=POWER(SUM([.B266];[.F266]);2)+POWER(SUM([.C266];[.G266]);2)+POWER(SUM([.D266];[.H266]);2)+POWER(SUM([.E266];[.I266]);2)" office:value-type="float" office:value="6.9659" calcext:value-type="float">
            <text:p>6,96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4" calcext:value-type="float">
            <text:p>2,64</text:p>
          </table:table-cell>
          <table:table-cell office:value-type="float" office:value="0.09" calcext:value-type="float">
            <text:p>0,09</text:p>
          </table:table-cell>
          <table:table-cell office:value-type="float" office:value="0.45" calcext:value-type="float">
            <text:p>0,45</text:p>
          </table:table-cell>
          <table:table-cell office:value-type="float" office:value="2.83" calcext:value-type="float">
            <text:p>2,83</text:p>
          </table:table-cell>
          <table:table-cell table:formula="of:=ABS([.G9])*[.F266]" office:value-type="float" office:value="-2.07" calcext:value-type="float">
            <text:p>-2,07</text:p>
          </table:table-cell>
          <table:table-cell table:formula="of:=ABS([.G9])*[.G266]" office:value-type="float" office:value="-0.67" calcext:value-type="float">
            <text:p>-0,67</text:p>
          </table:table-cell>
          <table:table-cell table:formula="of:=ABS([.G9])*[.H266]" office:value-type="float" office:value="-0.36" calcext:value-type="float">
            <text:p>-0,36</text:p>
          </table:table-cell>
          <table:table-cell table:formula="of:=ABS([.G9])*[.I266]" office:value-type="float" office:value="-0.92" calcext:value-type="float">
            <text:p>-0,92</text:p>
          </table:table-cell>
          <table:table-cell table:formula="of:=POWER(SUM([.B267];[.F267]);2)+POWER(SUM([.C267];[.G267]);2)+POWER(SUM([.D267];[.H267]);2)+POWER(SUM([.E267];[.I267]);2)" office:value-type="float" office:value="4.3175" calcext:value-type="float">
            <text:p>4,31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3" calcext:value-type="float">
            <text:p>2,13</text:p>
          </table:table-cell>
          <table:table-cell office:value-type="float" office:value="1.87" calcext:value-type="float">
            <text:p>1,87</text:p>
          </table:table-cell>
          <table:table-cell office:value-type="float" office:value="2.32" calcext:value-type="float">
            <text:p>2,32</text:p>
          </table:table-cell>
          <table:table-cell office:value-type="float" office:value="2.48" calcext:value-type="float">
            <text:p>2,48</text:p>
          </table:table-cell>
          <table:table-cell table:formula="of:=ABS([.G10])*[.F267]" office:value-type="float" office:value="-2.07" calcext:value-type="float">
            <text:p>-2,07</text:p>
          </table:table-cell>
          <table:table-cell table:formula="of:=ABS([.G10])*[.G267]" office:value-type="float" office:value="-0.67" calcext:value-type="float">
            <text:p>-0,67</text:p>
          </table:table-cell>
          <table:table-cell table:formula="of:=ABS([.G10])*[.H267]" office:value-type="float" office:value="-0.36" calcext:value-type="float">
            <text:p>-0,36</text:p>
          </table:table-cell>
          <table:table-cell table:formula="of:=ABS([.G10])*[.I267]" office:value-type="float" office:value="-0.92" calcext:value-type="float">
            <text:p>-0,92</text:p>
          </table:table-cell>
          <table:table-cell table:formula="of:=POWER(SUM([.B268];[.F268]);2)+POWER(SUM([.C268];[.G268]);2)+POWER(SUM([.D268];[.H268]);2)+POWER(SUM([.E268];[.I268]);2)" office:value-type="float" office:value="7.7188" calcext:value-type="float">
            <text:p>7,71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1" calcext:value-type="float">
            <text:p>2,41</text:p>
          </table:table-cell>
          <table:table-cell office:value-type="float" office:value="0.54" calcext:value-type="float">
            <text:p>0,54</text:p>
          </table:table-cell>
          <table:table-cell office:value-type="float" office:value="2.33" calcext:value-type="float">
            <text:p>2,33</text:p>
          </table:table-cell>
          <table:table-cell office:value-type="float" office:value="2.95" calcext:value-type="float">
            <text:p>2,95</text:p>
          </table:table-cell>
          <table:table-cell table:formula="of:=ABS([.G11])*[.F268]" office:value-type="float" office:value="-2.07" calcext:value-type="float">
            <text:p>-2,07</text:p>
          </table:table-cell>
          <table:table-cell table:formula="of:=ABS([.G11])*[.G268]" office:value-type="float" office:value="-0.67" calcext:value-type="float">
            <text:p>-0,67</text:p>
          </table:table-cell>
          <table:table-cell table:formula="of:=ABS([.G11])*[.H268]" office:value-type="float" office:value="-0.36" calcext:value-type="float">
            <text:p>-0,36</text:p>
          </table:table-cell>
          <table:table-cell table:formula="of:=ABS([.G11])*[.I268]" office:value-type="float" office:value="-0.92" calcext:value-type="float">
            <text:p>-0,92</text:p>
          </table:table-cell>
          <table:table-cell table:formula="of:=POWER(SUM([.B269];[.F269]);2)+POWER(SUM([.C269];[.G269]);2)+POWER(SUM([.D269];[.H269]);2)+POWER(SUM([.E269];[.I269]);2)" office:value-type="float" office:value="8.1343" calcext:value-type="float">
            <text:p>8,13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1" calcext:value-type="float">
            <text:p>0,11</text:p>
          </table:table-cell>
          <table:table-cell office:value-type="float" office:value="1.68" calcext:value-type="float">
            <text:p>1,68</text:p>
          </table:table-cell>
          <table:table-cell office:value-type="float" office:value="2.76" calcext:value-type="float">
            <text:p>2,76</text:p>
          </table:table-cell>
          <table:table-cell office:value-type="float" office:value="0.05" calcext:value-type="float">
            <text:p>0,05</text:p>
          </table:table-cell>
          <table:table-cell table:formula="of:=ABS([.G12])*[.F269]" office:value-type="float" office:value="-2.07" calcext:value-type="float">
            <text:p>-2,07</text:p>
          </table:table-cell>
          <table:table-cell table:formula="of:=ABS([.G12])*[.G269]" office:value-type="float" office:value="-0.67" calcext:value-type="float">
            <text:p>-0,67</text:p>
          </table:table-cell>
          <table:table-cell table:formula="of:=ABS([.G12])*[.H269]" office:value-type="float" office:value="-0.36" calcext:value-type="float">
            <text:p>-0,36</text:p>
          </table:table-cell>
          <table:table-cell table:formula="of:=ABS([.G12])*[.I269]" office:value-type="float" office:value="-0.92" calcext:value-type="float">
            <text:p>-0,92</text:p>
          </table:table-cell>
          <table:table-cell table:formula="of:=POWER(SUM([.B270];[.F270]);2)+POWER(SUM([.C270];[.G270]);2)+POWER(SUM([.D270];[.H270]);2)+POWER(SUM([.E270];[.I270]);2)" office:value-type="float" office:value="11.3786" calcext:value-type="float">
            <text:p>11,37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89" calcext:value-type="float">
            <text:p>0,89</text:p>
          </table:table-cell>
          <table:table-cell office:value-type="float" office:value="1.19" calcext:value-type="float">
            <text:p>1,19</text:p>
          </table:table-cell>
          <table:table-cell office:value-type="float" office:value="0.76" calcext:value-type="float">
            <text:p>0,76</text:p>
          </table:table-cell>
          <table:table-cell office:value-type="float" office:value="2.65" calcext:value-type="float">
            <text:p>2,65</text:p>
          </table:table-cell>
          <table:table-cell table:formula="of:=ABS([.G13])*[.F270]" office:value-type="float" office:value="-2.07" calcext:value-type="float">
            <text:p>-2,07</text:p>
          </table:table-cell>
          <table:table-cell table:formula="of:=ABS([.G13])*[.G270]" office:value-type="float" office:value="-0.67" calcext:value-type="float">
            <text:p>-0,67</text:p>
          </table:table-cell>
          <table:table-cell table:formula="of:=ABS([.G13])*[.H270]" office:value-type="float" office:value="-0.36" calcext:value-type="float">
            <text:p>-0,36</text:p>
          </table:table-cell>
          <table:table-cell table:formula="of:=ABS([.G13])*[.I270]" office:value-type="float" office:value="-0.92" calcext:value-type="float">
            <text:p>-0,92</text:p>
          </table:table-cell>
          <table:table-cell table:formula="of:=POWER(SUM([.B271];[.F271]);2)+POWER(SUM([.C271];[.G271]);2)+POWER(SUM([.D271];[.H271]);2)+POWER(SUM([.E271];[.I271]);2)" office:value-type="float" office:value="4.8157" calcext:value-type="float">
            <text:p>4,81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67" calcext:value-type="float">
            <text:p>1,67</text:p>
          </table:table-cell>
          <table:table-cell office:value-type="float" office:value="0.72" calcext:value-type="float">
            <text:p>0,72</text:p>
          </table:table-cell>
          <table:table-cell office:value-type="float" office:value="1.44" calcext:value-type="float">
            <text:p>1,44</text:p>
          </table:table-cell>
          <table:table-cell office:value-type="float" office:value="1.38" calcext:value-type="float">
            <text:p>1,38</text:p>
          </table:table-cell>
          <table:table-cell table:formula="of:=ABS([.G14])*[.F271]" office:value-type="float" office:value="-2.07" calcext:value-type="float">
            <text:p>-2,07</text:p>
          </table:table-cell>
          <table:table-cell table:formula="of:=ABS([.G14])*[.G271]" office:value-type="float" office:value="-0.67" calcext:value-type="float">
            <text:p>-0,67</text:p>
          </table:table-cell>
          <table:table-cell table:formula="of:=ABS([.G14])*[.H271]" office:value-type="float" office:value="-0.36" calcext:value-type="float">
            <text:p>-0,36</text:p>
          </table:table-cell>
          <table:table-cell table:formula="of:=ABS([.G14])*[.I271]" office:value-type="float" office:value="-0.92" calcext:value-type="float">
            <text:p>-0,92</text:p>
          </table:table-cell>
          <table:table-cell table:formula="of:=POWER(SUM([.B272];[.F272]);2)+POWER(SUM([.C272];[.G272]);2)+POWER(SUM([.D272];[.H272]);2)+POWER(SUM([.E272];[.I272]);2)" office:value-type="float" office:value="1.5405" calcext:value-type="float">
            <text:p>1,54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3" calcext:value-type="float">
            <text:p>1,33</text:p>
          </table:table-cell>
          <table:table-cell office:value-type="float" office:value="0.54" calcext:value-type="float">
            <text:p>0,54</text:p>
          </table:table-cell>
          <table:table-cell office:value-type="float" office:value="1.87" calcext:value-type="float">
            <text:p>1,87</text:p>
          </table:table-cell>
          <table:table-cell office:value-type="float" office:value="1.18" calcext:value-type="float">
            <text:p>1,18</text:p>
          </table:table-cell>
          <table:table-cell table:formula="of:=ABS([.G15])*[.F272]" office:value-type="float" office:value="-2.07" calcext:value-type="float">
            <text:p>-2,07</text:p>
          </table:table-cell>
          <table:table-cell table:formula="of:=ABS([.G15])*[.G272]" office:value-type="float" office:value="-0.67" calcext:value-type="float">
            <text:p>-0,67</text:p>
          </table:table-cell>
          <table:table-cell table:formula="of:=ABS([.G15])*[.H272]" office:value-type="float" office:value="-0.36" calcext:value-type="float">
            <text:p>-0,36</text:p>
          </table:table-cell>
          <table:table-cell table:formula="of:=ABS([.G15])*[.I272]" office:value-type="float" office:value="-0.92" calcext:value-type="float">
            <text:p>-0,92</text:p>
          </table:table-cell>
          <table:table-cell table:formula="of:=POWER(SUM([.B273];[.F273]);2)+POWER(SUM([.C273];[.G273]);2)+POWER(SUM([.D273];[.H273]);2)+POWER(SUM([.E273];[.I273]);2)" office:value-type="float" office:value="2.9122" calcext:value-type="float">
            <text:p>2,91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6" calcext:value-type="float">
            <text:p>1,56</text:p>
          </table:table-cell>
          <table:table-cell office:value-type="float" office:value="1.99" calcext:value-type="float">
            <text:p>1,99</text:p>
          </table:table-cell>
          <table:table-cell office:value-type="float" office:value="2.34" calcext:value-type="float">
            <text:p>2,34</text:p>
          </table:table-cell>
          <table:table-cell office:value-type="float" office:value="2.48" calcext:value-type="float">
            <text:p>2,48</text:p>
          </table:table-cell>
          <table:table-cell table:formula="of:=ABS([.G16])*[.F273]" office:value-type="float" office:value="-2.07" calcext:value-type="float">
            <text:p>-2,07</text:p>
          </table:table-cell>
          <table:table-cell table:formula="of:=ABS([.G16])*[.G273]" office:value-type="float" office:value="-0.67" calcext:value-type="float">
            <text:p>-0,67</text:p>
          </table:table-cell>
          <table:table-cell table:formula="of:=ABS([.G16])*[.H273]" office:value-type="float" office:value="-0.36" calcext:value-type="float">
            <text:p>-0,36</text:p>
          </table:table-cell>
          <table:table-cell table:formula="of:=ABS([.G16])*[.I273]" office:value-type="float" office:value="-0.92" calcext:value-type="float">
            <text:p>-0,92</text:p>
          </table:table-cell>
          <table:table-cell table:formula="of:=POWER(SUM([.B274];[.F274]);2)+POWER(SUM([.C274];[.G274]);2)+POWER(SUM([.D274];[.H274]);2)+POWER(SUM([.E274];[.I274]);2)" office:value-type="float" office:value="8.3565" calcext:value-type="float">
            <text:p>8,35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87" calcext:value-type="float">
            <text:p>2,87</text:p>
          </table:table-cell>
          <table:table-cell office:value-type="float" office:value="1.31" calcext:value-type="float">
            <text:p>1,31</text:p>
          </table:table-cell>
          <table:table-cell office:value-type="float" office:value="2.76" calcext:value-type="float">
            <text:p>2,76</text:p>
          </table:table-cell>
          <table:table-cell office:value-type="float" office:value="1.15" calcext:value-type="float">
            <text:p>1,15</text:p>
          </table:table-cell>
          <table:table-cell table:formula="of:=ABS([.G17])*[.F274]" office:value-type="float" office:value="-2.07" calcext:value-type="float">
            <text:p>-2,07</text:p>
          </table:table-cell>
          <table:table-cell table:formula="of:=ABS([.G17])*[.G274]" office:value-type="float" office:value="-0.67" calcext:value-type="float">
            <text:p>-0,67</text:p>
          </table:table-cell>
          <table:table-cell table:formula="of:=ABS([.G17])*[.H274]" office:value-type="float" office:value="-0.36" calcext:value-type="float">
            <text:p>-0,36</text:p>
          </table:table-cell>
          <table:table-cell table:formula="of:=ABS([.G17])*[.I274]" office:value-type="float" office:value="-0.92" calcext:value-type="float">
            <text:p>-0,92</text:p>
          </table:table-cell>
          <table:table-cell table:formula="of:=POWER(SUM([.B275];[.F275]);2)+POWER(SUM([.C275];[.G275]);2)+POWER(SUM([.D275];[.H275]);2)+POWER(SUM([.E275];[.I275]);2)" office:value-type="float" office:value="6.8625" calcext:value-type="float">
            <text:p>6,86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6" calcext:value-type="float">
            <text:p>2,56</text:p>
          </table:table-cell>
          <table:table-cell office:value-type="float" office:value="1.01" calcext:value-type="float">
            <text:p>1,01</text:p>
          </table:table-cell>
          <table:table-cell office:value-type="float" office:value="0.54" calcext:value-type="float">
            <text:p>0,54</text:p>
          </table:table-cell>
          <table:table-cell office:value-type="float" office:value="2.17" calcext:value-type="float">
            <text:p>2,17</text:p>
          </table:table-cell>
          <table:table-cell table:formula="of:=ABS([.G18])*[.F275]" office:value-type="float" office:value="-2.07" calcext:value-type="float">
            <text:p>-2,07</text:p>
          </table:table-cell>
          <table:table-cell table:formula="of:=ABS([.G18])*[.G275]" office:value-type="float" office:value="-0.67" calcext:value-type="float">
            <text:p>-0,67</text:p>
          </table:table-cell>
          <table:table-cell table:formula="of:=ABS([.G18])*[.H275]" office:value-type="float" office:value="-0.36" calcext:value-type="float">
            <text:p>-0,36</text:p>
          </table:table-cell>
          <table:table-cell table:formula="of:=ABS([.G18])*[.I275]" office:value-type="float" office:value="-0.92" calcext:value-type="float">
            <text:p>-0,92</text:p>
          </table:table-cell>
          <table:table-cell table:formula="of:=POWER(SUM([.B276];[.F276]);2)+POWER(SUM([.C276];[.G276]);2)+POWER(SUM([.D276];[.H276]);2)+POWER(SUM([.E276];[.I276]);2)" office:value-type="float" office:value="1.9506" calcext:value-type="float">
            <text:p>1,9506</text:p>
          </table:table-cell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2">
          <table:table-cell table:number-columns-repeated="4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table:style-name="ce1" office:value-type="float" office:value="12.1993" calcext:value-type="float">
            <text:p>12,1993</text:p>
          </table:table-cell>
          <table:table-cell table:style-name="ce4" office:value-type="float" office:value="5.8623" calcext:value-type="float">
            <text:p>5,8623</text:p>
          </table:table-cell>
          <table:table-cell table:style-name="ce7" office:value-type="string" calcext:value-type="string">
            <text:p>present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style-name="ce2" office:value-type="float" office:value="9.3738" calcext:value-type="float">
            <text:p>9,3738</text:p>
          </table:table-cell>
          <table:table-cell table:style-name="ce5" office:value-type="float" office:value="10.5469" calcext:value-type="float">
            <text:p>10,5469</text:p>
          </table:table-cell>
          <table:table-cell table:style-name="ce8"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style-name="ce2" office:value-type="float" office:value="4.7008" calcext:value-type="float">
            <text:p>4,7008</text:p>
          </table:table-cell>
          <table:table-cell table:style-name="ce5" office:value-type="float" office:value="7.7655" calcext:value-type="float">
            <text:p>7,7655</text:p>
          </table:table-cell>
          <table:table-cell table:style-name="ce8" office:value-type="string" calcext:value-type="string">
            <text:p>present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number-columns-repeated="7"/>
          <table:table-cell table:style-name="ce3" office:value-type="float" office:value="9.7338" calcext:value-type="float">
            <text:p>9,7338</text:p>
          </table:table-cell>
          <table:table-cell table:style-name="ce6" office:value-type="float" office:value="7.1878" calcext:value-type="float">
            <text:p>7,1878</text:p>
          </table:table-cell>
          <table:table-cell table:style-name="ce8"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number-columns-repeated="7"/>
          <table:table-cell table:style-name="ce3" office:value-type="float" office:value="6.6922" calcext:value-type="float">
            <text:p>6,6922</text:p>
          </table:table-cell>
          <table:table-cell table:style-name="ce6" office:value-type="float" office:value="4.2299" calcext:value-type="float">
            <text:p>4,2299</text:p>
          </table:table-cell>
          <table:table-cell table:style-name="ce8"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number-columns-repeated="7"/>
          <table:table-cell table:style-name="ce2" office:value-type="float" office:value="8.2609" calcext:value-type="float">
            <text:p>8,2609</text:p>
          </table:table-cell>
          <table:table-cell table:style-name="ce5" office:value-type="float" office:value="12.1146" calcext:value-type="float">
            <text:p>12,1146</text:p>
          </table:table-cell>
          <table:table-cell table:style-name="ce8"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number-columns-repeated="7"/>
          <table:table-cell table:style-name="ce2" office:value-type="float" office:value="6.2595" calcext:value-type="float">
            <text:p>6,2595</text:p>
          </table:table-cell>
          <table:table-cell table:style-name="ce5" office:value-type="float" office:value="6.9258" calcext:value-type="float">
            <text:p>6,9258</text:p>
          </table:table-cell>
          <table:table-cell table:style-name="ce8" office:value-type="string" calcext:value-type="string">
            <text:p>present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number-columns-repeated="7"/>
          <table:table-cell table:style-name="ce2" office:value-type="float" office:value="7.0986" calcext:value-type="float">
            <text:p>7,0986</text:p>
          </table:table-cell>
          <table:table-cell table:style-name="ce5" office:value-type="float" office:value="9.3847" calcext:value-type="float">
            <text:p>9,3847</text:p>
          </table:table-cell>
          <table:table-cell table:style-name="ce8" office:value-type="string" calcext:value-type="string">
            <text:p>present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number-columns-repeated="7"/>
          <table:table-cell table:style-name="ce3" office:value-type="float" office:value="13.0754" calcext:value-type="float">
            <text:p>13,0754</text:p>
          </table:table-cell>
          <table:table-cell table:style-name="ce6" office:value-type="float" office:value="4.7338" calcext:value-type="float">
            <text:p>4,7338</text:p>
          </table:table-cell>
          <table:table-cell table:style-name="ce8" office:value-type="string" calcext:value-type="string">
            <text:p>present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number-columns-repeated="7"/>
          <table:table-cell table:style-name="ce2" office:value-type="float" office:value="4.782" calcext:value-type="float">
            <text:p>4,782</text:p>
          </table:table-cell>
          <table:table-cell table:style-name="ce5" office:value-type="float" office:value="7.3131" calcext:value-type="float">
            <text:p>7,3131</text:p>
          </table:table-cell>
          <table:table-cell table:style-name="ce8"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number-columns-repeated="7"/>
          <table:table-cell table:style-name="ce3" office:value-type="float" office:value="6.2888" calcext:value-type="float">
            <text:p>6,2888</text:p>
          </table:table-cell>
          <table:table-cell table:style-name="ce6" office:value-type="float" office:value="4.0817" calcext:value-type="float">
            <text:p>4,0817</text:p>
          </table:table-cell>
          <table:table-cell table:style-name="ce9" office:value-type="string" calcext:value-type="string">
            <text:p>present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number-columns-repeated="7"/>
          <table:table-cell table:style-name="ce3" office:value-type="float" office:value="6.5648" calcext:value-type="float">
            <text:p>6,5648</text:p>
          </table:table-cell>
          <table:table-cell table:style-name="ce6" office:value-type="float" office:value="3.1751" calcext:value-type="float">
            <text:p>3,1751</text:p>
          </table:table-cell>
          <table:table-cell table:style-name="ce7"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number-columns-repeated="7"/>
          <table:table-cell table:style-name="ce2" office:value-type="float" office:value="5.2658" calcext:value-type="float">
            <text:p>5,2658</text:p>
          </table:table-cell>
          <table:table-cell table:style-name="ce5" office:value-type="float" office:value="5.779" calcext:value-type="float">
            <text:p>5,779</text:p>
          </table:table-cell>
          <table:table-cell table:style-name="ce8" office:value-type="string" calcext:value-type="string">
            <text:p>present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number-columns-repeated="7"/>
          <table:table-cell table:style-name="ce3" office:value-type="float" office:value="11.6207" calcext:value-type="float">
            <text:p>11,6207</text:p>
          </table:table-cell>
          <table:table-cell table:style-name="ce6" office:value-type="float" office:value="7.5841" calcext:value-type="float">
            <text:p>7,5841</text:p>
          </table:table-cell>
          <table:table-cell table:style-name="ce8" office:value-type="string" calcext:value-type="string">
            <text:p>present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number-columns-repeated="7"/>
          <table:table-cell table:style-name="ce2" office:value-type="float" office:value="7.9811" calcext:value-type="float">
            <text:p>7,9811</text:p>
          </table:table-cell>
          <table:table-cell table:style-name="ce5" office:value-type="float" office:value="9.5273" calcext:value-type="float">
            <text:p>9,5273</text:p>
          </table:table-cell>
          <table:table-cell table:style-name="ce8" office:value-type="string" calcext:value-type="string">
            <text:p>present</text:p>
          </table:table-cell>
          <table:table-cell table:number-columns-repeated="4"/>
        </table:table-row>
        <table:table-row table:style-name="ro1" table:number-rows-repeated="8">
          <table:table-cell table:number-columns-repeated="14"/>
        </table:table-row>
        <table:table-row table:style-name="ro1">
          <table:table-cell/>
          <table:table-cell office:value-type="float" office:value="2.43" calcext:value-type="float">
            <text:p>2,43</text:p>
          </table:table-cell>
          <table:table-cell office:value-type="float" office:value="0.34" calcext:value-type="float">
            <text:p>0,34</text:p>
          </table:table-cell>
          <table:table-cell office:value-type="float" office:value="2.27" calcext:value-type="float">
            <text:p>2,27</text:p>
          </table:table-cell>
          <table:table-cell office:value-type="float" office:value="0.34" calcext:value-type="float">
            <text:p>0,34</text:p>
          </table:table-cell>
          <table:table-cell office:value-type="float" office:value="-1.9518" calcext:value-type="float">
            <text:p>-1,9518</text:p>
          </table:table-cell>
          <table:table-cell office:value-type="float" office:value="-0.8627" calcext:value-type="float">
            <text:p>-0,8627</text:p>
          </table:table-cell>
          <table:table-cell office:value-type="float" office:value="-1.5218" calcext:value-type="float">
            <text:p>-1,5218</text:p>
          </table:table-cell>
          <table:table-cell office:value-type="float" office:value="-2.2781" calcext:value-type="float">
            <text:p>-2,2781</text:p>
          </table:table-cell>
          <table:table-cell table:formula="of:=POWER(SUM([.A302];[.F302]);2)+POWER(SUM([.B302];[.G302]);2)+POWER(SUM([.D302];[.H302]);2)+POWER(SUM([.E302];[.I302]);2)" office:value-type="float" office:value="10.58198738" calcext:value-type="float">
            <text:p>10,581987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98" calcext:value-type="float">
            <text:p>2,98</text:p>
          </table:table-cell>
          <table:table-cell office:value-type="float" office:value="0.54" calcext:value-type="float">
            <text:p>0,54</text:p>
          </table:table-cell>
          <table:table-cell office:value-type="float" office:value="2.54" calcext:value-type="float">
            <text:p>2,54</text:p>
          </table:table-cell>
          <table:table-cell office:value-type="float" office:value="2.64" calcext:value-type="float">
            <text:p>2,64</text:p>
          </table:table-cell>
          <table:table-cell table:formula="of:=ABS([.G190])*[.F302]" office:value-type="float" office:value="-1.844451" calcext:value-type="float">
            <text:p>-1,844451</text:p>
          </table:table-cell>
          <table:table-cell table:formula="of:=ABS([.G190])*[.G302]" office:value-type="float" office:value="-0.8152515" calcext:value-type="float">
            <text:p>-0,8152515</text:p>
          </table:table-cell>
          <table:table-cell table:formula="of:=ABS([.G190])*[.H302]" office:value-type="float" office:value="-1.438101" calcext:value-type="float">
            <text:p>-1,438101</text:p>
          </table:table-cell>
          <table:table-cell table:formula="of:=ABS([.G190])*[.I302]" office:value-type="float" office:value="-2.1528045" calcext:value-type="float">
            <text:p>-2,1528045</text:p>
          </table:table-cell>
          <table:table-cell table:formula="of:=POWER(SUM([.A303];[.F303]);2)+POWER(SUM([.B303];[.G303]);2)+POWER(SUM([.D303];[.H303]);2)+POWER(SUM([.E303];[.I303]);2)" office:value-type="float" office:value="9.5396764210745" calcext:value-type="float">
            <text:p>9,53967642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2" calcext:value-type="float">
            <text:p>1,22</text:p>
          </table:table-cell>
          <table:table-cell office:value-type="float" office:value="0.33" calcext:value-type="float">
            <text:p>0,33</text:p>
          </table:table-cell>
          <table:table-cell office:value-type="float" office:value="0.9" calcext:value-type="float">
            <text:p>0,9</text:p>
          </table:table-cell>
          <table:table-cell office:value-type="float" office:value="2.83" calcext:value-type="float">
            <text:p>2,83</text:p>
          </table:table-cell>
          <table:table-cell table:formula="of:=ABS([.G191])*[.F303]" office:value-type="float" office:value="-1.743006195" calcext:value-type="float">
            <text:p>-1,743006195</text:p>
          </table:table-cell>
          <table:table-cell table:formula="of:=ABS([.G191])*[.G303]" office:value-type="float" office:value="-0.7704126675" calcext:value-type="float">
            <text:p>-0,7704126675</text:p>
          </table:table-cell>
          <table:table-cell table:formula="of:=ABS([.G191])*[.H303]" office:value-type="float" office:value="-1.359005445" calcext:value-type="float">
            <text:p>-1,359005445</text:p>
          </table:table-cell>
          <table:table-cell table:formula="of:=ABS([.G191])*[.I303]" office:value-type="float" office:value="-2.0344002525" calcext:value-type="float">
            <text:p>-2,0344002525</text:p>
          </table:table-cell>
          <table:table-cell table:formula="of:=POWER(SUM([.A304];[.F304]);2)+POWER(SUM([.B304];[.G304]);2)+POWER(SUM([.D304];[.H304]);2)+POWER(SUM([.E304];[.I304]);2)" office:value-type="float" office:value="4.08386432211456" calcext:value-type="float">
            <text:p>4,08386432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7" calcext:value-type="float">
            <text:p>2,07</text:p>
          </table:table-cell>
          <table:table-cell office:value-type="float" office:value="0.67" calcext:value-type="float">
            <text:p>0,67</text:p>
          </table:table-cell>
          <table:table-cell office:value-type="float" office:value="0.36" calcext:value-type="float">
            <text:p>0,36</text:p>
          </table:table-cell>
          <table:table-cell office:value-type="float" office:value="0.92" calcext:value-type="float">
            <text:p>0,92</text:p>
          </table:table-cell>
          <table:table-cell table:formula="of:=ABS([.G192])*[.F304]" office:value-type="float" office:value="-1.647140854275" calcext:value-type="float">
            <text:p>-1,6471408543</text:p>
          </table:table-cell>
          <table:table-cell table:formula="of:=ABS([.G192])*[.G304]" office:value-type="float" office:value="-0.7280399707875" calcext:value-type="float">
            <text:p>-0,7280399708</text:p>
          </table:table-cell>
          <table:table-cell table:formula="of:=ABS([.G192])*[.H304]" office:value-type="float" office:value="-1.284260145525" calcext:value-type="float">
            <text:p>-1,2842601455</text:p>
          </table:table-cell>
          <table:table-cell table:formula="of:=ABS([.G192])*[.I304]" office:value-type="float" office:value="-1.9225082386125" calcext:value-type="float">
            <text:p>-1,9225082386</text:p>
          </table:table-cell>
          <table:table-cell table:formula="of:=POWER(SUM([.A305];[.F305]);2)+POWER(SUM([.B305];[.G305]);2)+POWER(SUM([.D305];[.H305]);2)+POWER(SUM([.E305];[.I305]);2)" office:value-type="float" office:value="6.37320929891762" calcext:value-type="float">
            <text:p>6,37320929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4" calcext:value-type="float">
            <text:p>1,34</text:p>
          </table:table-cell>
          <table:table-cell office:value-type="float" office:value="0.54" calcext:value-type="float">
            <text:p>0,54</text:p>
          </table:table-cell>
          <table:table-cell office:value-type="float" office:value="2.76" calcext:value-type="float">
            <text:p>2,76</text:p>
          </table:table-cell>
          <table:table-cell office:value-type="float" office:value="1.73" calcext:value-type="float">
            <text:p>1,73</text:p>
          </table:table-cell>
          <table:table-cell table:formula="of:=ABS([.G193])*[.F305]" office:value-type="float" office:value="-1.55654810728988" calcext:value-type="float">
            <text:p>-1,5565481073</text:p>
          </table:table-cell>
          <table:table-cell table:formula="of:=ABS([.G193])*[.G305]" office:value-type="float" office:value="-0.687997772394188" calcext:value-type="float">
            <text:p>-0,6879977724</text:p>
          </table:table-cell>
          <table:table-cell table:formula="of:=ABS([.G193])*[.H305]" office:value-type="float" office:value="-1.21362583752113" calcext:value-type="float">
            <text:p>-1,2136258375</text:p>
          </table:table-cell>
          <table:table-cell table:formula="of:=ABS([.G193])*[.I305]" office:value-type="float" office:value="-1.81677028548881" calcext:value-type="float">
            <text:p>-1,8167702855</text:p>
          </table:table-cell>
          <table:table-cell table:formula="of:=POWER(SUM([.A306];[.F306]);2)+POWER(SUM([.B306];[.G306]);2)+POWER(SUM([.D306];[.H306]);2)+POWER(SUM([.E306];[.I306]);2)" office:value-type="float" office:value="5.24675104793669" calcext:value-type="float">
            <text:p>5,24675104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4" calcext:value-type="float">
            <text:p>2,64</text:p>
          </table:table-cell>
          <table:table-cell office:value-type="float" office:value="0.09" calcext:value-type="float">
            <text:p>0,09</text:p>
          </table:table-cell>
          <table:table-cell office:value-type="float" office:value="0.45" calcext:value-type="float">
            <text:p>0,45</text:p>
          </table:table-cell>
          <table:table-cell office:value-type="float" office:value="2.83" calcext:value-type="float">
            <text:p>2,83</text:p>
          </table:table-cell>
          <table:table-cell table:formula="of:=ABS([.G194])*[.F306]" office:value-type="float" office:value="-1.47093796138893" calcext:value-type="float">
            <text:p>-1,4709379614</text:p>
          </table:table-cell>
          <table:table-cell table:formula="of:=ABS([.G194])*[.G306]" office:value-type="float" office:value="-0.650157894912507" calcext:value-type="float">
            <text:p>-0,6501578949</text:p>
          </table:table-cell>
          <table:table-cell table:formula="of:=ABS([.G194])*[.H306]" office:value-type="float" office:value="-1.14687641645746" calcext:value-type="float">
            <text:p>-1,1468764165</text:p>
          </table:table-cell>
          <table:table-cell table:formula="of:=ABS([.G194])*[.I306]" office:value-type="float" office:value="-1.71684791978693" calcext:value-type="float">
            <text:p>-1,7168479198</text:p>
          </table:table-cell>
          <table:table-cell table:formula="of:=POWER(SUM([.A307];[.F307]);2)+POWER(SUM([.B307];[.G307]);2)+POWER(SUM([.D307];[.H307]);2)+POWER(SUM([.E307];[.I307]);2)" office:value-type="float" office:value="7.84787438293134" calcext:value-type="float">
            <text:p>7,84787438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3" calcext:value-type="float">
            <text:p>2,13</text:p>
          </table:table-cell>
          <table:table-cell office:value-type="float" office:value="1.87" calcext:value-type="float">
            <text:p>1,87</text:p>
          </table:table-cell>
          <table:table-cell office:value-type="float" office:value="2.32" calcext:value-type="float">
            <text:p>2,32</text:p>
          </table:table-cell>
          <table:table-cell office:value-type="float" office:value="2.48" calcext:value-type="float">
            <text:p>2,48</text:p>
          </table:table-cell>
          <table:table-cell table:formula="of:=ABS([.G195])*[.F307]" office:value-type="float" office:value="-1.39003637351254" calcext:value-type="float">
            <text:p>-1,3900363735</text:p>
          </table:table-cell>
          <table:table-cell table:formula="of:=ABS([.G195])*[.G307]" office:value-type="float" office:value="-0.614399210692319" calcext:value-type="float">
            <text:p>-0,6143992107</text:p>
          </table:table-cell>
          <table:table-cell table:formula="of:=ABS([.G195])*[.H307]" office:value-type="float" office:value="-1.0837982135523" calcext:value-type="float">
            <text:p>-1,0837982136</text:p>
          </table:table-cell>
          <table:table-cell table:formula="of:=ABS([.G195])*[.I307]" office:value-type="float" office:value="-1.62242128419865" calcext:value-type="float">
            <text:p>-1,6224212842</text:p>
          </table:table-cell>
          <table:table-cell table:formula="of:=POWER(SUM([.A308];[.F308]);2)+POWER(SUM([.B308];[.G308]);2)+POWER(SUM([.D308];[.H308]);2)+POWER(SUM([.E308];[.I308]);2)" office:value-type="float" office:value="6.49288298284994" calcext:value-type="float">
            <text:p>6,49288298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1" calcext:value-type="float">
            <text:p>2,41</text:p>
          </table:table-cell>
          <table:table-cell office:value-type="float" office:value="0.54" calcext:value-type="float">
            <text:p>0,54</text:p>
          </table:table-cell>
          <table:table-cell office:value-type="float" office:value="2.33" calcext:value-type="float">
            <text:p>2,33</text:p>
          </table:table-cell>
          <table:table-cell office:value-type="float" office:value="2.95" calcext:value-type="float">
            <text:p>2,95</text:p>
          </table:table-cell>
          <table:table-cell table:formula="of:=ABS([.G196])*[.F308]" office:value-type="float" office:value="-1.31358437296935" calcext:value-type="float">
            <text:p>-1,313584373</text:p>
          </table:table-cell>
          <table:table-cell table:formula="of:=ABS([.G196])*[.G308]" office:value-type="float" office:value="-0.580607254104242" calcext:value-type="float">
            <text:p>-0,5806072541</text:p>
          </table:table-cell>
          <table:table-cell table:formula="of:=ABS([.G196])*[.H308]" office:value-type="float" office:value="-1.02418931180693" calcext:value-type="float">
            <text:p>-1,0241893118</text:p>
          </table:table-cell>
          <table:table-cell table:formula="of:=ABS([.G196])*[.I308]" office:value-type="float" office:value="-1.53318811356772" calcext:value-type="float">
            <text:p>-1,5331881136</text:p>
          </table:table-cell>
          <table:table-cell table:formula="of:=POWER(SUM([.A309];[.F309]);2)+POWER(SUM([.B309];[.G309]);2)+POWER(SUM([.D309];[.H309]);2)+POWER(SUM([.E309];[.I309]);2)" office:value-type="float" office:value="8.78467919858037" calcext:value-type="float">
            <text:p>8,78467919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1" calcext:value-type="float">
            <text:p>0,11</text:p>
          </table:table-cell>
          <table:table-cell office:value-type="float" office:value="1.68" calcext:value-type="float">
            <text:p>1,68</text:p>
          </table:table-cell>
          <table:table-cell office:value-type="float" office:value="2.76" calcext:value-type="float">
            <text:p>2,76</text:p>
          </table:table-cell>
          <table:table-cell office:value-type="float" office:value="0.05" calcext:value-type="float">
            <text:p>0,05</text:p>
          </table:table-cell>
          <table:table-cell table:formula="of:=ABS([.G197])*[.F309]" office:value-type="float" office:value="-1.24133723245604" calcext:value-type="float">
            <text:p>-1,2413372325</text:p>
          </table:table-cell>
          <table:table-cell table:formula="of:=ABS([.G197])*[.G309]" office:value-type="float" office:value="-0.548673855128509" calcext:value-type="float">
            <text:p>-0,5486738551</text:p>
          </table:table-cell>
          <table:table-cell table:formula="of:=ABS([.G197])*[.H309]" office:value-type="float" office:value="-0.967858899657545" calcext:value-type="float">
            <text:p>-0,9678588997</text:p>
          </table:table-cell>
          <table:table-cell table:formula="of:=ABS([.G197])*[.I309]" office:value-type="float" office:value="-1.4488627673215" calcext:value-type="float">
            <text:p>-1,4488627673</text:p>
          </table:table-cell>
          <table:table-cell table:formula="of:=POWER(SUM([.A310];[.F310]);2)+POWER(SUM([.B310];[.G310]);2)+POWER(SUM([.D310];[.H310]);2)+POWER(SUM([.E310];[.I310]);2)" office:value-type="float" office:value="6.90193964118994" calcext:value-type="float">
            <text:p>6,90193964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89" calcext:value-type="float">
            <text:p>0,89</text:p>
          </table:table-cell>
          <table:table-cell office:value-type="float" office:value="1.19" calcext:value-type="float">
            <text:p>1,19</text:p>
          </table:table-cell>
          <table:table-cell office:value-type="float" office:value="0.76" calcext:value-type="float">
            <text:p>0,76</text:p>
          </table:table-cell>
          <table:table-cell office:value-type="float" office:value="2.65" calcext:value-type="float">
            <text:p>2,65</text:p>
          </table:table-cell>
          <table:table-cell table:formula="of:=ABS([.G198])*[.F310]" office:value-type="float" office:value="-0" calcext:value-type="float">
            <text:p>0</text:p>
          </table:table-cell>
          <table:table-cell table:formula="of:=ABS([.G198])*[.G310]" office:value-type="float" office:value="-0" calcext:value-type="float">
            <text:p>0</text:p>
          </table:table-cell>
          <table:table-cell table:formula="of:=ABS([.G198])*[.H310]" office:value-type="float" office:value="-0" calcext:value-type="float">
            <text:p>0</text:p>
          </table:table-cell>
          <table:table-cell table:formula="of:=ABS([.G198])*[.I310]" office:value-type="float" office:value="-0" calcext:value-type="float">
            <text:p>0</text:p>
          </table:table-cell>
          <table:table-cell table:formula="of:=POWER(SUM([.A311];[.F311]);2)+POWER(SUM([.B311];[.G311]);2)+POWER(SUM([.D311];[.H311]);2)+POWER(SUM([.E311];[.I311]);2)" office:value-type="float" office:value="8.3922" calcext:value-type="float">
            <text:p>8,39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67" calcext:value-type="float">
            <text:p>1,67</text:p>
          </table:table-cell>
          <table:table-cell office:value-type="float" office:value="0.72" calcext:value-type="float">
            <text:p>0,72</text:p>
          </table:table-cell>
          <table:table-cell office:value-type="float" office:value="1.44" calcext:value-type="float">
            <text:p>1,44</text:p>
          </table:table-cell>
          <table:table-cell office:value-type="float" office:value="1.38" calcext:value-type="float">
            <text:p>1,38</text:p>
          </table:table-cell>
          <table:table-cell table:formula="of:=ABS([.G199])*[.F311]" office:value-type="float" office:value="-0" calcext:value-type="float">
            <text:p>0</text:p>
          </table:table-cell>
          <table:table-cell table:formula="of:=ABS([.G199])*[.G311]" office:value-type="float" office:value="-0" calcext:value-type="float">
            <text:p>0</text:p>
          </table:table-cell>
          <table:table-cell table:formula="of:=ABS([.G199])*[.H311]" office:value-type="float" office:value="-0" calcext:value-type="float">
            <text:p>0</text:p>
          </table:table-cell>
          <table:table-cell table:formula="of:=ABS([.G199])*[.I311]" office:value-type="float" office:value="-0" calcext:value-type="float">
            <text:p>0</text:p>
          </table:table-cell>
          <table:table-cell table:formula="of:=POWER(SUM([.A312];[.F312]);2)+POWER(SUM([.B312];[.G312]);2)+POWER(SUM([.D312];[.H312]);2)+POWER(SUM([.E312];[.I312]);2)" office:value-type="float" office:value="6.7669" calcext:value-type="float">
            <text:p>6,76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3" calcext:value-type="float">
            <text:p>1,33</text:p>
          </table:table-cell>
          <table:table-cell office:value-type="float" office:value="0.54" calcext:value-type="float">
            <text:p>0,54</text:p>
          </table:table-cell>
          <table:table-cell office:value-type="float" office:value="1.87" calcext:value-type="float">
            <text:p>1,87</text:p>
          </table:table-cell>
          <table:table-cell office:value-type="float" office:value="1.18" calcext:value-type="float">
            <text:p>1,18</text:p>
          </table:table-cell>
          <table:table-cell table:formula="of:=ABS([.G200])*[.F312]" office:value-type="float" office:value="-0" calcext:value-type="float">
            <text:p>0</text:p>
          </table:table-cell>
          <table:table-cell table:formula="of:=ABS([.G200])*[.G312]" office:value-type="float" office:value="-0" calcext:value-type="float">
            <text:p>0</text:p>
          </table:table-cell>
          <table:table-cell table:formula="of:=ABS([.G200])*[.H312]" office:value-type="float" office:value="-0" calcext:value-type="float">
            <text:p>0</text:p>
          </table:table-cell>
          <table:table-cell table:formula="of:=ABS([.G200])*[.I312]" office:value-type="float" office:value="-0" calcext:value-type="float">
            <text:p>0</text:p>
          </table:table-cell>
          <table:table-cell table:formula="of:=POWER(SUM([.A313];[.F313]);2)+POWER(SUM([.B313];[.G313]);2)+POWER(SUM([.D313];[.H313]);2)+POWER(SUM([.E313];[.I313]);2)" office:value-type="float" office:value="6.6582" calcext:value-type="float">
            <text:p>6,65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6" calcext:value-type="float">
            <text:p>1,56</text:p>
          </table:table-cell>
          <table:table-cell office:value-type="float" office:value="1.99" calcext:value-type="float">
            <text:p>1,99</text:p>
          </table:table-cell>
          <table:table-cell office:value-type="float" office:value="2.34" calcext:value-type="float">
            <text:p>2,34</text:p>
          </table:table-cell>
          <table:table-cell office:value-type="float" office:value="2.48" calcext:value-type="float">
            <text:p>2,48</text:p>
          </table:table-cell>
          <table:table-cell table:formula="of:=ABS([.G201])*[.F313]" office:value-type="float" office:value="-0" calcext:value-type="float">
            <text:p>0</text:p>
          </table:table-cell>
          <table:table-cell table:formula="of:=ABS([.G201])*[.G313]" office:value-type="float" office:value="-0" calcext:value-type="float">
            <text:p>0</text:p>
          </table:table-cell>
          <table:table-cell table:formula="of:=ABS([.G201])*[.H313]" office:value-type="float" office:value="-0" calcext:value-type="float">
            <text:p>0</text:p>
          </table:table-cell>
          <table:table-cell table:formula="of:=ABS([.G201])*[.I313]" office:value-type="float" office:value="-0" calcext:value-type="float">
            <text:p>0</text:p>
          </table:table-cell>
          <table:table-cell table:formula="of:=POWER(SUM([.A314];[.F314]);2)+POWER(SUM([.B314];[.G314]);2)+POWER(SUM([.D314];[.H314]);2)+POWER(SUM([.E314];[.I314]);2)" office:value-type="float" office:value="14.0596" calcext:value-type="float">
            <text:p>14,05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87" calcext:value-type="float">
            <text:p>2,87</text:p>
          </table:table-cell>
          <table:table-cell office:value-type="float" office:value="1.31" calcext:value-type="float">
            <text:p>1,31</text:p>
          </table:table-cell>
          <table:table-cell office:value-type="float" office:value="2.76" calcext:value-type="float">
            <text:p>2,76</text:p>
          </table:table-cell>
          <table:table-cell office:value-type="float" office:value="1.15" calcext:value-type="float">
            <text:p>1,15</text:p>
          </table:table-cell>
          <table:table-cell table:formula="of:=ABS([.G202])*[.F314]" office:value-type="float" office:value="-0" calcext:value-type="float">
            <text:p>0</text:p>
          </table:table-cell>
          <table:table-cell table:formula="of:=ABS([.G202])*[.G314]" office:value-type="float" office:value="-0" calcext:value-type="float">
            <text:p>0</text:p>
          </table:table-cell>
          <table:table-cell table:formula="of:=ABS([.G202])*[.H314]" office:value-type="float" office:value="-0" calcext:value-type="float">
            <text:p>0</text:p>
          </table:table-cell>
          <table:table-cell table:formula="of:=ABS([.G202])*[.I314]" office:value-type="float" office:value="-0" calcext:value-type="float">
            <text:p>0</text:p>
          </table:table-cell>
          <table:table-cell table:formula="of:=POWER(SUM([.A315];[.F315]);2)+POWER(SUM([.B315];[.G315]);2)+POWER(SUM([.D315];[.H315]);2)+POWER(SUM([.E315];[.I315]);2)" office:value-type="float" office:value="17.177" calcext:value-type="float">
            <text:p>17,1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6" calcext:value-type="float">
            <text:p>2,56</text:p>
          </table:table-cell>
          <table:table-cell office:value-type="float" office:value="1.01" calcext:value-type="float">
            <text:p>1,01</text:p>
          </table:table-cell>
          <table:table-cell office:value-type="float" office:value="0.54" calcext:value-type="float">
            <text:p>0,54</text:p>
          </table:table-cell>
          <table:table-cell office:value-type="float" office:value="2.17" calcext:value-type="float">
            <text:p>2,17</text:p>
          </table:table-cell>
          <table:table-cell table:formula="of:=ABS([.G203])*[.F315]" office:value-type="float" office:value="-0" calcext:value-type="float">
            <text:p>0</text:p>
          </table:table-cell>
          <table:table-cell table:formula="of:=ABS([.G203])*[.G315]" office:value-type="float" office:value="-0" calcext:value-type="float">
            <text:p>0</text:p>
          </table:table-cell>
          <table:table-cell table:formula="of:=ABS([.G203])*[.H315]" office:value-type="float" office:value="-0" calcext:value-type="float">
            <text:p>0</text:p>
          </table:table-cell>
          <table:table-cell table:formula="of:=ABS([.G203])*[.I315]" office:value-type="float" office:value="-0" calcext:value-type="float">
            <text:p>0</text:p>
          </table:table-cell>
          <table:table-cell table:formula="of:=POWER(SUM([.A316];[.F316]);2)+POWER(SUM([.B316];[.G316]);2)+POWER(SUM([.D316];[.H316]);2)+POWER(SUM([.E316];[.I316]);2)" office:value-type="float" office:value="11.5541" calcext:value-type="float">
            <text:p>11,5541</text:p>
          </table:table-cell>
          <table:table-cell table:number-columns-repeated="4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float" office:value="2.43" calcext:value-type="float">
            <text:p>2,43</text:p>
          </table:table-cell>
          <table:table-cell office:value-type="float" office:value="0.34" calcext:value-type="float">
            <text:p>0,34</text:p>
          </table:table-cell>
          <table:table-cell office:value-type="float" office:value="2.27" calcext:value-type="float">
            <text:p>2,27</text:p>
          </table:table-cell>
          <table:table-cell office:value-type="float" office:value="0.34" calcext:value-type="float">
            <text:p>0,34</text:p>
          </table:table-cell>
          <table:table-cell office:value-type="float" office:value="-1.685" calcext:value-type="float">
            <text:p>-1,685</text:p>
          </table:table-cell>
          <table:table-cell office:value-type="float" office:value="-0.9675" calcext:value-type="float">
            <text:p>-0,9675</text:p>
          </table:table-cell>
          <table:table-cell office:value-type="float" office:value="-2.415" calcext:value-type="float">
            <text:p>-2,415</text:p>
          </table:table-cell>
          <table:table-cell office:value-type="float" office:value="-0.68" calcext:value-type="float">
            <text:p>-0,68</text:p>
          </table:table-cell>
          <table:table-cell table:formula="of:=POWER(SUM([.A320];[.F320]);2)+POWER(SUM([.B320];[.G320]);2)+POWER(SUM([.D320];[.H320]);2)+POWER(SUM([.E320];[.I320]);2)" office:value-type="float" office:value="5.11475625" calcext:value-type="float">
            <text:p>5,114756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98" calcext:value-type="float">
            <text:p>2,98</text:p>
          </table:table-cell>
          <table:table-cell office:value-type="float" office:value="0.54" calcext:value-type="float">
            <text:p>0,54</text:p>
          </table:table-cell>
          <table:table-cell office:value-type="float" office:value="2.54" calcext:value-type="float">
            <text:p>2,54</text:p>
          </table:table-cell>
          <table:table-cell office:value-type="float" office:value="2.64" calcext:value-type="float">
            <text:p>2,64</text:p>
          </table:table-cell>
          <table:table-cell table:formula="of:=ABS([.G190])*[.F320]" office:value-type="float" office:value="-1.592325" calcext:value-type="float">
            <text:p>-1,592325</text:p>
          </table:table-cell>
          <table:table-cell table:formula="of:=ABS([.G190])*[.G320]" office:value-type="float" office:value="-0.9142875" calcext:value-type="float">
            <text:p>-0,9142875</text:p>
          </table:table-cell>
          <table:table-cell table:formula="of:=ABS([.G190])*[.H320]" office:value-type="float" office:value="-2.282175" calcext:value-type="float">
            <text:p>-2,282175</text:p>
          </table:table-cell>
          <table:table-cell table:formula="of:=ABS([.G190])*[.I320]" office:value-type="float" office:value="-0.6426" calcext:value-type="float">
            <text:p>-0,6426</text:p>
          </table:table-cell>
          <table:table-cell table:formula="of:=POWER(SUM([.A321];[.F321]);2)+POWER(SUM([.B321];[.G321]);2)+POWER(SUM([.D321];[.H321]);2)+POWER(SUM([.E321];[.I321]);2)" office:value-type="float" office:value="10.8587475289063" calcext:value-type="float">
            <text:p>10,85874752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2" calcext:value-type="float">
            <text:p>1,22</text:p>
          </table:table-cell>
          <table:table-cell office:value-type="float" office:value="0.33" calcext:value-type="float">
            <text:p>0,33</text:p>
          </table:table-cell>
          <table:table-cell office:value-type="float" office:value="0.9" calcext:value-type="float">
            <text:p>0,9</text:p>
          </table:table-cell>
          <table:table-cell office:value-type="float" office:value="2.83" calcext:value-type="float">
            <text:p>2,83</text:p>
          </table:table-cell>
          <table:table-cell table:formula="of:=ABS([.G191])*[.F321]" office:value-type="float" office:value="-1.504747125" calcext:value-type="float">
            <text:p>-1,504747125</text:p>
          </table:table-cell>
          <table:table-cell table:formula="of:=ABS([.G191])*[.G321]" office:value-type="float" office:value="-0.8640016875" calcext:value-type="float">
            <text:p>-0,8640016875</text:p>
          </table:table-cell>
          <table:table-cell table:formula="of:=ABS([.G191])*[.H321]" office:value-type="float" office:value="-2.156655375" calcext:value-type="float">
            <text:p>-2,156655375</text:p>
          </table:table-cell>
          <table:table-cell table:formula="of:=ABS([.G191])*[.I321]" office:value-type="float" office:value="-0.607257" calcext:value-type="float">
            <text:p>-0,607257</text:p>
          </table:table-cell>
          <table:table-cell table:formula="of:=POWER(SUM([.A322];[.F322]);2)+POWER(SUM([.B322];[.G322]);2)+POWER(SUM([.D322];[.H322]);2)+POWER(SUM([.E322];[.I322]);2)" office:value-type="float" office:value="8.91076788426401" calcext:value-type="float">
            <text:p>8,91076788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7" calcext:value-type="float">
            <text:p>2,07</text:p>
          </table:table-cell>
          <table:table-cell office:value-type="float" office:value="0.67" calcext:value-type="float">
            <text:p>0,67</text:p>
          </table:table-cell>
          <table:table-cell office:value-type="float" office:value="0.36" calcext:value-type="float">
            <text:p>0,36</text:p>
          </table:table-cell>
          <table:table-cell office:value-type="float" office:value="0.92" calcext:value-type="float">
            <text:p>0,92</text:p>
          </table:table-cell>
          <table:table-cell table:formula="of:=ABS([.G192])*[.F322]" office:value-type="float" office:value="-1.421986033125" calcext:value-type="float">
            <text:p>-1,4219860331</text:p>
          </table:table-cell>
          <table:table-cell table:formula="of:=ABS([.G192])*[.G322]" office:value-type="float" office:value="-0.8164815946875" calcext:value-type="float">
            <text:p>-0,8164815947</text:p>
          </table:table-cell>
          <table:table-cell table:formula="of:=ABS([.G192])*[.H322]" office:value-type="float" office:value="-2.038039329375" calcext:value-type="float">
            <text:p>-2,0380393294</text:p>
          </table:table-cell>
          <table:table-cell table:formula="of:=ABS([.G192])*[.I322]" office:value-type="float" office:value="-0.573857865" calcext:value-type="float">
            <text:p>-0,573857865</text:p>
          </table:table-cell>
          <table:table-cell table:formula="of:=POWER(SUM([.A323];[.F323]);2)+POWER(SUM([.B323];[.G323]);2)+POWER(SUM([.D323];[.H323]);2)+POWER(SUM([.E323];[.I323]);2)" office:value-type="float" office:value="6.52898303941143" calcext:value-type="float">
            <text:p>6,52898303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4" calcext:value-type="float">
            <text:p>1,34</text:p>
          </table:table-cell>
          <table:table-cell office:value-type="float" office:value="0.54" calcext:value-type="float">
            <text:p>0,54</text:p>
          </table:table-cell>
          <table:table-cell office:value-type="float" office:value="2.76" calcext:value-type="float">
            <text:p>2,76</text:p>
          </table:table-cell>
          <table:table-cell office:value-type="float" office:value="1.73" calcext:value-type="float">
            <text:p>1,73</text:p>
          </table:table-cell>
          <table:table-cell table:formula="of:=ABS([.G193])*[.F323]" office:value-type="float" office:value="-1.34377680130313" calcext:value-type="float">
            <text:p>-1,3437768013</text:p>
          </table:table-cell>
          <table:table-cell table:formula="of:=ABS([.G193])*[.G323]" office:value-type="float" office:value="-0.771575106979688" calcext:value-type="float">
            <text:p>-0,771575107</text:p>
          </table:table-cell>
          <table:table-cell table:formula="of:=ABS([.G193])*[.H323]" office:value-type="float" office:value="-1.92594716625938" calcext:value-type="float">
            <text:p>-1,9259471663</text:p>
          </table:table-cell>
          <table:table-cell table:formula="of:=ABS([.G193])*[.I323]" office:value-type="float" office:value="-0.542295682425" calcext:value-type="float">
            <text:p>-0,5422956824</text:p>
          </table:table-cell>
          <table:table-cell table:formula="of:=POWER(SUM([.A324];[.F324]);2)+POWER(SUM([.B324];[.G324]);2)+POWER(SUM([.D324];[.H324]);2)+POWER(SUM([.E324];[.I324]);2)" office:value-type="float" office:value="4.23512862618268" calcext:value-type="float">
            <text:p>4,23512862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4" calcext:value-type="float">
            <text:p>2,64</text:p>
          </table:table-cell>
          <table:table-cell office:value-type="float" office:value="0.09" calcext:value-type="float">
            <text:p>0,09</text:p>
          </table:table-cell>
          <table:table-cell office:value-type="float" office:value="0.45" calcext:value-type="float">
            <text:p>0,45</text:p>
          </table:table-cell>
          <table:table-cell office:value-type="float" office:value="2.83" calcext:value-type="float">
            <text:p>2,83</text:p>
          </table:table-cell>
          <table:table-cell table:formula="of:=ABS([.G194])*[.F324]" office:value-type="float" office:value="-1.26986907723145" calcext:value-type="float">
            <text:p>-1,2698690772</text:p>
          </table:table-cell>
          <table:table-cell table:formula="of:=ABS([.G194])*[.G324]" office:value-type="float" office:value="-0.729138476095805" calcext:value-type="float">
            <text:p>-0,7291384761</text:p>
          </table:table-cell>
          <table:table-cell table:formula="of:=ABS([.G194])*[.H324]" office:value-type="float" office:value="-1.82002007211511" calcext:value-type="float">
            <text:p>-1,8200200721</text:p>
          </table:table-cell>
          <table:table-cell table:formula="of:=ABS([.G194])*[.I324]" office:value-type="float" office:value="-0.512469419891625" calcext:value-type="float">
            <text:p>-0,5124694199</text:p>
          </table:table-cell>
          <table:table-cell table:formula="of:=POWER(SUM([.A325];[.F325]);2)+POWER(SUM([.B325];[.G325]);2)+POWER(SUM([.D325];[.H325]);2)+POWER(SUM([.E325];[.I325]);2)" office:value-type="float" office:value="12.5118622245819" calcext:value-type="float">
            <text:p>12,51186222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3" calcext:value-type="float">
            <text:p>2,13</text:p>
          </table:table-cell>
          <table:table-cell office:value-type="float" office:value="1.87" calcext:value-type="float">
            <text:p>1,87</text:p>
          </table:table-cell>
          <table:table-cell office:value-type="float" office:value="2.32" calcext:value-type="float">
            <text:p>2,32</text:p>
          </table:table-cell>
          <table:table-cell office:value-type="float" office:value="2.48" calcext:value-type="float">
            <text:p>2,48</text:p>
          </table:table-cell>
          <table:table-cell table:formula="of:=ABS([.G195])*[.F325]" office:value-type="float" office:value="-1.20002627798372" calcext:value-type="float">
            <text:p>-1,200026278</text:p>
          </table:table-cell>
          <table:table-cell table:formula="of:=ABS([.G195])*[.G325]" office:value-type="float" office:value="-0.689035859910536" calcext:value-type="float">
            <text:p>-0,6890358599</text:p>
          </table:table-cell>
          <table:table-cell table:formula="of:=ABS([.G195])*[.H325]" office:value-type="float" office:value="-1.71991896814878" calcext:value-type="float">
            <text:p>-1,7199189681</text:p>
          </table:table-cell>
          <table:table-cell table:formula="of:=ABS([.G195])*[.I325]" office:value-type="float" office:value="-0.484283601797586" calcext:value-type="float">
            <text:p>-0,4842836018</text:p>
          </table:table-cell>
          <table:table-cell table:formula="of:=POWER(SUM([.A326];[.F326]);2)+POWER(SUM([.B326];[.G326]);2)+POWER(SUM([.D326];[.H326]);2)+POWER(SUM([.E326];[.I326]);2)" office:value-type="float" office:value="7.85942190771688" calcext:value-type="float">
            <text:p>7,85942190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1" calcext:value-type="float">
            <text:p>2,41</text:p>
          </table:table-cell>
          <table:table-cell office:value-type="float" office:value="0.54" calcext:value-type="float">
            <text:p>0,54</text:p>
          </table:table-cell>
          <table:table-cell office:value-type="float" office:value="2.33" calcext:value-type="float">
            <text:p>2,33</text:p>
          </table:table-cell>
          <table:table-cell office:value-type="float" office:value="2.95" calcext:value-type="float">
            <text:p>2,95</text:p>
          </table:table-cell>
          <table:table-cell table:formula="of:=ABS([.G196])*[.F326]" office:value-type="float" office:value="-1.13402483269462" calcext:value-type="float">
            <text:p>-1,1340248327</text:p>
          </table:table-cell>
          <table:table-cell table:formula="of:=ABS([.G196])*[.G326]" office:value-type="float" office:value="-0.651138887615456" calcext:value-type="float">
            <text:p>-0,6511388876</text:p>
          </table:table-cell>
          <table:table-cell table:formula="of:=ABS([.G196])*[.H326]" office:value-type="float" office:value="-1.6253234249006" calcext:value-type="float">
            <text:p>-1,6253234249</text:p>
          </table:table-cell>
          <table:table-cell table:formula="of:=ABS([.G196])*[.I326]" office:value-type="float" office:value="-0.457648003698719" calcext:value-type="float">
            <text:p>-0,4576480037</text:p>
          </table:table-cell>
          <table:table-cell table:formula="of:=POWER(SUM([.A327];[.F327]);2)+POWER(SUM([.B327];[.G327]);2)+POWER(SUM([.D327];[.H327]);2)+POWER(SUM([.E327];[.I327]);2)" office:value-type="float" office:value="11.0879922827875" calcext:value-type="float">
            <text:p>11,08799228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1" calcext:value-type="float">
            <text:p>0,11</text:p>
          </table:table-cell>
          <table:table-cell office:value-type="float" office:value="1.68" calcext:value-type="float">
            <text:p>1,68</text:p>
          </table:table-cell>
          <table:table-cell office:value-type="float" office:value="2.76" calcext:value-type="float">
            <text:p>2,76</text:p>
          </table:table-cell>
          <table:table-cell office:value-type="float" office:value="0.05" calcext:value-type="float">
            <text:p>0,05</text:p>
          </table:table-cell>
          <table:table-cell table:formula="of:=ABS([.G197])*[.F327]" office:value-type="float" office:value="-1.07165346689642" calcext:value-type="float">
            <text:p>-1,0716534669</text:p>
          </table:table-cell>
          <table:table-cell table:formula="of:=ABS([.G197])*[.G327]" office:value-type="float" office:value="-0.615326248796606" calcext:value-type="float">
            <text:p>-0,6153262488</text:p>
          </table:table-cell>
          <table:table-cell table:formula="of:=ABS([.G197])*[.H327]" office:value-type="float" office:value="-1.53593063653106" calcext:value-type="float">
            <text:p>-1,5359306365</text:p>
          </table:table-cell>
          <table:table-cell table:formula="of:=ABS([.G197])*[.I327]" office:value-type="float" office:value="-0.432477363495289" calcext:value-type="float">
            <text:p>-0,4324773635</text:p>
          </table:table-cell>
          <table:table-cell table:formula="of:=POWER(SUM([.A328];[.F328]);2)+POWER(SUM([.B328];[.G328]);2)+POWER(SUM([.D328];[.H328]);2)+POWER(SUM([.E328];[.I328]);2)" office:value-type="float" office:value="3.04843051100351" calcext:value-type="float">
            <text:p>3,0484305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89" calcext:value-type="float">
            <text:p>0,89</text:p>
          </table:table-cell>
          <table:table-cell office:value-type="float" office:value="1.19" calcext:value-type="float">
            <text:p>1,19</text:p>
          </table:table-cell>
          <table:table-cell office:value-type="float" office:value="0.76" calcext:value-type="float">
            <text:p>0,76</text:p>
          </table:table-cell>
          <table:table-cell office:value-type="float" office:value="2.65" calcext:value-type="float">
            <text:p>2,65</text:p>
          </table:table-cell>
          <table:table-cell table:formula="of:=ABS([.G198])*[.F328]" office:value-type="float" office:value="-0" calcext:value-type="float">
            <text:p>0</text:p>
          </table:table-cell>
          <table:table-cell table:formula="of:=ABS([.G198])*[.G328]" office:value-type="float" office:value="-0" calcext:value-type="float">
            <text:p>0</text:p>
          </table:table-cell>
          <table:table-cell table:formula="of:=ABS([.G198])*[.H328]" office:value-type="float" office:value="-0" calcext:value-type="float">
            <text:p>0</text:p>
          </table:table-cell>
          <table:table-cell table:formula="of:=ABS([.G198])*[.I328]" office:value-type="float" office:value="-0" calcext:value-type="float">
            <text:p>0</text:p>
          </table:table-cell>
          <table:table-cell table:formula="of:=POWER(SUM([.A329];[.F329]);2)+POWER(SUM([.B329];[.G329]);2)+POWER(SUM([.D329];[.H329]);2)+POWER(SUM([.E329];[.I329]);2)" office:value-type="float" office:value="8.3922" calcext:value-type="float">
            <text:p>8,39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67" calcext:value-type="float">
            <text:p>1,67</text:p>
          </table:table-cell>
          <table:table-cell office:value-type="float" office:value="0.72" calcext:value-type="float">
            <text:p>0,72</text:p>
          </table:table-cell>
          <table:table-cell office:value-type="float" office:value="1.44" calcext:value-type="float">
            <text:p>1,44</text:p>
          </table:table-cell>
          <table:table-cell office:value-type="float" office:value="1.38" calcext:value-type="float">
            <text:p>1,38</text:p>
          </table:table-cell>
          <table:table-cell table:formula="of:=ABS([.G199])*[.F329]" office:value-type="float" office:value="-0" calcext:value-type="float">
            <text:p>0</text:p>
          </table:table-cell>
          <table:table-cell table:formula="of:=ABS([.G199])*[.G329]" office:value-type="float" office:value="-0" calcext:value-type="float">
            <text:p>0</text:p>
          </table:table-cell>
          <table:table-cell table:formula="of:=ABS([.G199])*[.H329]" office:value-type="float" office:value="-0" calcext:value-type="float">
            <text:p>0</text:p>
          </table:table-cell>
          <table:table-cell table:formula="of:=ABS([.G199])*[.I329]" office:value-type="float" office:value="-0" calcext:value-type="float">
            <text:p>0</text:p>
          </table:table-cell>
          <table:table-cell table:formula="of:=POWER(SUM([.A330];[.F330]);2)+POWER(SUM([.B330];[.G330]);2)+POWER(SUM([.D330];[.H330]);2)+POWER(SUM([.E330];[.I330]);2)" office:value-type="float" office:value="6.7669" calcext:value-type="float">
            <text:p>6,76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3" calcext:value-type="float">
            <text:p>1,33</text:p>
          </table:table-cell>
          <table:table-cell office:value-type="float" office:value="0.54" calcext:value-type="float">
            <text:p>0,54</text:p>
          </table:table-cell>
          <table:table-cell office:value-type="float" office:value="1.87" calcext:value-type="float">
            <text:p>1,87</text:p>
          </table:table-cell>
          <table:table-cell office:value-type="float" office:value="1.18" calcext:value-type="float">
            <text:p>1,18</text:p>
          </table:table-cell>
          <table:table-cell table:formula="of:=ABS([.G200])*[.F330]" office:value-type="float" office:value="-0" calcext:value-type="float">
            <text:p>0</text:p>
          </table:table-cell>
          <table:table-cell table:formula="of:=ABS([.G200])*[.G330]" office:value-type="float" office:value="-0" calcext:value-type="float">
            <text:p>0</text:p>
          </table:table-cell>
          <table:table-cell table:formula="of:=ABS([.G200])*[.H330]" office:value-type="float" office:value="-0" calcext:value-type="float">
            <text:p>0</text:p>
          </table:table-cell>
          <table:table-cell table:formula="of:=ABS([.G200])*[.I330]" office:value-type="float" office:value="-0" calcext:value-type="float">
            <text:p>0</text:p>
          </table:table-cell>
          <table:table-cell table:formula="of:=POWER(SUM([.A331];[.F331]);2)+POWER(SUM([.B331];[.G331]);2)+POWER(SUM([.D331];[.H331]);2)+POWER(SUM([.E331];[.I331]);2)" office:value-type="float" office:value="6.6582" calcext:value-type="float">
            <text:p>6,65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6" calcext:value-type="float">
            <text:p>1,56</text:p>
          </table:table-cell>
          <table:table-cell office:value-type="float" office:value="1.99" calcext:value-type="float">
            <text:p>1,99</text:p>
          </table:table-cell>
          <table:table-cell office:value-type="float" office:value="2.34" calcext:value-type="float">
            <text:p>2,34</text:p>
          </table:table-cell>
          <table:table-cell office:value-type="float" office:value="2.48" calcext:value-type="float">
            <text:p>2,48</text:p>
          </table:table-cell>
          <table:table-cell table:formula="of:=ABS([.G201])*[.F331]" office:value-type="float" office:value="-0" calcext:value-type="float">
            <text:p>0</text:p>
          </table:table-cell>
          <table:table-cell table:formula="of:=ABS([.G201])*[.G331]" office:value-type="float" office:value="-0" calcext:value-type="float">
            <text:p>0</text:p>
          </table:table-cell>
          <table:table-cell table:formula="of:=ABS([.G201])*[.H331]" office:value-type="float" office:value="-0" calcext:value-type="float">
            <text:p>0</text:p>
          </table:table-cell>
          <table:table-cell table:formula="of:=ABS([.G201])*[.I331]" office:value-type="float" office:value="-0" calcext:value-type="float">
            <text:p>0</text:p>
          </table:table-cell>
          <table:table-cell table:formula="of:=POWER(SUM([.A332];[.F332]);2)+POWER(SUM([.B332];[.G332]);2)+POWER(SUM([.D332];[.H332]);2)+POWER(SUM([.E332];[.I332]);2)" office:value-type="float" office:value="14.0596" calcext:value-type="float">
            <text:p>14,05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87" calcext:value-type="float">
            <text:p>2,87</text:p>
          </table:table-cell>
          <table:table-cell office:value-type="float" office:value="1.31" calcext:value-type="float">
            <text:p>1,31</text:p>
          </table:table-cell>
          <table:table-cell office:value-type="float" office:value="2.76" calcext:value-type="float">
            <text:p>2,76</text:p>
          </table:table-cell>
          <table:table-cell office:value-type="float" office:value="1.15" calcext:value-type="float">
            <text:p>1,15</text:p>
          </table:table-cell>
          <table:table-cell table:formula="of:=ABS([.G202])*[.F332]" office:value-type="float" office:value="-0" calcext:value-type="float">
            <text:p>0</text:p>
          </table:table-cell>
          <table:table-cell table:formula="of:=ABS([.G202])*[.G332]" office:value-type="float" office:value="-0" calcext:value-type="float">
            <text:p>0</text:p>
          </table:table-cell>
          <table:table-cell table:formula="of:=ABS([.G202])*[.H332]" office:value-type="float" office:value="-0" calcext:value-type="float">
            <text:p>0</text:p>
          </table:table-cell>
          <table:table-cell table:formula="of:=ABS([.G202])*[.I332]" office:value-type="float" office:value="-0" calcext:value-type="float">
            <text:p>0</text:p>
          </table:table-cell>
          <table:table-cell table:formula="of:=POWER(SUM([.A333];[.F333]);2)+POWER(SUM([.B333];[.G333]);2)+POWER(SUM([.D333];[.H333]);2)+POWER(SUM([.E333];[.I333]);2)" office:value-type="float" office:value="17.177" calcext:value-type="float">
            <text:p>17,1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6" calcext:value-type="float">
            <text:p>2,56</text:p>
          </table:table-cell>
          <table:table-cell office:value-type="float" office:value="1.01" calcext:value-type="float">
            <text:p>1,01</text:p>
          </table:table-cell>
          <table:table-cell office:value-type="float" office:value="0.54" calcext:value-type="float">
            <text:p>0,54</text:p>
          </table:table-cell>
          <table:table-cell office:value-type="float" office:value="2.17" calcext:value-type="float">
            <text:p>2,17</text:p>
          </table:table-cell>
          <table:table-cell table:formula="of:=ABS([.G203])*[.F333]" office:value-type="float" office:value="-0" calcext:value-type="float">
            <text:p>0</text:p>
          </table:table-cell>
          <table:table-cell table:formula="of:=ABS([.G203])*[.G333]" office:value-type="float" office:value="-0" calcext:value-type="float">
            <text:p>0</text:p>
          </table:table-cell>
          <table:table-cell table:formula="of:=ABS([.G203])*[.H333]" office:value-type="float" office:value="-0" calcext:value-type="float">
            <text:p>0</text:p>
          </table:table-cell>
          <table:table-cell table:formula="of:=ABS([.G203])*[.I333]" office:value-type="float" office:value="-0" calcext:value-type="float">
            <text:p>0</text:p>
          </table:table-cell>
          <table:table-cell table:formula="of:=POWER(SUM([.A334];[.F334]);2)+POWER(SUM([.B334];[.G334]);2)+POWER(SUM([.D334];[.H334]);2)+POWER(SUM([.E334];[.I334]);2)" office:value-type="float" office:value="11.5541" calcext:value-type="float">
            <text:p>11,5541</text:p>
          </table:table-cell>
          <table:table-cell table:number-columns-repeated="4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float" office:value="1.45" calcext:value-type="float">
            <text:p>1,45</text:p>
          </table:table-cell>
          <table:table-cell office:value-type="float" office:value="0.25" calcext:value-type="float">
            <text:p>0,25</text:p>
          </table:table-cell>
          <table:table-cell office:value-type="float" office:value="2.84" calcext:value-type="float">
            <text:p>2,84</text:p>
          </table:table-cell>
          <table:table-cell office:value-type="float" office:value="2.12" calcext:value-type="float">
            <text:p>2,12</text:p>
          </table:table-cell>
          <table:table-cell office:value-type="float" office:value="-1.6885" calcext:value-type="float">
            <text:p>-1,6885</text:p>
          </table:table-cell>
          <table:table-cell office:value-type="float" office:value="-0.8285" calcext:value-type="float">
            <text:p>-0,8285</text:p>
          </table:table-cell>
          <table:table-cell office:value-type="float" office:value="-2.0314" calcext:value-type="float">
            <text:p>-2,0314</text:p>
          </table:table-cell>
          <table:table-cell office:value-type="float" office:value="-0.9642" calcext:value-type="float">
            <text:p>-0,9642</text:p>
          </table:table-cell>
          <table:table-cell table:formula="of:=POWER(SUM([.B338];[.F338]);2)+POWER(SUM([.C338];[.G338]);2)+POWER(SUM([.D338];[.H338]);2)+POWER(SUM([.E338];[.I338]);2)" office:value-type="float" office:value="2.3812521" calcext:value-type="float">
            <text:p>2,38125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78" calcext:value-type="float">
            <text:p>0,78</text:p>
          </table:table-cell>
          <table:table-cell office:value-type="float" office:value="0.37" calcext:value-type="float">
            <text:p>0,37</text:p>
          </table:table-cell>
          <table:table-cell office:value-type="float" office:value="0.54" calcext:value-type="float">
            <text:p>0,54</text:p>
          </table:table-cell>
          <table:table-cell office:value-type="float" office:value="1.49" calcext:value-type="float">
            <text:p>1,49</text:p>
          </table:table-cell>
          <table:table-cell table:formula="of:=ABS([.G8])*[.F338]" office:value-type="float" office:value="-1.6885" calcext:value-type="float">
            <text:p>-1,6885</text:p>
          </table:table-cell>
          <table:table-cell table:formula="of:=ABS([.G8])*[.G338]" office:value-type="float" office:value="-0.8285" calcext:value-type="float">
            <text:p>-0,8285</text:p>
          </table:table-cell>
          <table:table-cell table:formula="of:=ABS([.G8])*[.H338]" office:value-type="float" office:value="-2.0314" calcext:value-type="float">
            <text:p>-2,0314</text:p>
          </table:table-cell>
          <table:table-cell table:formula="of:=ABS([.G8])*[.I338]" office:value-type="float" office:value="-0.9642" calcext:value-type="float">
            <text:p>-0,9642</text:p>
          </table:table-cell>
          <table:table-cell table:formula="of:=POWER(SUM([.B339];[.F339]);2)+POWER(SUM([.C339];[.G339]);2)+POWER(SUM([.D339];[.H339]);2)+POWER(SUM([.E339];[.I339]);2)" office:value-type="float" office:value="3.5363341" calcext:value-type="float">
            <text:p>3,53633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96" calcext:value-type="float">
            <text:p>2,96</text:p>
          </table:table-cell>
          <table:table-cell office:value-type="float" office:value="1.32" calcext:value-type="float">
            <text:p>1,32</text:p>
          </table:table-cell>
          <table:table-cell office:value-type="float" office:value="0.12" calcext:value-type="float">
            <text:p>0,12</text:p>
          </table:table-cell>
          <table:table-cell office:value-type="float" office:value="0.63" calcext:value-type="float">
            <text:p>0,63</text:p>
          </table:table-cell>
          <table:table-cell table:formula="of:=ABS([.G9])*[.F339]" office:value-type="float" office:value="-1.6885" calcext:value-type="float">
            <text:p>-1,6885</text:p>
          </table:table-cell>
          <table:table-cell table:formula="of:=ABS([.G9])*[.G339]" office:value-type="float" office:value="-0.8285" calcext:value-type="float">
            <text:p>-0,8285</text:p>
          </table:table-cell>
          <table:table-cell table:formula="of:=ABS([.G9])*[.H339]" office:value-type="float" office:value="-2.0314" calcext:value-type="float">
            <text:p>-2,0314</text:p>
          </table:table-cell>
          <table:table-cell table:formula="of:=ABS([.G9])*[.I339]" office:value-type="float" office:value="-0.9642" calcext:value-type="float">
            <text:p>-0,9642</text:p>
          </table:table-cell>
          <table:table-cell table:formula="of:=POWER(SUM([.B340];[.F340]);2)+POWER(SUM([.C340];[.G340]);2)+POWER(SUM([.D340];[.H340]);2)+POWER(SUM([.E340];[.I340]);2)" office:value-type="float" office:value="5.6234241" calcext:value-type="float">
            <text:p>5,62342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8" calcext:value-type="float">
            <text:p>1,58</text:p>
          </table:table-cell>
          <table:table-cell office:value-type="float" office:value="1.81" calcext:value-type="float">
            <text:p>1,81</text:p>
          </table:table-cell>
          <table:table-cell office:value-type="float" office:value="0.78" calcext:value-type="float">
            <text:p>0,78</text:p>
          </table:table-cell>
          <table:table-cell office:value-type="float" office:value="0.71" calcext:value-type="float">
            <text:p>0,71</text:p>
          </table:table-cell>
          <table:table-cell table:formula="of:=ABS([.G10])*[.F340]" office:value-type="float" office:value="-1.6885" calcext:value-type="float">
            <text:p>-1,6885</text:p>
          </table:table-cell>
          <table:table-cell table:formula="of:=ABS([.G10])*[.G340]" office:value-type="float" office:value="-0.8285" calcext:value-type="float">
            <text:p>-0,8285</text:p>
          </table:table-cell>
          <table:table-cell table:formula="of:=ABS([.G10])*[.H340]" office:value-type="float" office:value="-2.0314" calcext:value-type="float">
            <text:p>-2,0314</text:p>
          </table:table-cell>
          <table:table-cell table:formula="of:=ABS([.G10])*[.I340]" office:value-type="float" office:value="-0.9642" calcext:value-type="float">
            <text:p>-0,9642</text:p>
          </table:table-cell>
          <table:table-cell table:formula="of:=POWER(SUM([.B341];[.F341]);2)+POWER(SUM([.C341];[.G341]);2)+POWER(SUM([.D341];[.H341]);2)+POWER(SUM([.E341];[.I341]);2)" office:value-type="float" office:value="2.6057341" calcext:value-type="float">
            <text:p>2,60573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2" calcext:value-type="float">
            <text:p>1,32</text:p>
          </table:table-cell>
          <table:table-cell office:value-type="float" office:value="0.23" calcext:value-type="float">
            <text:p>0,23</text:p>
          </table:table-cell>
          <table:table-cell office:value-type="float" office:value="1.64" calcext:value-type="float">
            <text:p>1,64</text:p>
          </table:table-cell>
          <table:table-cell office:value-type="float" office:value="0.96" calcext:value-type="float">
            <text:p>0,96</text:p>
          </table:table-cell>
          <table:table-cell table:formula="of:=ABS([.G11])*[.F341]" office:value-type="float" office:value="-1.6885" calcext:value-type="float">
            <text:p>-1,6885</text:p>
          </table:table-cell>
          <table:table-cell table:formula="of:=ABS([.G11])*[.G341]" office:value-type="float" office:value="-0.8285" calcext:value-type="float">
            <text:p>-0,8285</text:p>
          </table:table-cell>
          <table:table-cell table:formula="of:=ABS([.G11])*[.H341]" office:value-type="float" office:value="-2.0314" calcext:value-type="float">
            <text:p>-2,0314</text:p>
          </table:table-cell>
          <table:table-cell table:formula="of:=ABS([.G11])*[.I341]" office:value-type="float" office:value="-0.9642" calcext:value-type="float">
            <text:p>-0,9642</text:p>
          </table:table-cell>
          <table:table-cell table:formula="of:=POWER(SUM([.B342];[.F342]);2)+POWER(SUM([.C342];[.G342]);2)+POWER(SUM([.D342];[.H342]);2)+POWER(SUM([.E342];[.I342]);2)" office:value-type="float" office:value="0.6472061" calcext:value-type="float">
            <text:p>0,647206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16">00/00/0000</text:date>, <text:time style:data-style-name="N2" text:time-value="07:01:53.112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1T12:13:48.599000000</meta:creation-date>
    <dc:date>2021-11-16T20:37:28.370000000</dc:date>
    <meta:editing-duration>P2DT10H21M26S</meta:editing-duration>
    <meta:editing-cycles>3</meta:editing-cycles>
    <meta:generator>LibreOffice/5.0.0.5$Windows_x86 LibreOffice_project/1b1a90865e348b492231e1c451437d7a15bb262b</meta:generator>
    <meta:document-statistic meta:table-count="1" meta:cell-count="2197" meta:object-count="0"/>
  </office:meta>
</office:document-meta>
</file>